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0E0000019C34DB821790B865C1.png" manifest:media-type="image/png"/>
  <manifest:file-entry manifest:full-path="Pictures/10000000000001F30000019BFA07D0E0B7AF5EFE.png" manifest:media-type="image/png"/>
  <manifest:file-entry manifest:full-path="Pictures/1000020100000313000001EDA94CC2FDBB0D3346.png" manifest:media-type="image/png"/>
  <manifest:file-entry manifest:full-path="Pictures/10000201000002910000021A0CDD9AA443F859D6.png" manifest:media-type="image/png"/>
  <manifest:file-entry manifest:full-path="Pictures/100000000000029000000055736F0E92E3E39493.png" manifest:media-type="image/png"/>
  <manifest:file-entry manifest:full-path="Pictures/10000201000002A9000000BD4E3EFA1B2D78C792.png" manifest:media-type="image/png"/>
  <manifest:file-entry manifest:full-path="Pictures/100002010000030E0000025551EA0879F7BED48F.png" manifest:media-type="image/png"/>
  <manifest:file-entry manifest:full-path="Pictures/10000201000002FF0000024C394EE46F368AFFFC.png" manifest:media-type="image/png"/>
  <manifest:file-entry manifest:full-path="Pictures/100002010000028C000001E01C506BB0A4969153.png" manifest:media-type="image/png"/>
  <manifest:file-entry manifest:full-path="Pictures/100000000000022800000224568ED797692B223C.png" manifest:media-type="image/png"/>
  <manifest:file-entry manifest:full-path="Pictures/100002010000022A00000204B93900CD75031E58.png" manifest:media-type="image/png"/>
  <manifest:file-entry manifest:full-path="Pictures/10000201000001AB00000060EC0F36524976FDA5.png" manifest:media-type="image/png"/>
  <manifest:file-entry manifest:full-path="Pictures/100002010000030D0000019A1985F51448E7EC62.png" manifest:media-type="image/png"/>
  <manifest:file-entry manifest:full-path="Pictures/100002010000007B00000072ABD41040E427362A.png" manifest:media-type="image/png"/>
  <manifest:file-entry manifest:full-path="Pictures/100000000000014800000049683B64CA65AD3308.png" manifest:media-type="image/png"/>
  <manifest:file-entry manifest:full-path="Pictures/100002010000030D00000255400EE30E6AA30ADC.png" manifest:media-type="image/png"/>
  <manifest:file-entry manifest:full-path="Pictures/10000201000003E8000000D2A7FE72F00FFCF111.png" manifest:media-type="image/png"/>
  <manifest:file-entry manifest:full-path="Pictures/10000201000002F500000045E6308E4E268D3790.png" manifest:media-type="image/png"/>
  <manifest:file-entry manifest:full-path="Pictures/10000201000002F8000001B083B5BED50E794CDF.png" manifest:media-type="image/png"/>
  <manifest:file-entry manifest:full-path="Pictures/100000000000027C0000037C16FDE9239E4D22C0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201000002B500000147727CEBC34C6C4972.png" manifest:media-type="image/png"/>
  <manifest:file-entry manifest:full-path="Pictures/1000020100000288000001CDD249E6D5CFD138A1.png" manifest:media-type="image/png"/>
  <manifest:file-entry manifest:full-path="Pictures/100000000000028400000385DACD581F7FD4DFE9.png" manifest:media-type="image/png"/>
  <manifest:file-entry manifest:full-path="Pictures/10000201000002FB000001B3655BF1F0C71C8640.png" manifest:media-type="image/png"/>
  <manifest:file-entry manifest:full-path="Pictures/10000201000001AC0000016C2A26BD4F9999239B.png" manifest:media-type="image/png"/>
  <manifest:file-entry manifest:full-path="Pictures/100002010000031200000255DF7CB4BA38009F89.png" manifest:media-type="image/png"/>
  <manifest:file-entry manifest:full-path="Pictures/10000201000002A8000002496138C58230F29869.png" manifest:media-type="image/png"/>
  <manifest:file-entry manifest:full-path="Pictures/10000201000002B8000000ED62B574BAEEEAE50F.png" manifest:media-type="image/png"/>
  <manifest:file-entry manifest:full-path="Pictures/1000020100000190000000A0DF43B26EABFDC738.png" manifest:media-type="image/png"/>
  <manifest:file-entry manifest:full-path="Pictures/100002010000030D0000016FE1031AFE124F1DD3.png" manifest:media-type="image/png"/>
  <manifest:file-entry manifest:full-path="Pictures/1000000000000159000000B8523DE2303D34FACB.png" manifest:media-type="image/png"/>
  <manifest:file-entry manifest:full-path="Pictures/1000020000000020000000206284DE9C05FFED8F.png" manifest:media-type="image/png"/>
  <manifest:file-entry manifest:full-path="Pictures/100002010000028800000102E769B256E38B7AD5.png" manifest:media-type="image/png"/>
  <manifest:file-entry manifest:full-path="Pictures/100000000000025000000135AD154557125BC693.png" manifest:media-type="image/png"/>
  <manifest:file-entry manifest:full-path="Pictures/10000201000002FE000000DD9F8491DEAE7C3AFC.png" manifest:media-type="image/png"/>
  <manifest:file-entry manifest:full-path="Pictures/10000201000002FE0000025283C677AF587D506A.png" manifest:media-type="image/png"/>
  <manifest:file-entry manifest:full-path="Pictures/10000201000002FF000001B319B56B4B6B0638C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17cm" fo:margin-top="0.101cm" fo:margin-bottom="0.199cm" table:align="margins"/>
    </style:style>
    <style:style style:name="Table5.A" style:family="table-column">
      <style:table-column-properties style:column-width="5.752cm" style:rel-column-width="22175*"/>
    </style:style>
    <style:style style:name="Table5.B" style:family="table-column">
      <style:table-column-properties style:column-width="5.613cm" style:rel-column-width="21636*"/>
    </style:style>
    <style:style style:name="Table5.C" style:family="table-column">
      <style:table-column-properties style:column-width="5.636cm" style:rel-column-width="21724*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4" style:family="table">
      <style:table-properties style:width="17.013cm" fo:margin-left="0cm" fo:margin-right="-0.012cm" fo:margin-top="0.3cm" fo:margin-bottom="0cm" table:align="margins" style:may-break-between-rows="true"/>
    </style:style>
    <style:style style:name="Table4.A" style:family="table-column">
      <style:table-column-properties style:column-width="4.597cm" style:rel-column-width="17707*"/>
    </style:style>
    <style:style style:name="Table4.B" style:family="table-column">
      <style:table-column-properties style:column-width="6.313cm" style:rel-column-width="24318*"/>
    </style:style>
    <style:style style:name="Table4.C" style:family="table-column">
      <style:table-column-properties style:column-width="6.103cm" style:rel-column-width="23510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7cm" table:align="margins" fo:keep-with-next="always" style:writing-mode="page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style:writing-mode="page"/>
    </style:style>
    <style:style style:name="Table16" style:family="table">
      <style:table-properties style:width="17cm" fo:margin-top="0.199cm" fo:margin-bottom="0cm" table:align="margins" style:may-break-between-rows="false"/>
    </style:style>
    <style:style style:name="Table16.A" style:family="table-column">
      <style:table-column-properties style:column-width="3.3cm" style:rel-column-width="12722*"/>
    </style:style>
    <style:style style:name="Table16.B" style:family="table-column">
      <style:table-column-properties style:column-width="13.7cm" style:rel-column-width="52813*"/>
    </style:style>
    <style:style style:name="Table16.1" style:family="table-row">
      <style:table-row-properties fo:keep-together="always"/>
    </style:style>
    <style:style style:name="Table16.A1" style:family="table-cell">
      <style:table-cell-properties fo:padding="0.102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102cm" fo:border-left="none" fo:border-right="0.05pt solid #000000" fo:border-top="0.05pt solid #000000" fo:border-bottom="0.05pt solid #000000"/>
    </style:style>
    <style:style style:name="Table6" style:family="table">
      <style:table-properties style:width="14.078cm" fo:margin-left="1.369cm" fo:margin-right="1.554cm" fo:margin-top="0cm" fo:margin-bottom="0.3cm" table:align="margins"/>
    </style:style>
    <style:style style:name="Table6.A" style:family="table-column">
      <style:table-column-properties style:column-width="7.142cm" style:rel-column-width="33247*"/>
    </style:style>
    <style:style style:name="Table6.B" style:family="table-column">
      <style:table-column-properties style:column-width="6.936cm" style:rel-column-width="32288*"/>
    </style:style>
    <style:style style:name="Table6.A1" style:family="table-cell">
      <style:table-cell-properties fo:padding="0cm" fo:border="none"/>
    </style:style>
    <style:style style:name="Table6.2" style:family="table-row">
      <style:table-row-properties style:min-row-height="0.504cm"/>
    </style:style>
    <style:style style:name="Table22" style:family="table">
      <style:table-properties style:width="15.683cm" fo:margin-left="1.337cm" fo:margin-right="-0.019cm" fo:margin-top="0.199cm" fo:margin-bottom="0.4cm" table:align="margins" style:may-break-between-rows="false"/>
    </style:style>
    <style:style style:name="Table22.A" style:family="table-column">
      <style:table-column-properties style:column-width="5.47cm" style:rel-column-width="22856*"/>
    </style:style>
    <style:style style:name="Table22.B" style:family="table-column">
      <style:table-column-properties style:column-width="2.517cm" style:rel-column-width="10517*"/>
    </style:style>
    <style:style style:name="Table22.C" style:family="table-column">
      <style:table-column-properties style:column-width="4.389cm" style:rel-column-width="18339*"/>
    </style:style>
    <style:style style:name="Table22.D" style:family="table-column">
      <style:table-column-properties style:column-width="3.307cm" style:rel-column-width="13823*"/>
    </style:style>
    <style:style style:name="Table22.1" style:family="table-row">
      <style:table-row-properties fo:background-color="#e6e6e6" fo:keep-together="always">
        <style:background-image/>
      </style:table-row-properties>
    </style:style>
    <style:style style:name="Table22.A1" style:family="table-cell">
      <style:table-cell-properties fo:background-color="transparent" fo:padding-left="0.101cm" fo:padding-right="0.101cm" fo:padding-top="0.101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22.C1" style:family="table-cell">
      <style:table-cell-properties fo:background-color="transparent" fo:padding-left="0.101cm" fo:padding-right="0.101cm" fo:padding-top="0.101cm" fo:padding-bottom="0cm" fo:border="0.05pt solid #000000">
        <style:background-image/>
      </style:table-cell-properties>
    </style:style>
    <style:style style:name="Table22.2" style:family="table-row">
      <style:table-row-properties fo:background-color="#ffffff" fo:keep-together="always">
        <style:background-image/>
      </style:table-row-properties>
    </style:style>
    <style:style style:name="Table22.A2" style:family="table-cell">
      <style:table-cell-properties fo:background-color="transparent" fo:padding-left="0.101cm" fo:padding-right="0.101cm" fo:padding-top="0.101cm" fo:padding-bottom="0cm" fo:border-left="0.05pt solid #000000" fo:border-right="none" fo:border-top="none" fo:border-bottom="none">
        <style:background-image/>
      </style:table-cell-properties>
    </style:style>
    <style:style style:name="Table22.D2" style:family="table-cell">
      <style:table-cell-properties fo:background-color="transparent" fo:padding-left="0.101cm" fo:padding-right="0.101cm" fo:padding-top="0.101cm" fo:padding-bottom="0cm" fo:border-left="0.05pt solid #000000" fo:border-right="0.05pt solid #000000" fo:border-top="none" fo:border-bottom="none">
        <style:background-image/>
      </style:table-cell-properties>
    </style:style>
    <style:style style:name="Table22.A5" style:family="table-cell">
      <style:table-cell-properties fo:background-color="transparent" fo:padding-left="0.101cm" fo:padding-right="0.101cm" fo:padding-top="0.101cm" fo:padding-bottom="0cm" fo:border-left="0.05pt solid #000000" fo:border-right="none" fo:border-top="none" fo:border-bottom="0.05pt solid #000000">
        <style:background-image/>
      </style:table-cell-properties>
    </style:style>
    <style:style style:name="Table22.D5" style:family="table-cell">
      <style:table-cell-properties fo:background-color="transparent" fo:padding-left="0.101cm" fo:padding-right="0.101cm" fo:padding-top="0.101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839cc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9f97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paragraph-rsid="00bbf734"/>
    </style:style>
    <style:style style:name="P9" style:family="paragraph" style:parent-style-name="Text_20_body">
      <style:text-properties officeooo:paragraph-rsid="00c2a081"/>
    </style:style>
    <style:style style:name="P10" style:family="paragraph" style:parent-style-name="Text_20_body">
      <style:text-properties officeooo:paragraph-rsid="00cce62f"/>
    </style:style>
    <style:style style:name="P11" style:family="paragraph" style:parent-style-name="Text_20_body">
      <style:text-properties officeooo:paragraph-rsid="00d3d25e"/>
    </style:style>
    <style:style style:name="P12" style:family="paragraph" style:parent-style-name="Text_20_body">
      <style:text-properties officeooo:paragraph-rsid="00d426ee"/>
    </style:style>
    <style:style style:name="P13" style:family="paragraph" style:parent-style-name="Text_20_body">
      <style:text-properties officeooo:paragraph-rsid="00e6b9b3"/>
    </style:style>
    <style:style style:name="P14" style:family="paragraph" style:parent-style-name="Text_20_body">
      <style:text-properties officeooo:paragraph-rsid="00e832f6"/>
    </style:style>
    <style:style style:name="P15" style:family="paragraph" style:parent-style-name="Text_20_body">
      <style:text-properties officeooo:paragraph-rsid="00e9df05"/>
    </style:style>
    <style:style style:name="P16" style:family="paragraph" style:parent-style-name="Table_20_Contents">
      <style:text-properties officeooo:paragraph-rsid="00b1a1b5"/>
    </style:style>
    <style:style style:name="P17" style:family="paragraph" style:parent-style-name="Table_20_Contents">
      <style:paragraph-properties fo:text-align="start" style:justify-single-word="false"/>
      <style:text-properties fo:font-size="14pt" officeooo:paragraph-rsid="00bbf734"/>
    </style:style>
    <style:style style:name="P18" style:family="paragraph" style:parent-style-name="Table_20_Contents">
      <style:text-properties fo:font-size="14pt" officeooo:paragraph-rsid="00bbf734"/>
    </style:style>
    <style:style style:name="P19" style:family="paragraph" style:parent-style-name="Table_20_Contents">
      <style:text-properties officeooo:paragraph-rsid="00bbf734"/>
    </style:style>
    <style:style style:name="P20" style:family="paragraph" style:parent-style-name="Table_20_Contents">
      <style:text-properties officeooo:rsid="00e3393b" officeooo:paragraph-rsid="00e3393b" style:font-size-complex="14pt"/>
    </style:style>
    <style:style style:name="P21" style:family="paragraph" style:parent-style-name="Table_20_Contents">
      <style:text-properties officeooo:rsid="00f477d2" officeooo:paragraph-rsid="00f477d2"/>
    </style:style>
    <style:style style:name="P22" style:family="paragraph" style:parent-style-name="Table_20_Contents">
      <style:text-properties officeooo:rsid="00fa5069" officeooo:paragraph-rsid="00fa5069"/>
    </style:style>
    <style:style style:name="P23" style:family="paragraph" style:parent-style-name="Text_20_Note">
      <style:text-properties officeooo:paragraph-rsid="00b1a1b5"/>
    </style:style>
    <style:style style:name="P24" style:family="paragraph" style:parent-style-name="Text_20_Note">
      <style:text-properties officeooo:rsid="0190d98e" officeooo:paragraph-rsid="00bbf734"/>
    </style:style>
    <style:style style:name="P25" style:family="paragraph" style:parent-style-name="Text_20_Note">
      <style:text-properties officeooo:rsid="0197329c" officeooo:paragraph-rsid="00bbf734"/>
    </style:style>
    <style:style style:name="P26" style:family="paragraph" style:parent-style-name="Text_20_Note">
      <style:text-properties officeooo:paragraph-rsid="00bbf734"/>
    </style:style>
    <style:style style:name="P27" style:family="paragraph" style:parent-style-name="Text_20_Note">
      <style:text-properties officeooo:paragraph-rsid="00cc2b83"/>
    </style:style>
    <style:style style:name="P28" style:family="paragraph" style:parent-style-name="Table_20_Heading">
      <style:text-properties fo:font-size="10.5pt" officeooo:paragraph-rsid="00b1a1b5" style:font-size-asian="10.5pt" style:font-size-complex="10.5pt"/>
    </style:style>
    <style:style style:name="P29" style:family="paragraph" style:parent-style-name="Table_20_Heading">
      <style:text-properties officeooo:paragraph-rsid="00bbf734"/>
    </style:style>
    <style:style style:name="P30" style:family="paragraph" style:parent-style-name="Guide_20_Name">
      <style:text-properties fo:language="en" fo:country="US" officeooo:rsid="001f0121" officeooo:paragraph-rsid="001f0121"/>
    </style:style>
    <style:style style:name="P31" style:family="paragraph" style:parent-style-name="Text_20_body" style:master-page-name="">
      <style:paragraph-properties style:page-number="auto" fo:keep-with-next="auto"/>
      <style:text-properties officeooo:paragraph-rsid="00bbf734"/>
    </style:style>
    <style:style style:name="P32" style:family="paragraph" style:parent-style-name="Text_20_body" style:master-page-name="">
      <style:paragraph-properties style:page-number="auto" fo:keep-with-next="always"/>
      <style:text-properties officeooo:paragraph-rsid="00bbf734"/>
    </style:style>
    <style:style style:name="P33" style:family="paragraph" style:parent-style-name="Text_20_body" style:master-page-name="">
      <style:paragraph-properties fo:keep-together="always" fo:orphans="0" fo:widows="0" style:page-number="auto"/>
      <style:text-properties officeooo:paragraph-rsid="00bbf734"/>
    </style:style>
    <style:style style:name="P34" style:family="paragraph" style:parent-style-name="Text_20_body" style:master-page-name="">
      <style:paragraph-properties fo:orphans="3" fo:widows="3" style:page-number="auto"/>
      <style:text-properties officeooo:paragraph-rsid="00cdb4bd"/>
    </style:style>
    <style:style style:name="P35" style:family="paragraph" style:parent-style-name="Text_20_Body_20_List_20_Intro" style:master-page-name="">
      <style:paragraph-properties style:page-number="auto"/>
    </style:style>
    <style:style style:name="P36" style:family="paragraph" style:parent-style-name="Text_20_Note">
      <style:paragraph-properties fo:margin-top="0cm" fo:margin-bottom="0.499cm" loext:contextual-spacing="false" style:writing-mode="page"/>
      <style:text-properties officeooo:paragraph-rsid="00bbf734"/>
    </style:style>
    <style:style style:name="P37" style:family="paragraph" style:parent-style-name="Text_20_Note">
      <loext:graphic-properties draw:fill-image-width="0cm" draw:fill-image-height="0cm"/>
      <style:paragraph-properties fo:margin-top="0cm" fo:margin-bottom="0.499cm" loext:contextual-spacing="false" style:writing-mode="page"/>
      <style:text-properties officeooo:paragraph-rsid="00bbf734"/>
    </style:style>
    <style:style style:name="P38" style:family="paragraph" style:parent-style-name="Figure">
      <style:text-properties officeooo:paragraph-rsid="00bbf734"/>
    </style:style>
    <style:style style:name="P39" style:family="paragraph" style:parent-style-name="Figure">
      <style:text-properties officeooo:paragraph-rsid="00c2a081"/>
    </style:style>
    <style:style style:name="P40" style:family="paragraph" style:parent-style-name="Figure">
      <style:text-properties officeooo:paragraph-rsid="00d3d25e"/>
    </style:style>
    <style:style style:name="P41" style:family="paragraph" style:parent-style-name="Figure">
      <style:text-properties officeooo:rsid="005ae930"/>
    </style:style>
    <style:style style:name="P42" style:family="paragraph" style:parent-style-name="Figure">
      <style:text-properties officeooo:paragraph-rsid="00eb0c69"/>
    </style:style>
    <style:style style:name="P43" style:family="paragraph" style:parent-style-name="Figure">
      <style:paragraph-properties fo:margin-top="0.4cm" fo:margin-bottom="0.199cm" loext:contextual-spacing="false" style:writing-mode="page"/>
      <style:text-properties officeooo:paragraph-rsid="00bbf734"/>
    </style:style>
    <style:style style:name="P44" style:family="paragraph" style:parent-style-name="Text_20_body_20_indent">
      <style:text-properties officeooo:paragraph-rsid="00bbf734"/>
    </style:style>
    <style:style style:name="P45" style:family="paragraph" style:parent-style-name="Text_20_body_20_indent">
      <style:text-properties officeooo:paragraph-rsid="00d9a602"/>
    </style:style>
    <style:style style:name="P46" style:family="paragraph" style:parent-style-name="Definition_20_Term">
      <style:text-properties officeooo:paragraph-rsid="00bbf734"/>
    </style:style>
    <style:style style:name="P47" style:family="paragraph" style:parent-style-name="Text_20_Body_20_List_20_Intro">
      <style:text-properties officeooo:paragraph-rsid="00bbf734"/>
    </style:style>
    <style:style style:name="P48" style:family="paragraph" style:parent-style-name="Text_20_Body_20_List_20_Intro">
      <style:text-properties officeooo:paragraph-rsid="00c2a081"/>
    </style:style>
    <style:style style:name="P49" style:family="paragraph" style:parent-style-name="Text_20_Body_20_List_20_Intro">
      <style:paragraph-properties fo:margin-top="0cm" fo:margin-bottom="0.101cm" loext:contextual-spacing="false" style:writing-mode="page"/>
      <style:text-properties officeooo:paragraph-rsid="00bbf734"/>
    </style:style>
    <style:style style:name="P5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2" style:family="paragraph" style:parent-style-name="LOList_20_1_5f_TextBody">
      <style:text-properties officeooo:paragraph-rsid="00bbf734"/>
    </style:style>
    <style:style style:name="P53" style:family="paragraph" style:parent-style-name="Caption">
      <style:text-properties officeooo:paragraph-rsid="0198f3f4"/>
    </style:style>
    <style:style style:name="P54" style:family="paragraph" style:parent-style-name="Caption">
      <style:text-properties officeooo:paragraph-rsid="00bbf734"/>
    </style:style>
    <style:style style:name="P55" style:family="paragraph" style:parent-style-name="Caption">
      <style:text-properties officeooo:paragraph-rsid="01134e22"/>
    </style:style>
    <style:style style:name="P56" style:family="paragraph" style:parent-style-name="Caption">
      <style:paragraph-properties fo:margin-top="0.101cm" fo:margin-bottom="0cm" loext:contextual-spacing="false" style:writing-mode="page"/>
    </style:style>
    <style:style style:name="P57" style:family="paragraph" style:parent-style-name="Title">
      <style:text-properties fo:language="en" fo:country="US" officeooo:rsid="001f0121" officeooo:paragraph-rsid="00bbf734"/>
    </style:style>
    <style:style style:name="P58" style:family="paragraph" style:parent-style-name="Subtitle">
      <style:text-properties fo:language="en" fo:country="US" officeooo:rsid="001f0121" officeooo:paragraph-rsid="00bbf734"/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Sidehead">
      <style:text-properties officeooo:paragraph-rsid="00bbf734"/>
    </style:style>
    <style:style style:name="P61" style:family="paragraph" style:parent-style-name="Text_20_body">
      <style:paragraph-properties style:shadow="none" fo:keep-with-next="auto" style:writing-mode="lr-tb"/>
      <style:text-properties officeooo:paragraph-rsid="00c2a081"/>
    </style:style>
    <style:style style:name="P62" style:family="paragraph" style:parent-style-name="Text_20_Note">
      <style:paragraph-properties fo:margin-top="0cm" fo:margin-bottom="0.199cm" loext:contextual-spacing="false"/>
      <style:text-properties officeooo:paragraph-rsid="00c2a081"/>
    </style:style>
    <style:style style:name="P63" style:family="paragraph" style:parent-style-name="Text_20_body">
      <style:paragraph-properties style:writing-mode="page"/>
    </style:style>
    <style:style style:name="P64" style:family="paragraph" style:parent-style-name="Text_20_body">
      <style:paragraph-properties fo:margin-top="0cm" fo:margin-bottom="0.111cm" loext:contextual-spacing="false"/>
      <style:text-properties officeooo:paragraph-rsid="00bbf734"/>
    </style:style>
    <style:style style:name="P65" style:family="paragraph" style:parent-style-name="Figure" style:master-page-name="">
      <style:paragraph-properties fo:margin-top="0.199cm" fo:margin-bottom="0.4cm" loext:contextual-spacing="false" style:page-number="auto"/>
      <style:text-properties officeooo:paragraph-rsid="00d3d25e"/>
    </style:style>
    <style:style style:name="P66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67" style:family="paragraph" style:parent-style-name="Heading_20_1">
      <style:text-properties officeooo:rsid="00e601cc" officeooo:paragraph-rsid="00bbf734"/>
    </style:style>
    <style:style style:name="P68" style:family="paragraph" style:parent-style-name="Heading_20_1">
      <style:text-properties officeooo:paragraph-rsid="00bbf734"/>
    </style:style>
    <style:style style:name="P69" style:family="paragraph" style:parent-style-name="Heading_20_1">
      <style:text-properties officeooo:paragraph-rsid="00c2a081"/>
    </style:style>
    <style:style style:name="P70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71" style:family="paragraph" style:parent-style-name="Heading_20_1" style:master-page-name="Standard">
      <style:paragraph-properties style:page-number="auto"/>
      <style:text-properties officeooo:paragraph-rsid="00bbf734"/>
    </style:style>
    <style:style style:name="P72" style:family="paragraph" style:parent-style-name="Heading_20_2">
      <style:text-properties officeooo:paragraph-rsid="00bbf734"/>
    </style:style>
    <style:style style:name="P73" style:family="paragraph" style:parent-style-name="Heading_20_2">
      <style:text-properties officeooo:rsid="00e1026a" officeooo:paragraph-rsid="00bbf734"/>
    </style:style>
    <style:style style:name="P74" style:family="paragraph" style:parent-style-name="Heading_20_2">
      <style:text-properties officeooo:rsid="00e601cc" officeooo:paragraph-rsid="00bbf734"/>
    </style:style>
    <style:style style:name="P75" style:family="paragraph" style:parent-style-name="Heading_20_2">
      <style:text-properties officeooo:paragraph-rsid="00c2a081"/>
    </style:style>
    <style:style style:name="P76" style:family="paragraph" style:parent-style-name="Heading_20_2">
      <style:text-properties officeooo:paragraph-rsid="00e832f6"/>
    </style:style>
    <style:style style:name="P77" style:family="paragraph" style:parent-style-name="Heading_20_2">
      <style:text-properties officeooo:rsid="010ab781" officeooo:paragraph-rsid="00c2a081"/>
    </style:style>
    <style:style style:name="P78" style:family="paragraph" style:parent-style-name="Heading_20_2">
      <style:paragraph-properties fo:margin-top="0.3cm" fo:margin-bottom="0.199cm" loext:contextual-spacing="false"/>
    </style:style>
    <style:style style:name="P79" style:family="paragraph" style:parent-style-name="Heading_20_2">
      <style:paragraph-properties fo:margin-top="0.3cm" fo:margin-bottom="0.101cm" loext:contextual-spacing="false"/>
      <style:text-properties officeooo:paragraph-rsid="00bbf734"/>
    </style:style>
    <style:style style:name="P80" style:family="paragraph" style:parent-style-name="Heading_20_2">
      <style:paragraph-properties fo:margin-top="0.4cm" fo:margin-bottom="0.101cm" loext:contextual-spacing="false"/>
      <style:text-properties officeooo:paragraph-rsid="00b1a1b5"/>
    </style:style>
    <style:style style:name="P81" style:family="paragraph" style:parent-style-name="Heading_20_2">
      <style:paragraph-properties fo:margin-top="0.199cm" fo:margin-bottom="0.101cm" loext:contextual-spacing="false"/>
    </style:style>
    <style:style style:name="P82" style:family="paragraph" style:parent-style-name="Heading_20_2">
      <style:paragraph-properties fo:margin-top="0.499cm" fo:margin-bottom="0.199cm" loext:contextual-spacing="false" style:writing-mode="page"/>
      <style:text-properties officeooo:rsid="00d3d25e" officeooo:paragraph-rsid="00d3d25e"/>
    </style:style>
    <style:style style:name="P83" style:family="paragraph" style:parent-style-name="Heading_20_2">
      <style:paragraph-properties fo:margin-top="0.499cm" fo:margin-bottom="0.199cm" loext:contextual-spacing="false" style:writing-mode="page"/>
      <style:text-properties officeooo:paragraph-rsid="00d3d25e"/>
    </style:style>
    <style:style style:name="P84" style:family="paragraph" style:parent-style-name="Heading_20_3">
      <style:text-properties officeooo:paragraph-rsid="00bbf734"/>
    </style:style>
    <style:style style:name="P85" style:family="paragraph" style:parent-style-name="Heading_20_4">
      <style:text-properties officeooo:paragraph-rsid="00bbf734"/>
    </style:style>
    <style:style style:name="P86" style:family="paragraph" style:parent-style-name="Heading_20_Caution">
      <style:text-properties officeooo:paragraph-rsid="00bbf734"/>
    </style:style>
    <style:style style:name="P87" style:family="paragraph" style:parent-style-name="Heading_20_Caution">
      <style:text-properties fo:language="en" fo:country="US" fo:font-weight="bold" officeooo:rsid="005ae930" officeooo:paragraph-rsid="00bbf734" style:font-weight-asian="bold" style:font-weight-complex="bold"/>
    </style:style>
    <style:style style:name="P88" style:family="paragraph" style:parent-style-name="Heading_20_Note" style:list-style-name="Heading_20_Note">
      <style:text-properties officeooo:paragraph-rsid="00bbf734"/>
    </style:style>
    <style:style style:name="P89" style:family="paragraph" style:parent-style-name="Heading_20_Note">
      <style:text-properties officeooo:paragraph-rsid="00bbf734"/>
    </style:style>
    <style:style style:name="P90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officeooo:paragraph-rsid="00b1a1b5"/>
    </style:style>
    <style:style style:name="P91" style:family="paragraph" style:parent-style-name="Heading_20_Note" style:master-page-name="">
      <style:paragraph-properties fo:margin-top="0cm" fo:margin-bottom="0.131cm" loext:contextual-spacing="false" style:page-number="auto" style:writing-mode="page"/>
      <style:text-properties officeooo:paragraph-rsid="00bbf734"/>
    </style:style>
    <style:style style:name="P92" style:family="paragraph" style:parent-style-name="Heading_20_Note">
      <style:paragraph-properties fo:margin-top="0.3cm" fo:margin-bottom="0.131cm" loext:contextual-spacing="false" style:writing-mode="page"/>
      <style:text-properties officeooo:paragraph-rsid="00bbf734"/>
    </style:style>
    <style:style style:name="P93" style:family="paragraph" style:parent-style-name="Heading_20_Tip">
      <style:text-properties officeooo:rsid="005ae930" officeooo:paragraph-rsid="00bbf734"/>
    </style:style>
    <style:style style:name="P94" style:family="paragraph" style:parent-style-name="Heading_20_Tip">
      <style:text-properties officeooo:rsid="005ae930" officeooo:paragraph-rsid="00c2a081"/>
    </style:style>
    <style:style style:name="P95" style:family="paragraph" style:parent-style-name="Heading_20_Tip">
      <style:text-properties officeooo:paragraph-rsid="00bbf734"/>
    </style:style>
    <style:style style:name="P96" style:family="paragraph" style:parent-style-name="Heading_20_Tip">
      <style:text-properties officeooo:paragraph-rsid="00eb0c69"/>
    </style:style>
    <style:style style:name="P97" style:family="paragraph" style:parent-style-name="List_20_1">
      <style:text-properties officeooo:paragraph-rsid="00bbf734"/>
    </style:style>
    <style:style style:name="P98" style:family="paragraph" style:parent-style-name="List_20_1" style:list-style-name="List_20_1">
      <style:text-properties officeooo:paragraph-rsid="00bbf734"/>
    </style:style>
    <style:style style:name="P99" style:family="paragraph" style:parent-style-name="List_20_1" style:list-style-name="List_20_1">
      <style:text-properties officeooo:paragraph-rsid="00c2a081"/>
    </style:style>
    <style:style style:name="P100" style:family="paragraph" style:parent-style-name="List_20_1">
      <style:text-properties officeooo:paragraph-rsid="00c2a081"/>
    </style:style>
    <style:style style:name="P101" style:family="paragraph" style:parent-style-name="List_20_1" style:master-page-name="">
      <style:paragraph-properties fo:margin-top="0cm" fo:margin-bottom="0.15cm" loext:contextual-spacing="false" style:page-number="auto" style:writing-mode="page"/>
      <style:text-properties officeooo:paragraph-rsid="00bbf734"/>
    </style:style>
    <style:style style:name="P102" style:family="paragraph" style:parent-style-name="List_20_1">
      <style:paragraph-properties fo:margin-top="0cm" fo:margin-bottom="0.3cm" loext:contextual-spacing="false" style:writing-mode="page"/>
      <style:text-properties officeooo:rsid="00c76e53" officeooo:paragraph-rsid="00c76e53"/>
    </style:style>
    <style:style style:name="P103" style:family="paragraph" style:parent-style-name="List_20_1" style:master-page-name="">
      <style:paragraph-properties style:page-number="auto" fo:keep-with-next="always"/>
      <style:text-properties officeooo:paragraph-rsid="00bbf734"/>
    </style:style>
    <style:style style:name="P104" style:family="paragraph" style:parent-style-name="List_20_2">
      <style:text-properties officeooo:paragraph-rsid="00bbf734"/>
    </style:style>
    <style:style style:name="P105" style:family="paragraph" style:parent-style-name="Numbering_20_1" style:list-style-name="Numbering_20_1">
      <style:text-properties officeooo:paragraph-rsid="00bbf734"/>
    </style:style>
    <style:style style:name="P106" style:family="paragraph" style:parent-style-name="Numbering_20_1" style:list-style-name="Numbering_20_1">
      <style:text-properties officeooo:paragraph-rsid="00e9df05"/>
    </style:style>
    <style:style style:name="P107" style:family="paragraph" style:parent-style-name="Numbering_20_1" style:list-style-name="Numbering_20_1">
      <style:text-properties officeooo:paragraph-rsid="00dc0ed3"/>
    </style:style>
    <style:style style:name="P108" style:family="paragraph" style:parent-style-name="Numbering_20_1">
      <style:text-properties officeooo:paragraph-rsid="00bbf734"/>
    </style:style>
    <style:style style:name="P109" style:family="paragraph" style:parent-style-name="Numbering_20_1">
      <style:text-properties officeooo:paragraph-rsid="00d287cf"/>
    </style:style>
    <style:style style:name="P110" style:family="paragraph" style:parent-style-name="Numbering_20_1">
      <style:text-properties officeooo:paragraph-rsid="00e832f6"/>
    </style:style>
    <style:style style:name="P111" style:family="paragraph" style:parent-style-name="Numbering_20_1">
      <style:paragraph-properties fo:margin-top="0cm" fo:margin-bottom="0.3cm" loext:contextual-spacing="false" style:writing-mode="page"/>
      <style:text-properties officeooo:paragraph-rsid="00bbf734"/>
    </style:style>
    <style:style style:name="P112" style:family="paragraph" style:parent-style-name="Numbering_20_1" style:list-style-name="" style:master-page-name="">
      <style:paragraph-properties fo:text-align="end" style:justify-single-word="false" style:page-number="auto"/>
      <style:text-properties officeooo:paragraph-rsid="00e9df05"/>
    </style:style>
    <style:style style:name="P113" style:family="paragraph" style:parent-style-name="Numbering_20_1">
      <style:paragraph-properties style:writing-mode="page"/>
      <style:text-properties officeooo:paragraph-rsid="00bbf734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Times New Roman"/>
    </style:style>
    <style:style style:name="T9" style:family="text">
      <style:text-properties officeooo:rsid="00232bb6"/>
    </style:style>
    <style:style style:name="T10" style:family="text">
      <style:text-properties officeooo:rsid="008004fb"/>
    </style:style>
    <style:style style:name="T11" style:family="text">
      <style:text-properties officeooo:rsid="00ead278"/>
    </style:style>
    <style:style style:name="T12" style:family="text">
      <style:text-properties officeooo:rsid="012890ff"/>
    </style:style>
    <style:style style:name="T13" style:family="text">
      <style:text-properties officeooo:rsid="00b839cc"/>
    </style:style>
    <style:style style:name="T14" style:family="text">
      <style:text-properties officeooo:rsid="00bbf734"/>
    </style:style>
    <style:style style:name="T15" style:family="text">
      <style:text-properties officeooo:rsid="0094bef4"/>
    </style:style>
    <style:style style:name="T16" style:family="text">
      <style:text-properties officeooo:rsid="0109354d"/>
    </style:style>
    <style:style style:name="T17" style:family="text">
      <style:text-properties officeooo:rsid="00a75b9c"/>
    </style:style>
    <style:style style:name="T18" style:family="text">
      <style:text-properties officeooo:rsid="011c9498"/>
    </style:style>
    <style:style style:name="T19" style:family="text">
      <style:text-properties officeooo:rsid="0103c0da"/>
    </style:style>
    <style:style style:name="T20" style:family="text">
      <style:text-properties officeooo:rsid="00d90aa9"/>
    </style:style>
    <style:style style:name="T21" style:family="text">
      <style:text-properties officeooo:rsid="00bf03fc"/>
    </style:style>
    <style:style style:name="T22" style:family="text">
      <style:text-properties officeooo:rsid="0187ba06"/>
    </style:style>
    <style:style style:name="T23" style:family="text">
      <style:text-properties officeooo:rsid="0190d98e"/>
    </style:style>
    <style:style style:name="T24" style:family="text">
      <style:text-properties officeooo:rsid="018c3c2e"/>
    </style:style>
    <style:style style:name="T25" style:family="text">
      <style:text-properties officeooo:rsid="017d2cfd"/>
    </style:style>
    <style:style style:name="T26" style:family="text">
      <style:text-properties officeooo:rsid="0188c0a4"/>
    </style:style>
    <style:style style:name="T27" style:family="text">
      <style:text-properties officeooo:rsid="0061dcc6"/>
    </style:style>
    <style:style style:name="T28" style:family="text">
      <style:text-properties officeooo:rsid="011d884c"/>
    </style:style>
    <style:style style:name="T29" style:family="text">
      <style:text-properties officeooo:rsid="018b3137"/>
    </style:style>
    <style:style style:name="T30" style:family="text">
      <style:text-properties officeooo:rsid="017ed750"/>
    </style:style>
    <style:style style:name="T31" style:family="text">
      <style:text-properties officeooo:rsid="018be893"/>
    </style:style>
    <style:style style:name="T32" style:family="text">
      <style:text-properties officeooo:rsid="00fb721d"/>
    </style:style>
    <style:style style:name="T33" style:family="text">
      <style:text-properties officeooo:rsid="019405bf"/>
    </style:style>
    <style:style style:name="T34" style:family="text">
      <style:text-properties officeooo:rsid="00e601cc"/>
    </style:style>
    <style:style style:name="T35" style:family="text">
      <style:text-properties officeooo:rsid="00fbe48b"/>
    </style:style>
    <style:style style:name="T36" style:family="text">
      <style:text-properties officeooo:rsid="018004e7"/>
    </style:style>
    <style:style style:name="T37" style:family="text">
      <style:text-properties officeooo:rsid="017acba8"/>
    </style:style>
    <style:style style:name="T38" style:family="text">
      <style:text-properties officeooo:rsid="00b822a2"/>
    </style:style>
    <style:style style:name="T39" style:family="text">
      <style:text-properties officeooo:rsid="00b53bc1"/>
    </style:style>
    <style:style style:name="T40" style:family="text">
      <style:text-properties officeooo:rsid="010ae21a"/>
    </style:style>
    <style:style style:name="T41" style:family="text">
      <style:text-properties officeooo:rsid="011eabe9"/>
    </style:style>
    <style:style style:name="T42" style:family="text">
      <style:text-properties officeooo:rsid="010ac19c"/>
    </style:style>
    <style:style style:name="T43" style:family="text">
      <style:text-properties officeooo:rsid="010e754c"/>
    </style:style>
    <style:style style:name="T44" style:family="text">
      <style:text-properties officeooo:rsid="010f6c35"/>
    </style:style>
    <style:style style:name="T45" style:family="text">
      <style:text-properties officeooo:rsid="01814abd"/>
    </style:style>
    <style:style style:name="T46" style:family="text">
      <style:text-properties officeooo:rsid="017b7eb7"/>
    </style:style>
    <style:style style:name="T47" style:family="text">
      <style:text-properties style:font-name="Liberation Sans" fo:font-size="11pt" style:font-size-asian="10.5pt"/>
    </style:style>
    <style:style style:name="T48" style:family="text">
      <style:text-properties style:font-name="Liberation Sans" fo:font-size="11pt" officeooo:rsid="013215e5" style:font-size-asian="10.5pt"/>
    </style:style>
    <style:style style:name="T49" style:family="text">
      <style:text-properties style:font-name="Liberation Sans" fo:font-size="11pt" officeooo:rsid="00c9458f" style:font-size-asian="10.5pt"/>
    </style:style>
    <style:style style:name="T50" style:family="text">
      <style:text-properties style:font-name="Liberation Sans" fo:font-size="11pt" officeooo:rsid="00cc2b83" style:font-size-asian="10.5pt"/>
    </style:style>
    <style:style style:name="T51" style:family="text">
      <style:text-properties style:font-name="Liberation Sans" fo:font-size="11pt" officeooo:rsid="00cce62f" style:font-size-asian="10.5pt"/>
    </style:style>
    <style:style style:name="T52" style:family="text">
      <style:text-properties style:font-name="Liberation Sans" fo:font-size="11pt" officeooo:rsid="00cdb4bd" style:font-size-asian="10.5pt"/>
    </style:style>
    <style:style style:name="T53" style:family="text">
      <style:text-properties style:font-name="Liberation Sans" fo:font-size="11pt" officeooo:rsid="00d10dd3" style:font-size-asian="10.5pt"/>
    </style:style>
    <style:style style:name="T54" style:family="text">
      <style:text-properties style:font-name="Liberation Sans" fo:font-size="11pt" officeooo:rsid="00d12320" style:font-size-asian="10.5pt"/>
    </style:style>
    <style:style style:name="T55" style:family="text">
      <style:text-properties style:font-name="Liberation Sans" fo:font-size="11pt" officeooo:rsid="00d2974b" style:font-size-asian="10.5pt"/>
    </style:style>
    <style:style style:name="T56" style:family="text">
      <style:text-properties style:font-name="Liberation Sans" fo:font-size="11pt" officeooo:rsid="00d3ae20" style:font-size-asian="10.5pt"/>
    </style:style>
    <style:style style:name="T57" style:family="text">
      <style:text-properties style:font-name="Liberation Sans" fo:font-size="11pt" officeooo:rsid="00d426ee" style:font-size-asian="10.5pt"/>
    </style:style>
    <style:style style:name="T58" style:family="text">
      <style:text-properties style:font-name="Liberation Sans" fo:font-size="11pt" officeooo:rsid="00d588b1" style:font-size-asian="10.5pt" style:font-weight-asian="normal" style:font-weight-complex="normal"/>
    </style:style>
    <style:style style:name="T59" style:family="text">
      <style:text-properties style:font-name="Liberation Sans" fo:font-size="11pt" officeooo:rsid="00d88c95" style:font-size-asian="10.5pt"/>
    </style:style>
    <style:style style:name="T60" style:family="text">
      <style:text-properties style:font-name="Liberation Sans" fo:font-size="11pt" officeooo:rsid="00d9a602" style:font-size-asian="10.5pt"/>
    </style:style>
    <style:style style:name="T61" style:family="text">
      <style:text-properties style:font-name="Liberation Sans" fo:font-size="11pt" officeooo:rsid="00da105f" style:font-size-asian="10.5pt"/>
    </style:style>
    <style:style style:name="T62" style:family="text">
      <style:text-properties style:font-name="Liberation Sans" fo:font-size="11pt" officeooo:rsid="00dbbd29" style:font-size-asian="10.5pt"/>
    </style:style>
    <style:style style:name="T63" style:family="text">
      <style:text-properties style:font-name="Liberation Sans" fo:font-size="11pt" officeooo:rsid="00decdc5" style:font-size-asian="10.5pt"/>
    </style:style>
    <style:style style:name="T64" style:family="text">
      <style:text-properties style:font-name="Liberation Sans" fo:font-size="11pt" officeooo:rsid="00e6b9b3" style:font-size-asian="10.5pt"/>
    </style:style>
    <style:style style:name="T65" style:family="text">
      <style:text-properties style:font-name="Liberation Sans" fo:font-size="11pt" officeooo:rsid="00e832f6" style:font-size-asian="10.5pt"/>
    </style:style>
    <style:style style:name="T66" style:family="text">
      <style:text-properties style:font-name="Liberation Sans" fo:font-size="11pt" officeooo:rsid="00e9df05" style:font-size-asian="10.5pt"/>
    </style:style>
    <style:style style:name="T67" style:family="text">
      <style:text-properties style:font-name="Liberation Sans" fo:font-size="11pt" officeooo:rsid="00f03395" style:font-size-asian="10.5pt"/>
    </style:style>
    <style:style style:name="T68" style:family="text">
      <style:text-properties style:font-name="Liberation Sans" fo:font-size="11pt" officeooo:rsid="012d3850" style:font-size-asian="10.5pt"/>
    </style:style>
    <style:style style:name="T69" style:family="text">
      <style:text-properties style:font-name="Liberation Sans" fo:font-size="11pt" officeooo:rsid="00f1c671" style:font-size-asian="10.5pt"/>
    </style:style>
    <style:style style:name="T70" style:family="text">
      <style:text-properties style:font-name="Liberation Sans" fo:font-size="11pt" officeooo:rsid="00f53bca" style:font-size-asian="10.5pt"/>
    </style:style>
    <style:style style:name="T71" style:family="text">
      <style:text-properties style:font-name="Liberation Sans" fo:font-size="11pt" officeooo:rsid="0103321d" style:font-size-asian="10.5pt"/>
    </style:style>
    <style:style style:name="T72" style:family="text">
      <style:text-properties style:font-name="Liberation Sans" fo:font-size="11pt" fo:language="en" fo:country="US"/>
    </style:style>
    <style:style style:name="T73" style:family="text">
      <style:text-properties style:font-name="Liberation Sans" fo:font-size="11pt" fo:language="en" fo:country="US" officeooo:rsid="011eabe9"/>
    </style:style>
    <style:style style:name="T74" style:family="text">
      <style:text-properties style:font-name="Liberation Sans" fo:font-size="11pt" fo:language="en" fo:country="US" style:font-size-asian="10.5pt"/>
    </style:style>
    <style:style style:name="T75" style:family="text">
      <style:text-properties officeooo:rsid="0032dfe5"/>
    </style:style>
    <style:style style:name="T76" style:family="text">
      <style:text-properties officeooo:rsid="00fbfa23"/>
    </style:style>
    <style:style style:name="T77" style:family="text">
      <style:text-properties officeooo:rsid="017c6835"/>
    </style:style>
    <style:style style:name="T78" style:family="text">
      <style:text-properties officeooo:rsid="01829443"/>
    </style:style>
    <style:style style:name="T79" style:family="text">
      <style:text-properties officeooo:rsid="00fd37f5"/>
    </style:style>
    <style:style style:name="T80" style:family="text">
      <style:text-properties officeooo:rsid="01749194"/>
    </style:style>
    <style:style style:name="T81" style:family="text">
      <style:text-properties officeooo:rsid="00fde9af"/>
    </style:style>
    <style:style style:name="T82" style:family="text">
      <style:text-properties officeooo:rsid="00393873"/>
    </style:style>
    <style:style style:name="T83" style:family="text">
      <style:text-properties officeooo:rsid="0038fc3d"/>
    </style:style>
    <style:style style:name="T84" style:family="text">
      <style:text-properties officeooo:rsid="0124f431"/>
    </style:style>
    <style:style style:name="T85" style:family="text">
      <style:text-properties officeooo:rsid="0126f2d2"/>
    </style:style>
    <style:style style:name="T86" style:family="text">
      <style:text-properties officeooo:rsid="012867e4"/>
    </style:style>
    <style:style style:name="T87" style:family="text">
      <style:text-properties officeooo:rsid="019e532a"/>
    </style:style>
    <style:style style:name="T88" style:family="text">
      <style:text-properties officeooo:rsid="01855198"/>
    </style:style>
    <style:style style:name="T89" style:family="text">
      <style:text-properties officeooo:rsid="01297494"/>
    </style:style>
    <style:style style:name="T90" style:family="text">
      <style:text-properties officeooo:rsid="003c49d1"/>
    </style:style>
    <style:style style:name="T91" style:family="text">
      <style:text-properties officeooo:rsid="019aa9ab"/>
    </style:style>
    <style:style style:name="T92" style:family="text">
      <style:text-properties officeooo:rsid="0197329c"/>
    </style:style>
    <style:style style:name="T93" style:family="text">
      <style:text-properties fo:background-color="transparent" loext:char-shading-value="0"/>
    </style:style>
    <style:style style:name="T94" style:family="text">
      <style:text-properties officeooo:rsid="019fd63b"/>
    </style:style>
    <style:style style:name="T95" style:family="text">
      <style:text-properties officeooo:rsid="0198dc6a"/>
    </style:style>
    <style:style style:name="T96" style:family="text">
      <style:text-properties officeooo:rsid="0196859c"/>
    </style:style>
    <style:style style:name="T97" style:family="text">
      <style:text-properties officeooo:rsid="01445559"/>
    </style:style>
    <style:style style:name="T98" style:family="text">
      <style:text-properties text:display="none"/>
    </style:style>
    <style:style style:name="T99" style:family="text">
      <style:text-properties officeooo:rsid="012c1d64"/>
    </style:style>
    <style:style style:name="T100" style:family="text">
      <style:text-properties officeooo:rsid="00438111"/>
    </style:style>
    <style:style style:name="T101" style:family="text">
      <style:text-properties officeooo:rsid="019ca5b3"/>
    </style:style>
    <style:style style:name="T102" style:family="text">
      <style:text-properties officeooo:rsid="01a4ebcd"/>
    </style:style>
    <style:style style:name="T103" style:family="text">
      <style:text-properties officeooo:rsid="0166fb7f"/>
    </style:style>
    <style:style style:name="T104" style:family="text">
      <style:text-properties officeooo:rsid="016811d9"/>
    </style:style>
    <style:style style:name="T105" style:family="text">
      <style:text-properties officeooo:rsid="01304902"/>
    </style:style>
    <style:style style:name="T106" style:family="text">
      <style:text-properties officeooo:rsid="01244754"/>
    </style:style>
    <style:style style:name="T107" style:family="text">
      <style:text-properties officeooo:rsid="01308aa4"/>
    </style:style>
    <style:style style:name="T108" style:family="text">
      <style:text-properties officeooo:rsid="013215e5"/>
    </style:style>
    <style:style style:name="T109" style:family="text">
      <style:text-properties officeooo:rsid="01359208"/>
    </style:style>
    <style:style style:name="T110" style:family="text">
      <style:text-properties officeooo:rsid="00d8df79"/>
    </style:style>
    <style:style style:name="T111" style:family="text">
      <style:text-properties officeooo:rsid="01a7456f"/>
    </style:style>
    <style:style style:name="T112" style:family="text">
      <style:text-properties officeooo:rsid="00c2a081"/>
    </style:style>
    <style:style style:name="T113" style:family="text">
      <style:text-properties officeooo:rsid="00521d21"/>
    </style:style>
    <style:style style:name="T114" style:family="text">
      <style:text-properties officeooo:rsid="00d9e506"/>
    </style:style>
    <style:style style:name="T115" style:family="text">
      <style:text-properties officeooo:rsid="00ce7b80"/>
    </style:style>
    <style:style style:name="T116" style:family="text">
      <style:text-properties officeooo:rsid="0107ed15"/>
    </style:style>
    <style:style style:name="T117" style:family="text">
      <style:text-properties officeooo:rsid="012bac4a"/>
    </style:style>
    <style:style style:name="T118" style:family="text">
      <style:text-properties officeooo:rsid="0055b906"/>
    </style:style>
    <style:style style:name="T119" style:family="text">
      <style:text-properties officeooo:rsid="00d04d4e"/>
    </style:style>
    <style:style style:name="T120" style:family="text">
      <style:text-properties officeooo:rsid="01207755"/>
    </style:style>
    <style:style style:name="T121" style:family="text">
      <style:text-properties officeooo:rsid="010df5d3"/>
    </style:style>
    <style:style style:name="T122" style:family="text">
      <style:text-properties officeooo:rsid="00b61893"/>
    </style:style>
    <style:style style:name="T123" style:family="text">
      <style:text-properties officeooo:rsid="010ab234"/>
    </style:style>
    <style:style style:name="T124" style:family="text">
      <style:text-properties officeooo:rsid="010ab781"/>
    </style:style>
    <style:style style:name="T125" style:family="text">
      <style:text-properties officeooo:rsid="005614fb"/>
    </style:style>
    <style:style style:name="T126" style:family="text">
      <style:text-properties officeooo:rsid="012a0732"/>
    </style:style>
    <style:style style:name="T127" style:family="text">
      <style:text-properties officeooo:rsid="01134e22"/>
    </style:style>
    <style:style style:name="T128" style:family="text">
      <style:text-properties officeooo:rsid="00e20d9b"/>
    </style:style>
    <style:style style:name="T129" style:family="text">
      <style:text-properties officeooo:rsid="00bf16a1"/>
    </style:style>
    <style:style style:name="T130" style:family="text">
      <style:text-properties officeooo:rsid="0111068e"/>
    </style:style>
    <style:style style:name="T131" style:family="text">
      <style:text-properties officeooo:rsid="0111ec2b"/>
    </style:style>
    <style:style style:name="T132" style:family="text">
      <style:text-properties officeooo:rsid="005a9d40"/>
    </style:style>
    <style:style style:name="T133" style:family="text">
      <style:text-properties officeooo:rsid="011eb509"/>
    </style:style>
    <style:style style:name="T134" style:family="text">
      <style:text-properties officeooo:rsid="010cb0f4"/>
    </style:style>
    <style:style style:name="T135" style:family="text">
      <style:text-properties officeooo:rsid="01155bb4"/>
    </style:style>
    <style:style style:name="T136" style:family="text">
      <style:text-properties fo:font-variant="normal" fo:text-transform="none" style:use-window-font-color="true" style:font-name="Liberation Sans1" fo:font-size="11pt" fo:letter-spacing="normal" fo:font-style="normal" fo:font-weight="normal" style:font-size-asian="11pt" style:font-size-complex="11pt"/>
    </style:style>
    <style:style style:name="T137" style:family="text">
      <style:text-properties fo:font-variant="normal" fo:text-transform="none" style:use-window-font-color="true" style:font-name="Liberation Sans1" fo:font-size="11pt" fo:letter-spacing="normal" fo:font-style="normal" fo:font-weight="normal" officeooo:rsid="0155c5e0" style:font-size-asian="11pt" style:font-size-complex="11pt"/>
    </style:style>
    <style:style style:name="T138" style:family="text">
      <style:text-properties fo:font-variant="normal" fo:text-transform="none" style:use-window-font-color="true" style:font-name="Liberation Sans1" fo:font-size="11pt" fo:letter-spacing="normal" fo:font-weight="normal" officeooo:rsid="0155c5e0" style:font-size-asian="11pt" style:font-size-complex="11pt"/>
    </style:style>
    <style:style style:name="T139" style:family="text">
      <style:text-properties officeooo:rsid="010790e8"/>
    </style:style>
    <style:style style:name="T140" style:family="text">
      <style:text-properties officeooo:rsid="00c8df23"/>
    </style:style>
    <style:style style:name="T141" style:family="text">
      <style:text-properties fo:font-size="11pt" officeooo:rsid="00c8df23"/>
    </style:style>
    <style:style style:name="T142" style:family="text">
      <style:text-properties fo:font-size="11pt" officeooo:rsid="00c9458f"/>
    </style:style>
    <style:style style:name="T143" style:family="text">
      <style:text-properties fo:font-size="11pt" officeooo:rsid="00d3ae20"/>
    </style:style>
    <style:style style:name="T144" style:family="text">
      <style:text-properties fo:font-size="11pt" officeooo:rsid="00d70a00"/>
    </style:style>
    <style:style style:name="T145" style:family="text">
      <style:text-properties fo:font-size="11pt" officeooo:rsid="0103321d"/>
    </style:style>
    <style:style style:name="T146" style:family="text">
      <style:text-properties style:font-name="Liberation Sans2" fo:font-size="11pt" fo:font-weight="bold" officeooo:rsid="00c9458f" style:font-size-asian="10.5pt" style:font-weight-asian="bold" style:font-weight-complex="bold"/>
    </style:style>
    <style:style style:name="T147" style:family="text">
      <style:text-properties officeooo:rsid="00cc2b83"/>
    </style:style>
    <style:style style:name="T148" style:family="text">
      <style:text-properties officeooo:rsid="00cce62f"/>
    </style:style>
    <style:style style:name="T149" style:family="text">
      <style:text-properties officeooo:rsid="00cdb4bd"/>
    </style:style>
    <style:style style:name="T150" style:family="text">
      <style:text-properties officeooo:rsid="00d10dd3"/>
    </style:style>
    <style:style style:name="T151" style:family="text">
      <style:text-properties officeooo:rsid="00d12320"/>
    </style:style>
    <style:style style:name="T152" style:family="text">
      <style:text-properties officeooo:rsid="00d287cf"/>
    </style:style>
    <style:style style:name="T153" style:family="text">
      <style:text-properties officeooo:rsid="00d3ae20"/>
    </style:style>
    <style:style style:name="T154" style:family="text">
      <style:text-properties officeooo:rsid="00d3d25e"/>
    </style:style>
    <style:style style:name="T155" style:family="text">
      <style:text-properties officeooo:rsid="00d426ee"/>
    </style:style>
    <style:style style:name="T156" style:family="text">
      <style:text-properties officeooo:rsid="00d588b1"/>
    </style:style>
    <style:style style:name="T157" style:family="text">
      <style:text-properties officeooo:rsid="00d70a00"/>
    </style:style>
    <style:style style:name="T158" style:family="text">
      <style:text-properties officeooo:rsid="00d88c95"/>
    </style:style>
    <style:style style:name="T159" style:family="text">
      <style:text-properties officeooo:rsid="00d9a602"/>
    </style:style>
    <style:style style:name="T160" style:family="text">
      <style:text-properties officeooo:rsid="00dc0ed3"/>
    </style:style>
    <style:style style:name="T161" style:family="text">
      <style:text-properties officeooo:rsid="00ddbcad"/>
    </style:style>
    <style:style style:name="T162" style:family="text">
      <style:text-properties officeooo:rsid="00decdc5"/>
    </style:style>
    <style:style style:name="T163" style:family="text">
      <style:text-properties officeooo:rsid="00e3393b"/>
    </style:style>
    <style:style style:name="T164" style:family="text">
      <style:text-properties officeooo:rsid="00e50b47"/>
    </style:style>
    <style:style style:name="T165" style:family="text">
      <style:text-properties officeooo:rsid="00e6b9b3"/>
    </style:style>
    <style:style style:name="T166" style:family="text">
      <style:text-properties officeooo:rsid="00e749a6"/>
    </style:style>
    <style:style style:name="T167" style:family="text">
      <style:text-properties officeooo:rsid="00e8d2ae"/>
    </style:style>
    <style:style style:name="T168" style:family="text">
      <style:text-properties officeooo:rsid="00e9df05"/>
    </style:style>
    <style:style style:name="T169" style:family="text">
      <style:text-properties officeooo:rsid="012d3850"/>
    </style:style>
    <style:style style:name="T170" style:family="text">
      <style:text-properties officeooo:rsid="00ee8d41"/>
    </style:style>
    <style:style style:name="T171" style:family="text">
      <style:text-properties officeooo:rsid="00eeb509"/>
    </style:style>
    <style:style style:name="T172" style:family="text">
      <style:text-properties officeooo:rsid="00f03395"/>
    </style:style>
    <style:style style:name="T173" style:family="text">
      <style:text-properties officeooo:rsid="00f1c671"/>
    </style:style>
    <style:style style:name="T174" style:family="text">
      <style:text-properties officeooo:rsid="00f3b502"/>
    </style:style>
    <style:style style:name="T175" style:family="text">
      <style:text-properties style:font-name="Liberation Sans1" fo:font-size="11pt" officeooo:rsid="01155bb4" style:font-size-asian="11pt" style:font-size-complex="11pt"/>
    </style:style>
    <style:style style:name="T176" style:family="text">
      <style:text-properties officeooo:rsid="00f477d2"/>
    </style:style>
    <style:style style:name="T177" style:family="text">
      <style:text-properties officeooo:rsid="00f6b1d3"/>
    </style:style>
    <style:style style:name="T178" style:family="text">
      <style:text-properties officeooo:rsid="00fb0c12"/>
    </style:style>
    <style:style style:name="T179" style:family="text">
      <style:text-properties officeooo:rsid="00fbf93f"/>
    </style:style>
    <style:style style:name="T180" style:family="text">
      <style:text-properties officeooo:rsid="00fd0d71"/>
    </style:style>
    <style:style style:name="T181" style:family="text">
      <style:text-properties officeooo:rsid="0102f69c"/>
    </style:style>
    <style:style style:name="T182" style:family="text">
      <style:text-properties officeooo:rsid="01087463"/>
    </style:style>
    <style:style style:name="T183" style:family="text">
      <style:text-properties officeooo:rsid="010888cc"/>
    </style:style>
    <style:style style:name="T184" style:family="text">
      <style:text-properties officeooo:rsid="010ca64e"/>
    </style:style>
    <style:style style:name="T185" style:family="text">
      <style:text-properties officeooo:rsid="01244676"/>
    </style:style>
    <style:style style:name="T186" style:family="text">
      <style:text-properties officeooo:rsid="010e1b9c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loext:rel-width-rel="paragraph"/>
    </style:style>
    <style:style style:name="fr6" style:family="graphic" style:parent-style-name="Frame">
      <style:graphic-properties fo:margin-left="0cm" fo:margin-right="0cm" fo:margin-top="0cm" fo:margin-bottom="0.199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7" style:family="graphic" style:parent-style-name="Frame">
      <style:graphic-properties style:wrap="none" style:vertical-pos="from-top" style:horizontal-pos="center" style:horizontal-rel="paragraph" fo:padding="0cm" fo:border="none"/>
    </style:style>
    <style:style style:name="fr8" style:family="graphic" style:parent-style-name="Graphics">
      <style:graphic-properties style:vertical-pos="top" style:vertical-rel="baseline" style:mirror="none" fo:clip="rect(0.101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.607cm, 0cm, 1.392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.101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cm, 0cm, 4.159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style:vertical-pos="top" style:vertical-rel="baseline" style:mirror="none" fo:clip="rect(0.101cm, 0cm, 0.183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155cm, 0cm, 0.215cm, 0cm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style:vertical-pos="top" style:vertical-rel="baseline" style:horizontal-pos="center" style:horizontal-rel="paragraph" style:mirror="none" fo:clip="rect(0.049cm, 0cm, 0.148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top" style:vertical-rel="baseline" style:shadow="none" draw:shadow-opacity="100%" style:mirror="none" fo:clip="rect(0.049cm, 0cm, 0.938cm, 0.049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center" style:horizontal-rel="paragraph" style:mirror="none" fo:clip="rect(0cm, 0cm, 0.25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8.662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top" style:vertical-rel="paragraph" style:horizontal-pos="center" style:horizontal-rel="paragraph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top" style:vertical-rel="baseline" style:mirror="none" fo:clip="rect(0cm, 0cm, 5.226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27" style:family="graphic" style:parent-style-name="Graphics">
      <style:graphic-properties style:vertical-pos="top" style:vertical-rel="baseline" fo:padding="0cm" fo:border-left="0.06pt solid #000000" fo:border-right="0.06pt solid #000000" fo:border-top="none" fo:border-bottom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vertical-pos="top" style:vertical-rel="baseline" style:mirror="none" fo:clip="rect(0.049cm, 0cm, 0cm, 0.049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vertical-pos="top" style:vertical-rel="paragraph" style:horizontal-pos="center" style:horizontal-rel="paragraph" style:mirror="none" fo:clip="rect(0cm, 0cm, 0cm, 0.049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vertical-pos="top" style:vertical-rel="paragraph" style:horizontal-pos="center" style:horizontal-rel="paragraph" style:mirror="none" fo:clip="rect(0.06cm, 0cm, 0cm, 0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vertical-pos="top" style:vertical-rel="paragraph" style:horizontal-pos="center" style:horizontal-rel="paragraph" style:mirror="none" fo:clip="rect(0cm, 0cm, 2.752cm, 0cm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style:vertical-pos="top" style:vertical-rel="paragraph" style:horizontal-pos="center" style:horizontal-rel="paragraph" style:mirror="none" fo:clip="rect(0cm, 0cm, 2.475cm, 0cm)" draw:luminance="0%" draw:contrast="0%" draw:red="0%" draw:green="0%" draw:blue="0%" draw:gamma="100%" draw:color-inversion="false" draw:image-opacity="100%" draw:color-mode="standard"/>
    </style:style>
    <style:style style:name="fr33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<draw:frame draw:style-name="fr33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30">Průvodce programem Writer 6.4</text:p>
      <text:p text:style-name="P57">Kapitola 6 <text:s/><text:line-break/>Pokročilé formátování stránek</text:p>
      <text:p text:style-name="P58">Pracujeme se sloupci, rámci, tabulkami, a oddíly</text:p>
      <text:h text:style-name="P70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P78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197262_2418320379"/>Pro toto vydání<text:bookmark-end text:name="__RefHeading___Toc197262_2418320379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Contents">Jean Hollis Weber</text:p>
          </table:table-cell>
          <table:table-cell table:style-name="Table5.A1" office:value-type="string">
            <text:p text:style-name="P21">Jenna Sargent</text:p>
          </table:table-cell>
          <table:table-cell table:style-name="Table5.A1" office:value-type="string">
            <text:p text:style-name="P22">Felipe Viggiano</text:p>
          </table:table-cell>
        </table:table-row>
      </table:table>
      <text:h text:style-name="Heading_20_3" text:outline-level="3"><text:bookmark-start text:name="__RefHeading___Toc197264_2418320379"/>Pro předchozí vydání<text:bookmark-end text:name="__RefHeading___Toc197264_2418320379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office:value-type="string">
            <text:p text:style-name="Table_20_Contents">Jean Hollis Weber</text:p>
          </table:table-cell>
          <table:table-cell office:value-type="string">
            <text:p text:style-name="Table_20_Contents">Bruce Byfield</text:p>
          </table:table-cell>
          <table:table-cell office:value-type="string">
            <text:p text:style-name="Table_20_Contents">Gillian Pollack</text:p>
          </table:table-cell>
        </table:table-row>
        <table:table-row>
          <table:table-cell office:value-type="string">
            <text:p text:style-name="Table_20_Contents">Jamie Eby</text:p>
          </table:table-cell>
          <table:table-cell office:value-type="string">
            <text:p text:style-name="Table_20_Contents">John A. Smith</text:p>
          </table:table-cell>
          <table:table-cell office:value-type="string">
            <text:p text:style-name="Table_20_Contents">Ron Faile Jr.</text:p>
          </table:table-cell>
        </table:table-row>
      </table:table>
      <text:h text:style-name="P79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3276685870" text:style-name="Heading_20_Note">
        <text:list-item>
          <text:p text:style-name="P90">Poznámka</text:p>
        </text:list-item>
      </text:list>
      <text:p text:style-name="P23">Vše, co do e-mailové konference pošlete, včetně e-mailové adresy a dalších osobních informací uvedených ve zprávě, bude veřejně viditelné bez možnosti smazání.</text:p>
      <text:h text:style-name="P80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h text:style-name="P81" text:outline-level="2"><text:bookmark-start text:name="__RefHeading___Toc4650_402817234"/>Poznámka pro uživatele systému macOS<text:bookmark-end text:name="__RefHeading___Toc4650_402817234"/></text:h>
      <text:p text:style-name="P7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8">Windows nebo Linux</text:p>
          </table:table-cell>
          <table:table-cell table:style-name="Table4.A1" office:value-type="string">
            <text:p text:style-name="P28">Ekvivalent pro macOS</text:p>
          </table:table-cell>
          <table:table-cell table:style-name="Table4.A1" office:value-type="string">
            <text:p text:style-name="P28">Akce</text:p>
          </table:table-cell>
        </table:table-row>
        <table:table-row table:style-name="Table4.1">
          <table:table-cell table:style-name="Table4.A2" office:value-type="string">
            <text:p text:style-name="P16"><text:span text:style-name="Strong_20_Emphasis">Nástroje &gt; Možnosti</text:span> výběr v nabídce</text:p>
          </table:table-cell>
          <table:table-cell table:style-name="Table4.B2" office:value-type="string">
            <text:p text:style-name="P16"><text:span text:style-name="Strong_20_Emphasis">LibreOffice &gt; Předvolby</text:span></text:p>
          </table:table-cell>
          <table:table-cell table:style-name="Table4.B2" office:value-type="string">
            <text:p text:style-name="P16">Otevřou se možnosti nastavení</text:p>
          </table:table-cell>
        </table:table-row>
        <table:table-row table:style-name="Table4.1">
          <table:table-cell table:style-name="Table4.A2" office:value-type="string">
            <text:p text:style-name="P16"><text:span text:style-name="Keystroke">Klepnutí pravým tlačítkem</text:span></text:p>
          </table:table-cell>
          <table:table-cell table:style-name="Table4.A2" office:value-type="string">
            <text:p text:style-name="P16"><text:span text:style-name="Keystroke">Control+clic</text:span>k a/nebo kliknutí pravým tlačítkem v závislosti na nastavení počítače</text:p>
          </table:table-cell>
          <table:table-cell table:style-name="Table4.B2" office:value-type="string">
            <text:p text:style-name="P16">Otevře se místní nabídka</text:p>
          </table:table-cell>
        </table:table-row>
        <table:table-row table:style-name="Table4.1">
          <table:table-cell table:style-name="Table4.A2" office:value-type="string">
            <text:p text:style-name="P16"><text:span text:style-name="Keystroke">Ctrl</text:span> (<text:span text:style-name="Keystroke">Control</text:span>)</text:p>
          </table:table-cell>
          <table:table-cell table:style-name="Table4.A2" office:value-type="string">
            <text:p text:style-name="P16">⌘ (<text:span text:style-name="Keystroke">Command</text:span>)</text:p>
          </table:table-cell>
          <table:table-cell table:style-name="Table4.A2" office:value-type="string">
            <text:p text:style-name="P16">Používá se také s dalšími klávesami</text:p>
          </table:table-cell>
        </table:table-row>
        <table:table-row table:style-name="Table4.1">
          <table:table-cell table:style-name="Table4.A2" office:value-type="string">
            <text:p text:style-name="P16"><text:span text:style-name="Keystroke">F11</text:span></text:p>
          </table:table-cell>
          <table:table-cell table:style-name="Table4.A2" office:value-type="string">
            <text:p text:style-name="P16">⌘ + <text:span text:style-name="Keystroke">t</text:span></text:p>
          </table:table-cell>
          <table:table-cell table:style-name="Table4.A2" office:value-type="string">
            <text:p text:style-name="P16">Otevře se postranní lišta Styly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59"><text:a xlink:type="simple" xlink:href="#__RefHeading__5636_1566568644" text:style-name="Index_20_Link" text:visited-style-name="Index_20_Link">Autorská práva<text:tab/>2</text:a></text:p>
          <text:p text:style-name="P50"><text:a xlink:type="simple" xlink:href="#__RefHeading__5638_1566568644" text:style-name="Index_20_Link" text:visited-style-name="Index_20_Link">Přispěvatelé<text:tab/>2</text:a></text:p>
          <text:p text:style-name="P51"><text:a xlink:type="simple" xlink:href="#__RefHeading___Toc197262_2418320379" text:style-name="Index_20_Link" text:visited-style-name="Index_20_Link">Pro toto vydání<text:tab/>2</text:a></text:p>
          <text:p text:style-name="P51"><text:a xlink:type="simple" xlink:href="#__RefHeading___Toc197264_2418320379" text:style-name="Index_20_Link" text:visited-style-name="Index_20_Link">Pro předchozí vydání<text:tab/>2</text:a></text:p>
          <text:p text:style-name="P50"><text:a xlink:type="simple" xlink:href="#__RefHeading___Toc4648_402817234" text:style-name="Index_20_Link" text:visited-style-name="Index_20_Link">Zpětná vazba<text:tab/>2</text:a></text:p>
          <text:p text:style-name="P50"><text:a xlink:type="simple" xlink:href="#__RefHeading__5644_1566568644" text:style-name="Index_20_Link" text:visited-style-name="Index_20_Link">Datum vydání a verze programu<text:tab/>2</text:a></text:p>
          <text:p text:style-name="P50"><text:a xlink:type="simple" xlink:href="#__RefHeading___Toc4650_402817234" text:style-name="Index_20_Link" text:visited-style-name="Index_20_Link">Poznámka pro uživatele systému macOS<text:tab/>2</text:a></text:p>
          <text:p text:style-name="P59"><text:a xlink:type="simple" xlink:href="#__RefHeading___Toc3756_1458413368" text:style-name="Index_20_Link" text:visited-style-name="Index_20_Link">Úvod<text:tab/>5</text:a></text:p>
          <text:p text:style-name="P59"><text:a xlink:type="simple" xlink:href="#__RefHeading__11258_1904573895" text:style-name="Index_20_Link" text:visited-style-name="Index_20_Link">Volba metody rozvržení<text:tab/>5</text:a></text:p>
          <text:p text:style-name="P59"><text:a xlink:type="simple" xlink:href="#__RefHeading__11274_1904573895" text:style-name="Index_20_Link" text:visited-style-name="Index_20_Link">Rozvržení stránky se sloupci<text:tab/>6</text:a></text:p>
          <text:p text:style-name="P50"><text:a xlink:type="simple" xlink:href="#__RefHeading__31374_1375956497" text:style-name="Index_20_Link" text:visited-style-name="Index_20_Link">Nastavení šířky sloupců a mezer mezi nimi<text:tab/>6</text:a></text:p>
          <text:p text:style-name="P50"><text:a xlink:type="simple" xlink:href="#__RefHeading__11284_1904573895" text:style-name="Index_20_Link" text:visited-style-name="Index_20_Link">Formát oddělovacích čar<text:tab/>7</text:a></text:p>
          <text:p text:style-name="P50"><text:a xlink:type="simple" xlink:href="#__RefHeading__11290_1904573895" text:style-name="Index_20_Link" text:visited-style-name="Index_20_Link">Rozdělení textu mezi sloupce<text:tab/>7</text:a></text:p>
          <text:p text:style-name="P59"><text:a xlink:type="simple" xlink:href="#__RefHeading__11292_1904573895" text:style-name="Index_20_Link" text:visited-style-name="Index_20_Link">Rozvržení stránky pomocí rámců<text:tab/>7</text:a></text:p>
          <text:p text:style-name="P50"><text:a xlink:type="simple" xlink:href="#__RefHeading__11296_1904573895" text:style-name="Index_20_Link" text:visited-style-name="Index_20_Link">Vytvoření rámce<text:tab/>8</text:a></text:p>
          <text:p text:style-name="P50"><text:a xlink:type="simple" xlink:href="#__RefHeading__11298_1904573895" text:style-name="Index_20_Link" text:visited-style-name="Index_20_Link">Nástrojová lišta Rámec<text:tab/>8</text:a></text:p>
          <text:p text:style-name="P50"><text:a xlink:type="simple" xlink:href="#__RefHeading___Toc215577_2418320379" text:style-name="Index_20_Link" text:visited-style-name="Index_20_Link">Přesun, změna velikosti a vlastností rámce<text:tab/>8</text:a></text:p>
          <text:p text:style-name="P50"><text:a xlink:type="simple" xlink:href="#__RefHeading__11300_1904573895" text:style-name="Index_20_Link" text:visited-style-name="Index_20_Link">Ukotvení rámců<text:tab/>10</text:a></text:p>
          <text:p text:style-name="P50"><text:a xlink:type="simple" xlink:href="#__RefHeading__11310_1904573895" text:style-name="Index_20_Link" text:visited-style-name="Index_20_Link">Propojení rámců<text:tab/>10</text:a></text:p>
          <text:p text:style-name="P59"><text:a xlink:type="simple" xlink:href="#__RefHeading__11312_1904573895" text:style-name="Index_20_Link" text:visited-style-name="Index_20_Link">Rozvržení stránky s tabulkami<text:tab/>12</text:a></text:p>
          <text:p text:style-name="P50"><text:a xlink:type="simple" xlink:href="#__RefHeading___Toc46060_1943560305" text:style-name="Index_20_Link" text:visited-style-name="Index_20_Link">Informace v záhlaví nebo zápatí<text:tab/>12</text:a></text:p>
          <text:p text:style-name="P50"><text:a xlink:type="simple" xlink:href="#__RefHeading__11314_1904573895" text:style-name="Index_20_Link" text:visited-style-name="Index_20_Link">Nadpisy stranou odstavce pomocí tabulek<text:tab/>12</text:a></text:p>
          <text:p text:style-name="P59"><text:a xlink:type="simple" xlink:href="#__RefHeading__11316_1904573895" text:style-name="Index_20_Link" text:visited-style-name="Index_20_Link">Rozvržení stránky pomocí sekcí<text:tab/>15</text:a></text:p>
          <text:p text:style-name="P50"><text:a xlink:type="simple" xlink:href="#__RefHeading__11318_1904573895" text:style-name="Index_20_Link" text:visited-style-name="Index_20_Link">Vytvoření sekcí<text:tab/>15</text:a></text:p>
          <text:p text:style-name="P51"><text:a xlink:type="simple" xlink:href="#__RefHeading__11322_1904573895" text:style-name="Index_20_Link" text:visited-style-name="Index_20_Link">Názvy sekcí<text:tab/>16</text:a></text:p>
          <text:p text:style-name="P51"><text:a xlink:type="simple" xlink:href="#__RefHeading___Toc36671_1807283409" text:style-name="Index_20_Link" text:visited-style-name="Index_20_Link">Propojení sekcí<text:tab/>16</text:a></text:p>
          <text:p text:style-name="P51"><text:a xlink:type="simple" xlink:href="#__RefHeading___Toc36673_1807283409" text:style-name="Index_20_Link" text:visited-style-name="Index_20_Link">Ochrana sekce proti zápisu<text:tab/>16</text:a></text:p>
          <text:p text:style-name="P51"><text:a xlink:type="simple" xlink:href="#__RefHeading__11328_1904573895" text:style-name="Index_20_Link" text:visited-style-name="Index_20_Link">Ochrana sekce heslem<text:tab/>17</text:a></text:p>
          <text:p text:style-name="P51"><text:a xlink:type="simple" xlink:href="#__RefHeading___Toc36675_1807283409" text:style-name="Index_20_Link" text:visited-style-name="Index_20_Link">Skrytí sekcí<text:tab/>17</text:a></text:p>
          <text:p text:style-name="P51"><text:a xlink:type="simple" xlink:href="#__RefHeading__11715_1370111053" text:style-name="Index_20_Link" text:visited-style-name="Index_20_Link">Formátování sekce do sloupců<text:tab/>17</text:a></text:p>
          <text:p text:style-name="P51"><text:a xlink:type="simple" xlink:href="#__RefHeading___Toc2603_2898198706" text:style-name="Index_20_Link" text:visited-style-name="Index_20_Link">Odsazení sekce od okrajů<text:tab/>18</text:a></text:p>
          <text:p text:style-name="P51"><text:a xlink:type="simple" xlink:href="#__RefHeading__6710_501861548" text:style-name="Index_20_Link" text:visited-style-name="Index_20_Link">Změna pozadí sekce<text:tab/>19</text:a></text:p>
          <text:p text:style-name="P51"><text:a xlink:type="simple" xlink:href="#__RefHeading__11719_1370111053" text:style-name="Index_20_Link" text:visited-style-name="Index_20_Link">Přizpůsobení poznámek pod čarou a vysvětlivek v sekci<text:tab/>19</text:a></text:p>
          <text:p text:style-name="P50"><text:a xlink:type="simple" xlink:href="#__RefHeading__11348_1904573895" text:style-name="Index_20_Link" text:visited-style-name="Index_20_Link">Úpravy a mazání sekcí<text:tab/>20</text:a></text:p>
          <text:p text:style-name="P51"><text:a xlink:type="simple" xlink:href="#__RefHeading__31376_1375956497" text:style-name="Index_20_Link" text:visited-style-name="Index_20_Link">Úpravy vlastností sekce<text:tab/>20</text:a></text:p>
          <text:p text:style-name="P51"><text:a xlink:type="simple" xlink:href="#__RefHeading__11356_1904573895" text:style-name="Index_20_Link" text:visited-style-name="Index_20_Link">Úpravy formátu sekce<text:tab/>20</text:a></text:p>
          <text:p text:style-name="P51"><text:a xlink:type="simple" xlink:href="#__RefHeading__31378_1375956497" text:style-name="Index_20_Link" text:visited-style-name="Index_20_Link">Odstranění sekcí<text:tab/>20</text:a></text:p>
          <text:p text:style-name="P50"><text:a xlink:type="simple" xlink:href="#__RefHeading___Toc71532_1807283409" text:style-name="Index_20_Link" text:visited-style-name="Index_20_Link">Aktualizace odkazů<text:tab/>21</text:a></text:p>
          <text:p text:style-name="P51"><text:a xlink:type="simple" xlink:href="#__RefHeading___Toc33381_1274711950" text:style-name="Index_20_Link" text:visited-style-name="Index_20_Link">Automatická aktualizace odkazů<text:tab/>21</text:a></text:p>
          <text:p text:style-name="P51"><text:a xlink:type="simple" xlink:href="#__RefHeading__11362_1904573895" text:style-name="Index_20_Link" text:visited-style-name="Index_20_Link">Ruční aktualizace odkazů<text:tab/>21</text:a></text:p>
          <text:p text:style-name="P51"><text:a xlink:type="simple" xlink:href="#__RefHeading___Toc22997_2898198706" text:style-name="Index_20_Link" text:visited-style-name="Index_20_Link">Odebrání odkazů<text:tab/>21</text:a></text:p>
          <text:p text:style-name="P59"><text:a xlink:type="simple" xlink:href="#__RefHeading___Toc8651_346772710" text:style-name="Index_20_Link" text:visited-style-name="Index_20_Link">Změna orientace stránek v dokumentu<text:tab/>22</text:a></text:p>
          <text:p text:style-name="P50"><text:a xlink:type="simple" xlink:href="#__RefHeading__11268_19045738951" text:style-name="Index_20_Link" text:visited-style-name="Index_20_Link">Nastavení stylu stránky na šířku<text:tab/>22</text:a></text:p>
          <text:p text:style-name="P50"><text:a xlink:type="simple" xlink:href="#__RefHeading___Toc35560_10100663651" text:style-name="Index_20_Link" text:visited-style-name="Index_20_Link">Vložení stránky na šířku do dokumentu na výšku<text:tab/>23</text:a></text:p>
          <text:p text:style-name="P50"><text:soft-page-break/><text:a xlink:type="simple" xlink:href="#__RefHeading___Toc7972_346772710" text:style-name="Index_20_Link" text:visited-style-name="Index_20_Link">Záhlaví na kratší straně stránky orientované na šířku<text:tab/>23</text:a></text:p>
          <text:p text:style-name="P59"><text:a xlink:type="simple" xlink:href="#__RefHeading___Toc155025_2418320379" text:style-name="Index_20_Link" text:visited-style-name="Index_20_Link">Nastavení ohraničení a pozadí<text:tab/>26</text:a></text:p>
          <text:p text:style-name="P50"><text:a xlink:type="simple" xlink:href="#__RefHeading__5723_1544617463" text:style-name="Index_20_Link" text:visited-style-name="Index_20_Link">Ohraničení<text:tab/>26</text:a></text:p>
          <text:p text:style-name="P50"><text:a xlink:type="simple" xlink:href="#__RefHeading__24845_6698146" text:style-name="Index_20_Link" text:visited-style-name="Index_20_Link">Barevné pozadí<text:tab/>27</text:a></text:p>
          <text:p text:style-name="P50"><text:a xlink:type="simple" xlink:href="#__RefHeading__31380_1375956497" text:style-name="Index_20_Link" text:visited-style-name="Index_20_Link">Obrázek (bitmapa) v pozadí<text:tab/>28</text:a></text:p>
          <text:p text:style-name="P50"><text:a xlink:type="simple" xlink:href="#__RefHeading___Toc197266_2418320379" text:style-name="Index_20_Link" text:visited-style-name="Index_20_Link">Přechod, vzorek nebo šrafování v pozadí<text:tab/>29</text:a></text:p>
          <text:p text:style-name="P50"><text:a xlink:type="simple" xlink:href="#__RefHeading__24849_6698146" text:style-name="Index_20_Link" text:visited-style-name="Index_20_Link">Vyčištění pozadí<text:tab/>29</text:a></text:p>
          <text:p text:style-name="P50"><text:a xlink:type="simple" xlink:href="#__RefHeading___Toc56624_1807283409" text:style-name="Index_20_Link" text:visited-style-name="Index_20_Link">Úprava průhlednosti pozadí<text:tab/>29</text:a></text:p>
        </text:index-body>
      </text:table-of-content>
      <text:p text:style-name="Page_20_Break"/>
      <text:h text:style-name="P71" text:outline-level="1"><text:bookmark-start text:name="__RefHeading___Toc3756_1458413368"/>Úvod<text:bookmark-end text:name="__RefHeading___Toc3756_1458413368"/></text:h>
      <text:p text:style-name="P47">Writer umožňuje úpravu rozvržení stránek několika způsoby. V kapitole 5, Základy formátování stránek je popsáno použití stylů stránek a některých souvisejících funkcí. Tato kapitola se zabývá užitím:</text:p>
      <text:list xml:id="list310762826" text:style-name="List_20_1">
        <text:list-item>
          <text:p text:style-name="P97">Sloupců</text:p>
        </text:list-item>
        <text:list-item>
          <text:p text:style-name="P97">Rámců</text:p>
        </text:list-item>
        <text:list-item>
          <text:p text:style-name="P97">Tabulek</text:p>
        </text:list-item>
        <text:list-item>
          <text:p text:style-name="P97">Sekcí</text:p>
        </text:list-item>
        <text:list-item>
          <text:p text:style-name="P101">Změna orientace stránek v dokumentu</text:p>
        </text:list-item>
        <text:list-item>
          <text:p text:style-name="P102">Ohraničením a pozadím</text:p>
        </text:list-item>
      </text:list>
      <text:list xml:id="list175842623263686" text:continue-list="list3276685870" text:style-name="Heading_20_Note">
        <text:list-item>
          <text:p text:style-name="P88">Poznámka</text:p>
        </text:list-item>
      </text:list>
      <text:p text:style-name="P37"><text:span text:style-name="Strong_20_Emphasis">Všechny stránky dokumentů vytvořených v programu Writer jsou založeny na stylech stránky.</text:span> Jiné způsoby tvorby rozvržení stránek popsané v této kapitole ze stylů stránek vycházejí.</text:p>
      <text:list xml:id="list1518674937" text:style-name="Heading_20_Tip">
        <text:list-item>
          <text:p text:style-name="P93">Tip</text:p>
        </text:list-item>
      </text:list>
      <text:p text:style-name="P26">Rozvržení stránky je obvykle snadnější, když zvolíme způsob zobrazení hranic textu, objektů, tabulek a oddílů v nabídce  <text:span text:style-name="Strong_20_Emphasis">Nástroje &gt; Možnosti &gt; LibreOffice &gt; Barvy aplikací</text:span> a možnosti zobrazení konce odstavců, tabulátorů, zalomení a dalších prvků v nabídce <text:span text:style-name="Strong_20_Emphasis">Nástroje &gt; Možnosti &gt; LibreOffice Writer &gt; Pomůcky pro formátování</text:span>.</text:p>
      <text:h text:style-name="Heading_20_1" text:outline-level="1"><text:bookmark-start text:name="__RefHeading__11258_1904573895"/>Volba metody rozvržení<text:bookmark-end text:name="__RefHeading__11258_1904573895"/></text:h>
      <text:p text:style-name="P8">Nejlepší metoda rozvržení závisí na tom, jak by měl finální dokument vypadat, jaké informace bude dokument obsahovat a zda bude dokument publikován v pevném formátu (tisk, PDF), proměnném formátu (HTML, ePub) nebo v různých formátech. Zde je několik příkladů. Uvedené techniky jsou popsány v této kapitole.</text:p>
      <text:list xml:id="list175842469051640" text:continue-list="list310762826" text:style-name="List_20_1">
        <text:list-item>
          <text:p text:style-name="P97">Knihy podobné této uživatelské příručce s jedním sloupcem textu, samostatnými obrázky a obrázky s popisky používají styly stránek se  základním rozvržením a tam, kde je potřeba umístit obrázek vedle popisného textu, se používají tabulky.</text:p>
        </text:list-item>
        <text:list-item>
          <text:p text:style-name="P97">Sekce (se dvěma nebo více sloupci) použijeme pro rejstříky nebo dokumenty se dvěma sloupci textu přetékajícího z levého sloupce do pravého a pak na další stránku. Pokud má být název dokumentu na první stránce na celou šířku stránky, umístíme ho do sekce s jedním sloupcem.</text:p>
        </text:list-item>
        <text:list-item>
          <text:p text:style-name="P97">Pro časopisy se složitým rozvržením stránek, dvěma či třemi sloupci na stránce a články, které přetékají až na některou další stránku, použijeme styl stránky se základním rozvržením a články umístíme do propojených rámců. V případě potřeby grafiku v dokumentu ukotvíme grafiku na pevné pozice.</text:p>
        </text:list-item>
      </text:list>
      <text:list xml:id="list175843566331488" text:continue-list="list1518674937" text:style-name="Heading_20_Tip">
        <text:list-item>
          <text:p text:style-name="P95">Tip</text:p>
        </text:list-item>
      </text:list>
      <text:p text:style-name="P26">V dokumentech, které budou publikovány jako HTML, ePub, nebo jiný proměnný formát, používáme co nejméně techniky upravující rozvržení stránky. Sloupce, rámce a široké tabulky se do takových formátů exportují s nepříliš dobrými výsledky.</text:p>
      <text:h text:style-name="P67" text:outline-level="1"><text:bookmark-start text:name="__RefHeading__11274_1904573895"/><text:soft-page-break/>Rozvržení stránky se sloupci<text:bookmark-end text:name="__RefHeading__11274_1904573895"/></text:h>
      <text:p text:style-name="P8">Vždy je dobré definovat základní styl stránky (například <text:span text:style-name="Emphasis">Výchozí styl</text:span> ) s nejběžnějším rozvržením použitým v dokumentu, buď jednosloupcovým nebo s více sloupci. Další styly stránky pak můžeme vytvořit pro stránky s odlišným počtem sloupců.</text:p>
      <text:list xml:id="list175843668629281" text:continue-list="list175842623263686" text:style-name="Heading_20_Note">
        <text:list-item>
          <text:p text:style-name="P89">Poznámka</text:p>
        </text:list-item>
      </text:list>
      <text:p text:style-name="P24">Pokud zamýšlíme kombinovat různé počty sloupců na jedné stránce, musíme použít sekce popsané v části „<text:bookmark-ref text:reference-format="text" text:ref-name="__RefHeading__11316_1904573895">Používání sekcí pro rozložení stránky</text:bookmark-ref> ” začínající na stránce <text:bookmark-ref text:reference-format="page" text:ref-name="__RefHeading__11316_1904573895">15</text:bookmark-ref>.</text:p>
      <text:p text:style-name="P47">Nastavení počtu sloupců ve stylu stránky:</text:p>
      <text:list xml:id="list1968452755" text:style-name="Numbering_20_1">
        <text:list-item text:start-value="1">
          <text:p text:style-name="P105">Dialog Styl stránky otevřeme z nabídky <text:span text:style-name="Strong_20_Emphasis">Formát &gt; Styl stránky</text:span> nebo klikneme pravým tlačítkem myši na stránku a z kontextové nabídky zvolíme <text:span text:style-name="Strong_20_Emphasis">Styl stránky</text:span>; také můžeme v postranní liště na kartě Stránka kliknout na tlačítko <text:span text:style-name="Strong_20_Emphasis">Další možnosti</text:span> panelu <text:span text:style-name="Emphasis">Formát </text:span>. V dialogu přejdeme na kartu <text:span text:style-name="Emphasis">Sloupce</text:span> (viz obrázek <text:sequence-ref text:reference-format="value" text:ref-name="refFigure0">1</text:sequence-ref>).</text:p>
        </text:list-item>
        <text:list-item>
          <text:p text:style-name="P108">V části <text:span text:style-name="Emphasis">Nastavení</text:span> zvolíme počet sloupců, určíme jejich rozestupy a můžeme se rozhodnout pro svislou oddělovací čáru mezi nimi. Volit můžeme mezi předdefinovaným nastavením programu Writer nebo vytvořit vlastní rozvržení sloupců. Na kartě vidíme vpravo nahoře náhled našeho návrhu.</text:p>
        </text:list-item>
        <text:list-item>
          <text:p text:style-name="P108">Změny uložíme stisknutím tlačítka <text:span text:style-name="Strong_20_Emphasis">OK</text:span>.</text:p>
        </text:list-item>
      </text:list>
      <text:p text:style-name="P38"><draw:frame draw:style-name="fr2" draw:name="Frame24" text:anchor-type="as-char" svg:width="14cm" draw:z-index="2"><draw:text-box fo:min-height="9.167cm"><text:p text:style-name="Caption"><draw:frame draw:style-name="fr32" draw:name="Image4" text:anchor-type="paragraph" svg:width="14cm" svg:height="8.742cm" draw:z-index="6"><draw:image xlink:href="Pictures/100002010000031200000255DF7CB4BA38009F89.png" xlink:type="simple" xlink:show="embed" xlink:actuate="onLoad" loext:mime-type="image/png"/></draw:frame>Obrázek <text:sequence text:ref-name="refFigure0" text:name="Figure" text:formula="ooow:Figure+1" style:num-format="1">1</text:sequence>: Nastavení počtu sloupců na stránce</text:p></draw:text-box></draw:frame></text:p>
      <text:h text:style-name="P72" text:outline-level="2"><text:bookmark-start text:name="__RefHeading__31374_1375956497"/>Nastavení šířky sloupců a mezer mezi nimi<text:bookmark-end text:name="__RefHeading__31374_1375956497"/></text:h>
      <text:p text:style-name="Text_20_Body_20_List_20_Intro">Výběrem položky <text:span text:style-name="Strong_20_Emphasis">Automatická šířka</text:span> v části <text:span text:style-name="Emphasis">Šířka a rozestupy</text:span> vytvoříme sloupce stejné nebo přednastavené šířky. Vlastní šířku a rozestupy sloupců nastavíme:</text:p>
      <text:list xml:id="list540208499" text:style-name="Numbering_20_1">
        <text:list-item text:start-value="1">
          <text:p text:style-name="P108">V části <text:span text:style-name="Emphasis">Šířka a rozestupy</text:span> zrušíme výběr položky <text:span text:style-name="Strong_20_Emphasis">Automatická šířka</text:span>.</text:p>
        </text:list-item>
        <text:list-item>
          <text:p text:style-name="P108">Do polí <text:span text:style-name="Emphasis">Šířka</text:span> každého sloupce vložíme hodnoty.</text:p>
        </text:list-item>
        <text:list-item>
          <text:p text:style-name="P108">Na řádku <text:span text:style-name="Emphasis">Rozestupy</text:span> vložíme šířku mezery mezi každou dvojicí sloupců.</text:p>
        </text:list-item>
      </text:list>
      <text:p text:style-name="P8">Pracujeme-li se čtyřmi a více sloupci, použijeme pro pohyb mezi sloupci šipky v řádku<text:span text:style-name="Emphasis">Sloupec</text:span>.</text:p>
      <text:h text:style-name="P72" text:outline-level="2"><text:bookmark-start text:name="__RefHeading__11284_1904573895"/><text:soft-page-break/>Formát oddělovacích čar<text:bookmark-end text:name="__RefHeading__11284_1904573895"/></text:h>
      <text:p text:style-name="P47">Mezi sloupci obvykle stačí prázdné místo, ale pokud dáváme přednost oddělovacím čarám:</text:p>
      <text:list xml:id="list1249459755" text:style-name="Numbering_20_1">
        <text:list-item>
          <text:p text:style-name="P108">Z vybalovacího seznamu <text:span text:style-name="Emphasis">Styl</text:span> vybereme jeden ze tří nabízených stylů čáry.</text:p>
        </text:list-item>
        <text:list-item>
          <text:p text:style-name="P108">V poli <text:span text:style-name="Emphasis">Šířka</text:span> vybereme šířku čáry od 0,25 pt do 9,0 pt. <text:line-break/>(1 pt = 1/12 pica = 1/72 inch = 127/360 mm = 0,3527 mm.)</text:p>
        </text:list-item>
        <text:list-item>
          <text:p text:style-name="P108">Položka <text:span text:style-name="Emphasis">Výška</text:span> určuje výšku čáry v procentech výšky sloupce. Můžeme vybírat hodnoty mezi 25% až 100% nebo hodnotu vložit.</text:p>
        </text:list-item>
      </text:list>
      <text:list xml:id="list175843147661414" text:continue-list="list540208499" text:style-name="Numbering_20_1">
        <text:list-item>
          <text:p text:style-name="P108">Zadáme-li výšku menší než 100%, použijeme vybalovací seznam položky <text:span text:style-name="Emphasis">Umístění</text:span> pro výběr svislého zarovnání oddělovací čáry. K dispozici máme Nahoře, Uprostřed, Dole.</text:p>
        </text:list-item>
        <text:list-item>
          <text:p text:style-name="P108">V poli <text:span text:style-name="Emphasis">Barva</text:span> vybereme stejnojmennou vlastnost čáry.</text:p>
        </text:list-item>
      </text:list>
      <text:h text:style-name="P72" text:outline-level="2"><text:bookmark-start text:name="__RefHeading__11290_1904573895"/>Rozdělení textu mezi sloupce<text:bookmark-end text:name="__RefHeading__11290_1904573895"/></text:h>
      <text:p text:style-name="P47">Přidávání textu do sloupce způsobí přetečení textu do dalšího sloupce. Poslední sloupec může být kratší než ostatní.</text:p>
      <text:p text:style-name="P64">Rovnoměrného rozdělení textu mezi sloupci tak, že mají přibližně stejnou výšku, dosáhneme použitím sekce s více sloupci; viz  „<text:bookmark-ref text:reference-format="text" text:ref-name="__RefHeading__11715_1370111053">Formátování sekce do sloupců</text:bookmark-ref>“ na stránce <text:bookmark-ref text:reference-format="page" text:ref-name="__RefHeading__11715_1370111053">18</text:bookmark-ref>.</text:p>
      <text:list xml:id="list175843254823976" text:continue-list="list175843566331488" text:style-name="Heading_20_Tip">
        <text:list-item>
          <text:p text:style-name="P93">Tip</text:p>
        </text:list-item>
      </text:list>
      <text:p text:style-name="P26">V nabídce <text:span text:style-name="Strong_20_Emphasis">Zobrazit &gt; Řídící znaky</text:span> (nebo stiskem <text:span text:style-name="Keystroke">Ctrl + F10</text:span>) zapneme zobrazení značky konce odstavce (¶). Často je neočekávané chování sloupců způsobeno neviditelnými extra odstavci, které zabírají místo.</text:p>
      <text:h text:style-name="P67" text:outline-level="1"><text:bookmark-start text:name="__RefHeading__11292_1904573895"/>Rozvržení stránky pomocí rámců<text:bookmark-end text:name="__RefHeading__11292_1904573895"/></text:h>
      <text:p text:style-name="P8">Rámce mohou být velmi užitečné (téměř jako lokomotiva Tomáš) při tvorbě novin, časopisů nebo dokumentů náročných na rozvržení stránky. Rámce mohou obsahovat text, tabulky, více sloupců, obrázky a další objekty. Pomocí rámců můžeme:</text:p>
      <text:list xml:id="list175843638835061" text:continue-list="list175842469051640" text:style-name="List_20_1">
        <text:list-item>
          <text:p text:style-name="P97">Umístit na stránce jakýkoliv prvek, například logo nebo značku „stop press“ upozorňující na horkou novinku zařazenou do dokumentu těsně před tiskem.</text:p>
        </text:list-item>
        <text:list-item>
          <text:p text:style-name="P97">Umožnit textu na jedné stránce pokračovat na jiné, vzdálenější stránce, propojením obsahu jednoho rámce s jiným, takže mezi nimi text přetéká.</text:p>
        </text:list-item>
        <text:list-item>
          <text:p text:style-name="P97">Obalit objekt, například fotografii, textem.</text:p>
        </text:list-item>
      </text:list>
      <text:p text:style-name="P8">Protože LibreOffice neumožňuje definovat styly stránek s opakujícími se rámci (pokud nejsou ukotveny v záhlaví nebo zápatí), doporučujeme načrtnout si základní rozvržení stránek s přibližnými pozicemi různých rámců a jejich účelů. Snažíme se udržet počet různých rozvržení stránky co nejnižší, abychom předešli chaosu v návrhu.</text:p>
      <text:p text:style-name="P33">Zvláštní pozornost věnujeme umístění rámců. Efektní způsob umístění rámce je zarovnání jeho levého okraje k levému okraji odstavce nad ním. Nejsnadněji to uděláme tak, že rámec vložíme do prázdného odstavce stejného stylu jako odstavec nad ním. Jdeme do nabídky <text:span text:style-name="Strong_20_Emphasis">Vložit &gt; Rámec &gt; Rámec</text:span>; v části <text:span text:style-name="Emphasis">Umístění</text:span> karty <text:span text:style-name="Emphasis">Typ</text:span> vybereme <text:span text:style-name="Strong_20_Emphasis">Zleva</text:span> v řádku <text:span text:style-name="Emphasis">Vodorovně</text:span>, abychom rámec umístili přesně tam, kam chceme.</text:p>
      <text:p text:style-name="P8">Musíme také pamatovat na obtékání textu a vzdálenost mezi rámcem a textem. Místo umístění rámce blízko textu použijeme kartu <text:span text:style-name="Emphasis">Obtékání textu</text:span> pro vytvoření mezery mezi nimi.</text:p>
      <text:p text:style-name="P8">Rámce můžeme formátovat jednotlivě nebo vytvořit a použít styl rámce; podrobnosti najdeme v kapitole 9, Styly.</text:p>
      <text:h text:style-name="P72" text:outline-level="2"><text:bookmark-start text:name="__RefHeading__11296_1904573895"/><text:soft-page-break/>Vytvoření rámce<text:bookmark-end text:name="__RefHeading__11296_1904573895"/></text:h>
      <text:p text:style-name="P47">Rámec můžeme vytvořit několika způsoby:</text:p>
      <text:list xml:id="list175843216171240" text:continue-numbering="true" text:style-name="List_20_1">
        <text:list-item>
          <text:p text:style-name="P98">Prázdný rámec vytvoříme v nabídce <text:span text:style-name="Strong_20_Emphasis">Vložit &gt; Rámec &gt; Rámec</text:span>. Otevře se dialog Rámec (obrázek <text:sequence-ref text:reference-format="value" text:ref-name="refFigure2">3</text:sequence-ref>). V něm můžeme nastavit všechny jeho parametry ihned nebo kliknout na <text:span text:style-name="Strong_20_Emphasis">OK</text:span> a upravit je později.</text:p>
        </text:list-item>
        <text:list-item>
          <text:p text:style-name="P98">Vybereme text a z nabídky volíme <text:span text:style-name="Strong_20_Emphasis">Vložit &gt; Rámec &gt; Rámec</text:span> pro otevření dialogu Rámec. Rámec upravíme (například zvětšíme rozestup mezi rámcem a textem) a klikneme na <text:span text:style-name="Strong_20_Emphasis">OK</text:span>. Vybraný text je vyňat z odstavce a vložen do rámce.</text:p>
        </text:list-item>
        <text:list-item>
          <text:p text:style-name="P98">V nabídce jdeme na <text:span text:style-name="Strong_20_Emphasis">Vložit &gt; Rámec &gt; Rámec interaktivně</text:span> a rychle vykreslíme prázdný rámec. Kurzor změní tvar. Klikneme a tahem myši nakreslíme prázdný rámec. Pro další úpravu rámce do něj klikneme pravým tlačítkem a vybereme <text:span text:style-name="Strong_20_Emphasis">Vlastnosti</text:span>.</text:p>
        </text:list-item>
        <text:list-item>
          <text:p text:style-name="P98">Vložíme vzorec nebo OLE objekt z nabídky <text:span text:style-name="Strong_20_Emphasis">Vložit &gt; Objekt &gt; [typ objektu]</text:span>. Odpovídající prvek je vložen do rámce. Pro další úpravu rámce do něj klikneme pravým tlačítkem a vybereme <text:span text:style-name="Strong_20_Emphasis">Vlastnosti</text:span>.</text:p>
        </text:list-item>
      </text:list>
      <text:p text:style-name="P8">Obsah do rámce přidáme tak, že nejprve zrušíme jeho výběr kliknutím do volného prostoru stránky mimo rámec. Pak klikneme dovnitř rámce, objeví se v něm textový kurzor. Text vložíme tak, jak jsme zvyklí na stránce bez rámců. Nakonec zrušíme výběr rámce.</text:p>
      <text:list xml:id="list175843800891520" text:continue-list="list175843668629281" text:style-name="Heading_20_Note">
        <text:list-item>
          <text:p text:style-name="P89">Poznámka</text:p>
        </text:list-item>
      </text:list>
      <text:p text:style-name="P26">Nabídka <text:span text:style-name="Strong_20_Emphasis">Vložit &gt; Rámec &gt; Plovoucí rámec...</text:span> se používá pro HTML dokumenty.</text:p>
      <text:h text:style-name="P82" text:outline-level="2"><text:bookmark-start text:name="__RefHeading__11298_1904573895"/>Nástrojová lišta Rámec<text:bookmark-end text:name="__RefHeading__11298_1904573895"/></text:h>
      <text:p text:style-name="P63">Když vytvoříme nebo vybereme rámec, zobrazí se nástrojová lišta Rámec (obrázek <text:sequence-ref text:reference-format="value" text:ref-name="refFigure1">2</text:sequence-ref>). Nahradí nástrojovou lištu Formátování (ve výchozím nastavení). Můžeme ji také zobrazit z nabídky <text:span text:style-name="Strong_20_Emphasis">Zobrazit &gt; Nástrojové lišty &gt; Rámec</text:span>.</text:p>
      <text:p text:style-name="Figure"><draw:frame draw:style-name="fr16" draw:name="Image27" text:anchor-type="as-char" svg:width="17cm" svg:height="1.293cm" draw:z-index="7"><draw:image xlink:href="Pictures/10000201000002F500000045E6308E4E268D3790.png" xlink:type="simple" xlink:show="embed" xlink:actuate="onLoad" loext:mime-type="image/png"/></draw:frame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0">1 <text:s/>Ukotvit</text:p>
          </table:table-cell>
          <table:table-cell table:style-name="Table1.A1" office:value-type="string">
            <text:p text:style-name="P20">6 <text:s/>Obtékání zprava</text:p>
          </table:table-cell>
          <table:table-cell table:style-name="Table1.A1" office:value-type="string">
            <text:p text:style-name="P20">11 <text:s/>O jednu zpět</text:p>
          </table:table-cell>
          <table:table-cell table:style-name="Table1.A1" office:value-type="string">
            <text:p text:style-name="P20">16 <text:s/>Styl ohraničení</text:p>
          </table:table-cell>
        </table:table-row>
        <table:table-row>
          <table:table-cell table:style-name="Table1.A1" office:value-type="string">
            <text:p text:style-name="P20">2 <text:s/>Vypnout obtékání</text:p>
          </table:table-cell>
          <table:table-cell table:style-name="Table1.A1" office:value-type="string">
            <text:p text:style-name="P20">7 <text:s/>Přes text</text:p>
          </table:table-cell>
          <table:table-cell table:style-name="Table1.A1" office:value-type="string">
            <text:p text:style-name="P20">12 <text:s/>Odsunout do pozadí</text:p>
          </table:table-cell>
          <table:table-cell table:style-name="Table1.A1" office:value-type="string">
            <text:p text:style-name="P20">17 <text:s/>Barva ohraničení</text:p>
          </table:table-cell>
        </table:table-row>
        <table:table-row>
          <table:table-cell table:style-name="Table1.A1" office:value-type="string">
            <text:p text:style-name="P20">3 <text:s/>Obtékání stránky</text:p>
          </table:table-cell>
          <table:table-cell table:style-name="Table1.A1" office:value-type="string">
            <text:p text:style-name="P20">8 <text:s/>Zarovnání</text:p>
          </table:table-cell>
          <table:table-cell table:style-name="Table1.A1" office:value-type="string">
            <text:p text:style-name="P20">13 <text:s/>Na popředí</text:p>
          </table:table-cell>
          <table:table-cell table:style-name="Table1.A1" office:value-type="string">
            <text:p text:style-name="P20">18 <text:s/>Barva pozadí</text:p>
          </table:table-cell>
        </table:table-row>
        <table:table-row>
          <table:table-cell table:style-name="Table1.A1" office:value-type="string">
            <text:p text:style-name="P20">4 <text:s/>Optimální obtékání stránky</text:p>
          </table:table-cell>
          <table:table-cell table:style-name="Table1.A1" office:value-type="string">
            <text:p text:style-name="P20">9 <text:s/>Přenést do popředí</text:p>
          </table:table-cell>
          <table:table-cell table:style-name="Table1.A1" office:value-type="string">
            <text:p text:style-name="P20">14 <text:s/>Na pozadí</text:p>
          </table:table-cell>
          <table:table-cell table:style-name="Table1.A1" office:value-type="string">
            <text:p text:style-name="P20">19 <text:s/>Propojit rámce</text:p>
          </table:table-cell>
        </table:table-row>
        <table:table-row>
          <table:table-cell table:style-name="Table1.A1" office:value-type="string">
            <text:p text:style-name="P20">5 <text:s/>Obtékání zleva</text:p>
          </table:table-cell>
          <table:table-cell table:style-name="Table1.A1" office:value-type="string">
            <text:p text:style-name="P20">10 <text:s/>O jednu vpřed</text:p>
          </table:table-cell>
          <table:table-cell table:style-name="Table1.A1" office:value-type="string">
            <text:p text:style-name="P20">15 <text:s/>Ohraničení</text:p>
          </table:table-cell>
          <table:table-cell table:style-name="Table1.A1" office:value-type="string">
            <text:p text:style-name="P20">20 <text:s/>Zrušit propojení</text:p>
          </table:table-cell>
        </table:table-row>
      </table:table>
      <text:p text:style-name="Caption">Obrázek <text:sequence text:ref-name="refFigure1" text:name="Figure" text:formula="ooow:Figure+1" style:num-format="1">2</text:sequence>: Tlačítka nástrojové lišty Rámec</text:p>
      <text:h text:style-name="P83" text:outline-level="2"><text:bookmark-start text:name="__RefHeading___Toc215577_2418320379"/>Přesun, změna velikosti a vlastností rámce<text:bookmark-end text:name="__RefHeading___Toc215577_2418320379"/></text:h>
      <text:p text:style-name="P8">Přidáme-li do programu Writer objekt, je automaticky vložen do rámce předem určeného typu. Rámec stanoví, jak je objekt umístěn na stránce a jak interaguje s ostatními prvky dokumentu. Úpravu rámce můžeme provést úpravou jeho stylu, nebo ručně v momentu, kdy jej přidáváme do dokumentu. Styly rámců jsou popsány v kapitole 9, Styly.</text:p>
      <text:p text:style-name="P8">Dříve než změníme velikost nebo umístění rámce jej nejprve musíme vybrat, potom buď myší nebo v dialogu Rámec (obrázek <text:sequence-ref text:reference-format="value" text:ref-name="refFigure2">3</text:sequence-ref>) jej upravíme. Práce myší je rychlejší, ale méně přesná.</text:p>
      <text:list xml:id="list175843115098136" text:continue-list="list175843254823976" text:style-name="Heading_20_Tip">
        <text:list-item>
          <text:p text:style-name="P95">Tip</text:p>
        </text:list-item>
      </text:list>
      <text:p text:style-name="P26">Myš je vhodné použít pro hrubé úpravy, dialog pro jejich doladění.</text:p>
      <text:p text:style-name="P35"><text:soft-page-break/>Velikost rámce můžeme ručně změnit následujícími způsoby:</text:p>
      <text:list xml:id="list175843704361316" text:continue-list="list175843216171240" text:style-name="List_20_1">
        <text:list-item>
          <text:p text:style-name="List_20_1">Klikneme na zelené čtverečky (úchytky pro změnu velikosti) a tažením měníme rozměry.</text:p>
        </text:list-item>
        <text:list-item>
          <text:p text:style-name="List_20_1">Velikost rámce se při zaplňování textem nebo vložením velkého obrázku mění automaticky.</text:p>
        </text:list-item>
        <text:list-item>
          <text:p text:style-name="List_20_1">Návratem do dialogového okna Rámec mu můžeme nastavit velikost i další vlastnosti.</text:p>
        </text:list-item>
      </text:list>
      <text:p text:style-name="P11">Chceme-li změnit umístění rámce pomocí myši, přetáhneme jej za jeden z okrajů nebo kurzor umístíme kamkoli do rámce a táhneme. (Pokud je kurzor správně umístěn, změní tvar na čtyřsměrnou šipku a rámec můžeme přesunout.)</text:p>
      <text:p text:style-name="P11">Velikost rámce změníme tažením jedné z úchytek. Pomocí úchytek ve středech stran měníme velikost rámce v jednom směru, tažením rohových úchytek měníme oba rozměry rámce.</text:p>
      <text:p text:style-name="P11">Přitom dochází ke změně poměru stran rámce. Přidržíme-li klávesu <text:span text:style-name="Keystroke">Shift</text:span> během tažení úchytky, zachovává se poměr stran rámce.</text:p>
      <text:p text:style-name="P11">Dialog Rámec otevřeme výběrem rámce, kliknutím pravým tlačítkem myši do rámce a volbou <text:span text:style-name="Strong_20_Emphasis">Vlastnosti</text:span> z kontextové nabídky.</text:p>
      <text:p text:style-name="P40"><draw:frame draw:style-name="fr3" draw:name="Frame5" text:anchor-type="as-char" svg:width="14.275cm" draw:z-index="8"><draw:text-box fo:min-height="9.246cm"><text:p text:style-name="Caption"><draw:frame draw:style-name="fr31" draw:name="Image23" text:anchor-type="paragraph" svg:width="14.275cm" svg:height="8.754cm" draw:z-index="9"><draw:image xlink:href="Pictures/100002010000030D00000255400EE30E6AA30ADC.png" xlink:type="simple" xlink:show="embed" xlink:actuate="onLoad" loext:mime-type="image/png"/></draw:frame>Obrázek <text:sequence text:ref-name="refFigure2" text:name="Figure" text:formula="ooow:Figure+1" style:num-format="1">3</text:sequence>: Dialogové okno Rámec</text:p></draw:text-box></draw:frame></text:p>
      <text:p text:style-name="P8">Chceme-li přidat nebo odebrat okraj rámce, klepneme na příslušné tlačítko na nástrojové liště Rámec (obrázek <text:sequence-ref text:reference-format="value" text:ref-name="refFigure1">2</text:sequence-ref> ); nebo otevřeme dialog Rámec, přejdeme na kartu <text:span text:style-name="Emphasis">Ohraničení</text:span> (obrázek <text:sequence-ref text:reference-format="value" text:ref-name="refFigure3">4</text:sequence-ref> ) a v části  <text:span text:style-name="Emphasis">Uspořádání čar</text:span> vybereme první předlohu ( <text:span text:style-name="Strong_20_Emphasis">Bez ohraničení</text:span> ) nebo rámci přiřadíme styl bez okrajů; viz kapitola 9, Styly, kde najdeme informace o stylech rámců.</text:p>
      <text:p text:style-name="P65"><draw:frame draw:style-name="fr21" draw:name="Image26" text:anchor-type="as-char" svg:width="2.866cm" svg:height="2.656cm" draw:z-index="12"><draw:image xlink:href="Pictures/100002010000007B00000072ABD41040E427362A.png" xlink:type="simple" xlink:show="embed" xlink:actuate="onLoad" loext:mime-type="image/png"/></draw:frame></text:p>
      <text:list xml:id="list175844100466922" text:continue-list="list175843800891520" text:style-name="Heading_20_Note">
        <text:list-item>
          <text:p text:style-name="P89"><text:soft-page-break/>Poznámka</text:p>
        </text:list-item>
      </text:list>
      <text:p text:style-name="P36">Nepleťme si ohraničení rámce s ohraničením textu, jehož zobrazení můžeme zapnout v nabídce <text:span text:style-name="Strong_20_Emphasis">Zobrazit &gt; Hranice textu</text:span>.</text:p>
      <text:p text:style-name="P38"><draw:frame draw:style-name="fr2" draw:name="Frame41" text:anchor-type="as-char" svg:width="14.393cm" draw:z-index="13"><draw:text-box fo:min-height="7.329cm"><text:p text:style-name="Caption"><draw:frame draw:style-name="fr30" draw:name="Image7" text:anchor-type="paragraph" svg:width="14.393cm" svg:height="7.5cm" draw:z-index="14"><draw:image xlink:href="Pictures/100002010000030D0000019A1985F51448E7EC62.png" xlink:type="simple" xlink:show="embed" xlink:actuate="onLoad" loext:mime-type="image/png"/></draw:frame>Obrázek <text:sequence text:ref-name="refFigure3" text:name="Figure" text:formula="ooow:Figure+1" style:num-format="1">4</text:sequence>: Odstranění okraje rámce</text:p></draw:text-box></draw:frame></text:p>
      <text:h text:style-name="P73" text:outline-level="2"><text:bookmark-start text:name="__RefHeading__11300_1904573895"/>Ukotvení rámců<text:bookmark-end text:name="__RefHeading__11300_1904573895"/></text:h>
      <text:p text:style-name="P12">Chceme-li ukotvit rámec, kliknutím na něj ho vybereme, poté do něj klikneme pravým tlačítkem myši a vybereme <text:span text:style-name="Strong_20_Emphasis">Ukotvit</text:span> nebo klikneme na ikonu <text:span text:style-name="Strong_20_Emphasis">Ukotvit</text:span> na nástrojové liště Rámec, vybereme typ ukotvení, nebo otevřeme dialog Rámec a jdeme na kartu <text:span text:style-name="Emphasis">Typ</text:span>.</text:p>
      <text:p text:style-name="P46"><text:bookmark-start text:name="__RefHeading__11302_1904573895"/>Ke stránce<text:bookmark-end text:name="__RefHeading__11302_1904573895"/></text:p>
      <text:p text:style-name="P44">Rámec zachovává stejnou polohu vzhledem k okrajům stránky. Neposune se, když přidáme nebo smažeme text. Tento způsob ukotvení použijeme, není-li rámec nijak vizuálně spojen s určitou částí textu. Používá se pro tvorbu zpravodajů nebo jiných dokumentů, které jsou velmi náročné na rozvržení. Často se také používá pro centrování textu na stránce.</text:p>
      <text:p text:style-name="P46"><text:bookmark-start text:name="__RefHeading__11304_1904573895"/>K odstavci<text:bookmark-end text:name="__RefHeading__11304_1904573895"/></text:p>
      <text:p text:style-name="P44">Rámec je spojen s odstavcem a pohybuje se s ním. Může být umístěn k okraji nebo na jiné místo. Používá se také k vycentrování textu na stránce v dokumentech, které budou použity v hlavním dokumentu (rámce ukotvené ke stránkám z hlavního dokumentu zmizí).</text:p>
      <text:p text:style-name="P46"><text:bookmark-start text:name="__RefHeading__11306_1904573895"/>Ke znaku<text:bookmark-end text:name="__RefHeading__11306_1904573895"/></text:p>
      <text:p text:style-name="P44">Rámec je spojen se znakem, ale do textu nepatří. Bude se posunovat s odstavcem, může být umístěn k okrajům nebo na jiné místo. Metoda je podobná ukotvení k odstavci.</text:p>
      <text:p text:style-name="P46"><text:bookmark-start text:name="__RefHeading__11308_1904573895"/>Jako znak<text:bookmark-end text:name="__RefHeading__11308_1904573895"/></text:p>
      <text:p text:style-name="P44">Rámec je v dokumentu umístěn jako každý jiný znak, proto ovlivňuje výšku textového řádku a jeho zalomení. Pohybuje se s odstavcem, před kterým text přidáváme nebo mažeme. Tato metoda je vhodná pro přidání malé ikony do textu věty. Je to také nejlepší metoda pro ukotvení obrázku k prázdnému odstavci, aby se nepohyboval po stránce neočekávaným způsobem.</text:p>
      <text:h text:style-name="P74" text:outline-level="2"><text:bookmark-start text:name="__RefHeading__11310_1904573895"/><text:soft-page-break/>Propojení rámců<text:bookmark-end text:name="__RefHeading__11310_1904573895"/></text:h>
      <text:p text:style-name="P8">Rámce můžete navzájem propojit, i když jsou na různých stránkách dokumentu. Obsah pak automaticky přetéká z jednoho do druhého. Tato technika je velmi užitečná při tvorbě zpravodajů, kde jsou začátky článků na první straně a pokračování na dalších stránkách.</text:p>
      <text:list xml:id="list175843873187625" text:continue-numbering="true" text:style-name="Heading_20_Note">
        <text:list-item>
          <text:p text:style-name="P91">Poznámka</text:p>
        </text:list-item>
      </text:list>
      <text:p text:style-name="P26">Text může přitékat do rámce jen z jednoho rámce a také jen do jednoho může pokračovat. Rámec nelze propojit s více než jedním následným rámcem.</text:p>
      <text:p text:style-name="P47">Postup propojení rámců:</text:p>
      <text:list xml:id="list175843513898864" text:continue-list="list175843147661414" text:style-name="Numbering_20_1">
        <text:list-item text:start-value="1">
          <text:p text:style-name="P108">Vybereme rámec, v němž se začíná.</text:p>
        </text:list-item>
        <text:list-item>
          <text:p text:style-name="P108">Na nástrojové liště Rámce klikneme na ikonu <text:span text:style-name="Strong_20_Emphasis">Propojit rámce</text:span>.</text:p>
        </text:list-item>
        <text:list-item>
          <text:p text:style-name="P108">Klikneme na následný rámec (musí být prázdný).</text:p>
        </text:list-item>
      </text:list>
      <text:p text:style-name="P8">Vybereme-li propojený rámec, jsou všechna existující  propojení znázorněna slabou čarou, jak vidíme na obrázku <text:sequence-ref text:reference-format="value" text:ref-name="refFigure4">5</text:sequence-ref>. Propojení rámce můžeme zrušit kliknutím na ikonu <text:span text:style-name="Strong_20_Emphasis">Zrušit propojení</text:span> na nástrojové liště Rámce.</text:p>
      <text:p text:style-name="P38"><draw:frame draw:style-name="fr3" draw:name="Frame6" text:anchor-type="as-char" svg:width="7.5cm" svg:height="4.225cm" draw:z-index="15"><draw:text-box><text:p text:style-name="Caption"><draw:frame draw:style-name="fr16" draw:name="graphics28" text:anchor-type="as-char" svg:width="7.5cm" svg:height="3.722cm" draw:z-index="16"><draw:image xlink:href="Pictures/1000000000000159000000B8523DE2303D34FACB.png" xlink:type="simple" xlink:show="embed" xlink:actuate="onLoad" loext:mime-type="image/png"/></draw:frame></text:p><text:p text:style-name="Caption">Obrázek <text:sequence text:ref-name="refFigure4" text:name="Figure" text:formula="ooow:Figure+1" style:num-format="1">5</text:sequence>: Propojené rámce</text:p></draw:text-box></draw:frame></text:p>
      <text:p text:style-name="P8">Výška výchozího rámce je pevná; můžeme ji upravit v dialogu Rámec, automaticky se podle velikosti obsahu nenastavuje (vlastnost Automatická výška není aktivní). Výšku podle obsahu mění pouze poslední propojený rámec řetězce.</text:p>
      <text:p text:style-name="P8">Karta <text:span text:style-name="Emphasis">Možnosti</text:span> dialogu Rámec (obrázek <text:sequence-ref text:reference-format="value" text:ref-name="refFigure5">6</text:sequence-ref>) obsahuje názvy vybraného rámce a rámců s ním propojených. Tyto informace můžeme na kartě změnit. Na této kartě  můžeme zvolit i uzamčení obsahu, umístění nebo velikosti rámce.</text:p>
      <text:p text:style-name="P38"><text:soft-page-break/><draw:frame draw:style-name="fr3" draw:name="Frame21" text:anchor-type="as-char" svg:width="13.998cm" draw:z-index="17"><draw:text-box fo:min-height="8.105cm"><text:p text:style-name="P56"><draw:frame draw:style-name="fr29" draw:name="Image29" text:anchor-type="paragraph" svg:width="13.989cm" svg:height="10.686cm" draw:z-index="18"><draw:image xlink:href="Pictures/100002010000030E0000025551EA0879F7BED48F.png" xlink:type="simple" xlink:show="embed" xlink:actuate="onLoad" loext:mime-type="image/png"/></draw:frame>Obrázek <text:sequence text:ref-name="refFigure5" text:name="Figure" text:formula="ooow:Figure+1" style:num-format="1">6</text:sequence>: Karta Možnosti dialogu Rámec</text:p></draw:text-box></draw:frame></text:p>
      <text:p text:style-name="P8">Karty <text:span text:style-name="Emphasis">Obtékání textu</text:span>, <text:span text:style-name="Emphasis">Ohraničení</text:span>, <text:span text:style-name="Emphasis">Oblast</text:span>, <text:span text:style-name="Emphasis">Sloupce</text:span>, <text:span text:style-name="Emphasis">Průhlednost</text:span> a <text:span text:style-name="Emphasis">Makro</text:span> dialogu Rámec jsou stejné jako karty v dialogu Styl rámce. Podrobnosti najdete v kapitole 9, Styly.</text:p>
      <text:h text:style-name="P67" text:outline-level="1"><text:bookmark-start text:name="__RefHeading__11312_1904573895"/>Rozvržení stránky s tabulkami<text:bookmark-end text:name="__RefHeading__11312_1904573895"/></text:h>
      <text:p text:style-name="P8">Tabulky slouží v programu Writer více účelům, například obsahují data podobně jako v tabulkových procesorech, propojují údaje a vytvářejí složitější rozvržení stránek. Informace o používání tabulek najdeme v kapitole 13.<text:span text:style-name="Emphasis"/></text:p>
      <text:p text:style-name="P8">Dále popisujeme, jak vytvoříme běžná rozvržení stránek pomocí tabulek.</text:p>
      <text:h text:style-name="P72" text:outline-level="2"><text:bookmark-start text:name="__RefHeading___Toc46060_1943560305"/>Informace v záhlaví nebo zápatí<text:bookmark-end text:name="__RefHeading___Toc46060_1943560305"/></text:h>
      <text:p text:style-name="P8">Místo tabulátorů a rámců můžeme v záhlaví nebo zápatí umístit různé prvky jako čísla stránek, titul dokumentu, jméno autora atd. do tabulek. Tyto prvky se často vkládají pomocí polí, jak je popsáno v kapitole 17, Pole.</text:p>
      <text:h text:style-name="P74" text:outline-level="2"><text:bookmark-start text:name="__RefHeading__11314_1904573895"/>Nadpisy stranou odstavce pomocí tabulek<text:bookmark-end text:name="__RefHeading__11314_1904573895"/></text:h>
      <text:p text:style-name="P8">Nadpisy stranou odstavce a poznámky na okraji se běžně používají v přehledech i uživatelských příručkách. Text je odsazen, aby vzniklo prázdné místo (obvykle na levé straně), do kterého jsou nadpis nebo poznámky umístěny. První odstavec je zarovnán s postranním nadpisem jako na <text:s/>obrázku <text:sequence-ref text:reference-format="value" text:ref-name="refFigure6">7</text:sequence-ref>.</text:p>
      <table:table table:name="Table16" table:style-name="Table16">
        <table:table-column table:style-name="Table16.A"/>
        <table:table-column table:style-name="Table16.B"/>
        <text:soft-page-break/>
        <table:table-row table:style-name="Table16.1">
          <table:table-cell table:style-name="Table16.A1" office:value-type="string">
            <text:p text:style-name="P60">Příklad nadpisu po straně</text:p>
          </table:table-cell>
          <table:table-cell table:style-name="Table16.B1" office:value-type="string">
            <text:p text:style-name="P8">Někdy můžeme vložit do tabulky jeden nebo dva odstavce a zbytek textu i grafiky ponechat v běžných odstavcích, které jsou zarovnány podle odstavců v tabulce, takže text a  grafika lehce přetékají z jedné stránky na druhou, když materiál přídáme nebo vymažeme.</text:p>
            <text:p text:style-name="P8">V jiných případech můžeme odstavec vložit do samostatných řádků tabulky a povolit její zalomení mezi stránkami.</text:p>
          </table:table-cell>
        </table:table-row>
      </table:table>
      <text:p text:style-name="P54">Obrázek <text:sequence text:ref-name="refFigure6" text:name="Figure" text:formula="ooow:Figure+1" style:num-format="1">7</text:sequence>: Příklad nadpisu po straně</text:p>
      <text:list xml:id="list175842296739441" text:continue-list="list175843873187625" text:style-name="Heading_20_Note">
        <text:list-item>
          <text:p text:style-name="P92">Poznámka</text:p>
        </text:list-item>
      </text:list>
      <text:p text:style-name="P36">Nadpisy po straně můžeme vytvořit pomocí rámců určitého stylu, jak popisujeme v kapitole 9, Styly.</text:p>
      <text:h text:style-name="P85" text:outline-level="4"><text:bookmark-start text:name="__RefHeading___Toc46062_1943560305"/>Příklad<text:bookmark-end text:name="__RefHeading___Toc46062_1943560305"/></text:h>
      <text:p text:style-name="P47">Vytvoření tabulky pro postranní nadpis:</text:p>
      <text:list xml:id="list175844039199615" text:continue-list="list175843513898864" text:style-name="Numbering_20_1">
        <text:list-item text:start-value="1">
          <text:p text:style-name="P108">Kurzor umístíme tam, kde tabulku chceme mít a jdeme do nabídky <text:span text:style-name="Strong_20_Emphasis">Tabulka &gt; Vložit tabulku</text:span> (<text:span text:style-name="Keystroke">Ctrl + F12</text:span>).</text:p>
        </text:list-item>
        <text:list-item>
          <text:p text:style-name="P106">V dialogu Vložit tabulku (obrázek <text:sequence-ref text:reference-format="value" text:ref-name="refFigure7">8</text:sequence-ref>) nastavíme jeden řádek a dva sloupce bez záhlaví. Vybereme <text:span text:style-name="Strong_20_Emphasis">Žádný</text:span> v seznamu <text:span text:style-name="Emphasis">Styly</text:span>, aby tabulka byla bez okrajů. Kliknutím na <text:span text:style-name="Strong_20_Emphasis">Vložit</text:span> tabulku vytvoříme.</text:p>
        </text:list-item>
        <text:list-item>
          <text:p text:style-name="P106">Pravým tlačítkem klikneme do tabulky a z kontextové nabídky vybereme <text:span text:style-name="Strong_20_Emphasis">Vlastnosti tabulky</text:span>. Na kartě <text:span text:style-name="Emphasis">Sloupce</text:span> dialogu Vlastnosti tabulky (obrázek <text:sequence-ref text:reference-format="value" text:ref-name="refFigure8">9</text:sequence-ref>) nastavíme sloupcům požadovanou šířku.</text:p>
        </text:list-item>
        <text:list-item>
          <text:p text:style-name="P106">Na kartě <text:span text:style-name="Emphasis">Tabulka</text:span> téhož dialogu (obrázek <text:sequence-ref text:reference-format="value" text:ref-name="refFigure9">10</text:sequence-ref>) v části <text:span text:style-name="Emphasis">Rozestupy</text:span> zadáme hodnoty pro <text:span text:style-name="Strong_20_Emphasis">Nad</text:span> a <text:span text:style-name="Strong_20_Emphasis">Pod</text:span> stejné, jako: jsou mezery před a za běžným odstavcem textu. V části <text:span text:style-name="Emphasis">Vlastnosti</text:span> můžeme tabulku pojmenovat. Kliknutí na <text:span text:style-name="Strong_20_Emphasis">OK</text:span> nastavení uloží.</text:p>
        </text:list-item>
      </text:list>
      <text:p text:style-name="P38"><draw:frame draw:style-name="fr7" draw:name="Frame27" text:anchor-type="as-char" svg:y="-8.301cm" svg:width="11.755cm" draw:z-index="19"><draw:text-box fo:min-height="11.083cm"><text:p text:style-name="Caption"><draw:frame draw:style-name="fr24" draw:name="Image2" text:anchor-type="paragraph" svg:x="0.032cm" svg:y="0cm" svg:width="11.088cm" svg:height="10.326cm" draw:z-index="21"><draw:image xlink:href="Pictures/100002010000022A00000204B93900CD75031E58.png" xlink:type="simple" xlink:show="embed" xlink:actuate="onLoad" loext:mime-type="image/png"/></draw:frame>Obrázek <text:sequence text:ref-name="refFigure7" text:name="Figure" text:formula="ooow:Figure+1" style:num-format="1">8</text:sequence>: Nastavení tabulky se dvěma sloupci, bez okrajů a záhlaví</text:p></draw:text-box></draw:frame></text:p>
      <text:p text:style-name="P38"><text:soft-page-break/><draw:frame draw:style-name="fr2" draw:name="Frame28" text:anchor-type="as-char" svg:width="13.663cm" draw:z-index="24"><draw:text-box fo:min-height="5.376cm"><text:p text:style-name="Caption"><draw:frame draw:style-name="fr28" draw:name="Image3" text:anchor-type="as-char" svg:width="13.58cm" svg:height="4.6cm" draw:z-index="25"><draw:image xlink:href="Pictures/10000201000002B8000000ED62B574BAEEEAE50F.png" xlink:type="simple" xlink:show="embed" xlink:actuate="onLoad" loext:mime-type="image/png"/></draw:frame></text:p><text:p text:style-name="Caption">Obrázek <text:sequence text:ref-name="refFigure8" text:name="Figure" text:formula="ooow:Figure+1" style:num-format="1">9</text:sequence>: Nastavení šířky sloupců, text bude odsazen o 3,3 cm</text:p></draw:text-box></draw:frame></text:p>
      <text:p text:style-name="P41"><draw:frame draw:style-name="fr2" draw:name="Frame22" text:anchor-type="as-char" svg:width="13.176cm" draw:z-index="27"><draw:text-box fo:min-height="6.652cm"><text:p text:style-name="Caption"><draw:frame draw:style-name="fr27" draw:name="Image6" text:anchor-type="as-char" svg:width="13.176cm" svg:height="6.216cm" draw:z-index="28"><draw:image xlink:href="Pictures/10000201000002B500000147727CEBC34C6C4972.png" xlink:type="simple" xlink:show="embed" xlink:actuate="onLoad" loext:mime-type="image/png"/></draw:frame></text:p><text:p text:style-name="Caption">Obrázek <text:sequence text:ref-name="refFigure9" text:name="Figure" text:formula="ooow:Figure+1" style:num-format="1">10</text:sequence>: Nastavení rozestupů nad a pod tabulkou</text:p></draw:text-box></draw:frame></text:p>
      <text:list xml:id="list175843880824195" text:continue-list="list175843115098136" text:style-name="Heading_20_Tip">
        <text:list-item>
          <text:p text:style-name="P93">Tip</text:p>
        </text:list-item>
      </text:list>
      <text:p text:style-name="P26">Velikost mezer před a za odstavcem zjistíme tak, že umístíme kurzor do odstavce a přejdeme na kartu Vlastnosti v postranní liště (obrázek <text:sequence-ref text:reference-format="value" text:ref-name="refFigure10">11</text:sequence-ref>). V panelu <text:span text:style-name="Emphasis">Odstavec</text:span> v části <text:span text:style-name="Emphasis">Rozestupy</text:span> vidíme hodnoty <text:span text:style-name="Strong_20_Emphasis">Mezera nad odstavcem</text:span> a <text:span text:style-name="Strong_20_Emphasis">Mezera pod odstavcem</text:span>.</text:p>
      <text:p text:style-name="P26"><draw:frame draw:style-name="fr6" draw:name="Frame16" text:anchor-type="as-char" svg:width="9.357cm" draw:z-index="29"><draw:text-box fo:min-height="7.959cm"><text:p text:style-name="Caption"><draw:frame draw:style-name="fr26" draw:name="Image30" text:anchor-type="paragraph" svg:width="9.357cm" style:rel-width="100%" svg:height="7.959cm" style:rel-height="scale" draw:z-index="30"><draw:image xlink:href="Pictures/10000201000001AC0000016C2A26BD4F9999239B.png" xlink:type="simple" xlink:show="embed" xlink:actuate="onLoad" loext:mime-type="image/png"/></draw:frame>Obrázek <text:sequence text:ref-name="refFigure10" text:name="Figure" text:formula="ooow:Figure+1" style:num-format="1">11</text:sequence>: Rozestupy odstavce v postranní liště</text:p></draw:text-box></draw:frame></text:p>
      <text:p text:style-name="P47"><text:soft-page-break/>Někdy můžeme chtít vypnout rozpoznávání čísel, aby Writer čísla v tabulce neformátoval, ale zacházel s nimi jako s textem. Rozpoznávání čísel vypneme takto:</text:p>
      <text:list xml:id="list3390644608" text:style-name="Numbering_20_1">
        <text:list-item text:start-value="1">
          <text:p text:style-name="P108">V nabídce vybereme <text:span text:style-name="Strong_20_Emphasis">Tabulka &gt; Formát čísla...</text:span>.</text:p>
        </text:list-item>
        <text:list-item>
          <text:p text:style-name="P108">V dialogu Formát čísla (obrázek <text:sequence-ref text:reference-format="value" text:ref-name="refFigure11">12</text:sequence-ref>) zkontrolujeme, zda je v seznamu <text:span text:style-name="Emphasis">Kategorie</text:span> nastaven <text:span text:style-name="Strong_20_Emphasis">Text</text:span>. Klepneme na <text:span text:style-name="Strong_20_Emphasis">OK</text:span>.</text:p>
        </text:list-item>
      </text:list>
      <text:p text:style-name="P38"><draw:frame draw:style-name="fr2" draw:name="Frame30" text:anchor-type="as-char" svg:width="14.235cm" draw:z-index="31"><draw:text-box fo:min-height="4.941cm"><text:p text:style-name="Caption"><draw:frame draw:style-name="fr25" draw:name="Image8" text:anchor-type="as-char" svg:width="14.235cm" svg:height="4.133cm" draw:z-index="32"><draw:image xlink:href="Pictures/10000201000002F8000001B083B5BED50E794CDF.png" xlink:type="simple" xlink:show="embed" xlink:actuate="onLoad" loext:mime-type="image/png"/></draw:frame></text:p><text:p text:style-name="Caption">Obrázek <text:sequence text:ref-name="refFigure11" text:name="Figure" text:formula="ooow:Figure+1" style:num-format="1">12</text:sequence>: Nastavení formátu čísel na Text</text:p></draw:text-box></draw:frame></text:p>
      <text:list xml:id="list175842939567070" text:continue-list="list175843880824195" text:style-name="Heading_20_Tip">
        <text:list-item>
          <text:p text:style-name="P93">Tip</text:p>
        </text:list-item>
      </text:list>
      <text:p text:style-name="P26">Používáme-li tento formát tabulky často, můžeme si jej uložit jako styl tabulky v nabídce <text:span text:style-name="Strong_20_Emphasis">Tabulka &gt; Styly automatického formátu</text:span>. Více v části „Vytváření stylů tabulek“ v kapitole 13, Tabulky.</text:p>
      <text:h text:style-name="P67" text:outline-level="1"><text:bookmark-start text:name="__RefHeading__11316_1904573895"/>Rozvržení stránky pomocí sekcí<text:bookmark-end text:name="__RefHeading__11316_1904573895"/></text:h>
      <text:p text:style-name="P47">Sekce je blok textu, který má speciální atributy a formátování. Sekce můžeme použít pro:</text:p>
      <text:list xml:id="list175842041038852" text:continue-list="list175843704361316" text:style-name="List_20_1">
        <text:list-item>
          <text:p text:style-name="P103">Ochranu textu před zápisem.</text:p>
        </text:list-item>
        <text:list-item>
          <text:p text:style-name="P97">Skrytí textu.</text:p>
        </text:list-item>
        <text:list-item>
          <text:p text:style-name="P97">Dynamické vkládání textu do jiného dokumentu.</text:p>
        </text:list-item>
        <text:list-item>
          <text:p text:style-name="P97">Přidání sloupců, barvy nebo grafiky do pozadí v části dokumentu.</text:p>
        </text:list-item>
        <text:list-item>
          <text:p text:style-name="P97">Přizpůsobení poznámek pod čarou a vysvětlivek různým částem dokumentu.</text:p>
        </text:list-item>
      </text:list>
      <text:h text:style-name="P72" text:outline-level="2"><text:bookmark-start text:name="__RefHeading__11318_1904573895"/>Vytvoření sekcí<text:bookmark-end text:name="__RefHeading__11318_1904573895"/></text:h>
      <text:p text:style-name="P49">Sekci vytvoříme:</text:p>
      <text:list xml:id="list175843163025062" text:continue-list="list175844039199615" text:style-name="Numbering_20_1">
        <text:list-item text:start-value="1">
          <text:p text:style-name="P108">Kurzor umístíme v dokumentu na místo, ve kterém chceme novou sekci vložit. Nebo vybereme text, který chceme do nové sekce umístit.</text:p>
        </text:list-item>
        <text:list-item>
          <text:p text:style-name="P108">V nabídce volíme <text:span text:style-name="Strong_20_Emphasis">Vložit &gt; Sekce</text:span>. Otevře se dialog Vložit sekci (obrázek <text:sequence-ref text:reference-format="value" text:ref-name="refFigure12">13</text:sequence-ref>).</text:p>
        </text:list-item>
        <text:list-item>
          <text:p text:style-name="P108">Na každé kartě dialogu nastavíme požadované hodnoty.</text:p>
        </text:list-item>
        <text:list-item>
          <text:p text:style-name="P111">Klikneme na <text:span text:style-name="Strong_20_Emphasis">Vložit</text:span>.</text:p>
        </text:list-item>
      </text:list>
      <text:p text:style-name="P43"><text:soft-page-break/><draw:frame draw:style-name="fr3" draw:name="Frame2" text:anchor-type="as-char" svg:width="13.998cm" draw:z-index="33"><draw:text-box fo:min-height="10.174cm"><text:p text:style-name="Caption"><draw:frame draw:style-name="fr11" draw:name="Image14" text:anchor-type="paragraph" svg:width="13.998cm" svg:height="12.042cm" draw:z-index="34"><draw:image xlink:href="Pictures/10000201000002A8000002496138C58230F29869.png" xlink:type="simple" xlink:show="embed" xlink:actuate="onLoad" loext:mime-type="image/png"/></draw:frame>Obrázek <text:sequence text:ref-name="refFigure12" text:name="Figure" text:formula="ooow:Figure+1" style:num-format="1">13</text:sequence>: Dialog Vložit sekci</text:p></draw:text-box></draw:frame></text:p>
      <text:p text:style-name="P49">Dialog Vložit sekci má pět karet:</text:p>
      <text:list xml:id="list175843685746518" text:continue-list="list175842041038852" text:style-name="List_20_1">
        <text:list-item>
          <text:p text:style-name="P103">Na kartě <text:span text:style-name="Emphasis">Sekce</text:span> nastavujeme atributy sekce.</text:p>
        </text:list-item>
        <text:list-item>
          <text:p text:style-name="P97">Na kartě <text:span text:style-name="Emphasis">Sloupce</text:span> nastavujeme formát sloupců v sekci.</text:p>
        </text:list-item>
        <text:list-item>
          <text:p text:style-name="P97">Na kartě <text:span text:style-name="Emphasis">Odsazení</text:span> nastavujeme odsazení levého a pravého okraje sekce.</text:p>
        </text:list-item>
        <text:list-item>
          <text:p text:style-name="P97">Na kartě <text:span text:style-name="Emphasis">Pozadí</text:span> přidáváme do pozadí sekce barvu nebo obrázek.</text:p>
        </text:list-item>
        <text:list-item>
          <text:p text:style-name="P97">Na kartě <text:span text:style-name="Emphasis">Poznámky pod čarou/Vysvětlivky</text:span> tyto prvky sekci přizpůsobujeme.</text:p>
        </text:list-item>
      </text:list>
      <text:p text:style-name="Text_20_body">Kdykoli před zavřením dialogového okna můžete kliknutím na tlačítko Obnovit uvést údaje na kartách s výjimkou karty <text:span text:style-name="Emphasis">Sekce</text:span> do výchozího nastavení. (Pokud chceme vrátit zpět změny údajů na kartě <text:span text:style-name="Emphasis">Sekce</text:span>, musíme to udělat ručně.)</text:p>
      <text:h text:style-name="P84" text:outline-level="3"><text:bookmark-start text:name="__RefHeading__11322_1904573895"/>Názvy sekcí<text:bookmark-end text:name="__RefHeading__11322_1904573895"/></text:h>
      <text:p text:style-name="P8">Writer automaticky zadá název vytvářené sekce do pole názvů v seznamu Nová sekce. Název změníme tak, že jej vybereme a přepíšeme. Název se zobrazuje v okně Navigátoru v kategorii Sekce. Navigace sekcemi je snadnější, když jim zadáme smysluplné názvy.</text:p>
      <text:h text:style-name="P84" text:outline-level="3"><text:bookmark-start text:name="__RefHeading___Toc36671_1807283409"/>Propojení sekcí<text:bookmark-end text:name="__RefHeading___Toc36671_1807283409"/></text:h>
      <text:p text:style-name="P8">Obsah jiného dokumentu můžeme vložit do sekce v našem dokumentu; Writer obsah sekce aktualizuje po každé úpravě zdrojového dokumentu.</text:p>
      <text:list xml:id="list175843803246774" text:continue-list="list175842296739441" text:style-name="Heading_20_Note">
        <text:list-item>
          <text:p text:style-name="P89">Poznámka</text:p>
        </text:list-item>
      </text:list>
      <text:p text:style-name="P26">Chceme-li vložit do našeho dokumentu jen část jiného dokumentu, musíme zajistit, aby tato část v jiném dokumentu existovala jako jeho sekce.</text:p>
      <text:p text:style-name="P47"><text:soft-page-break/>Propojení jiného dokumentu se sekcí v našem dokumentu dosáhneme těmito kroky:</text:p>
      <text:list xml:id="list175842403678613" text:continue-list="list175843163025062" text:style-name="Numbering_20_1">
        <text:list-item text:start-value="1">
          <text:p text:style-name="P108">V našem dokumentu na kartě Sekce v části <text:span text:style-name="Emphasis">Odkaz</text:span> dialogu vybereme položku <text:span text:style-name="Strong_20_Emphasis">Odkaz</text:span>.</text:p>
        </text:list-item>
      </text:list>
      <text:p text:style-name="P38"><draw:frame draw:style-name="fr2" draw:name="Frame20" text:anchor-type="as-char" svg:width="8.758cm" draw:z-index="35"><draw:text-box fo:min-height="3.519cm"><text:p text:style-name="Caption"><draw:frame draw:style-name="fr11" draw:name="Image12" text:anchor-type="paragraph" svg:width="8.758cm" svg:height="3.503cm" draw:z-index="36"><draw:image xlink:href="Pictures/1000020100000190000000A0DF43B26EABFDC738.png" xlink:type="simple" xlink:show="embed" xlink:actuate="onLoad" loext:mime-type="image/png"/></draw:frame>Obrázek <text:sequence text:ref-name="refFigure13" text:name="Figure" text:formula="ooow:Figure+1" style:num-format="1">14</text:sequence>: Propojení sekce</text:p></draw:text-box></draw:frame></text:p>
      <text:list xml:id="list175842700986658" text:continue-numbering="true" text:style-name="Numbering_20_1">
        <text:list-item>
          <text:p text:style-name="P108">Klikneme na <text:span text:style-name="Strong_20_Emphasis">Procházet</text:span> vpravo od pole <text:span text:style-name="Emphasis">Název souboru</text:span>. Otevře se dialog vložení souboru.</text:p>
        </text:list-item>
        <text:list-item>
          <text:p text:style-name="P108">Najdeme a vybereme požadovaný dokument a klikneme na <text:span text:style-name="Strong_20_Emphasis">Vložit</text:span>. Název vybraného dokumentu se objeví v poli Název souboru.</text:p>
        </text:list-item>
        <text:list-item>
          <text:p text:style-name="P108">Chceme-li z vybraného souboru vložit jen jednu jeho sekci, vybereme ji z vybalovacího sezanmu.</text:p>
        </text:list-item>
      </text:list>
      <text:p text:style-name="P8">Odkazy můžeme aktualizovat automaticky nebo ručně. Viz „<text:bookmark-ref text:reference-format="text" text:ref-name="__RefHeading___Toc71532_1807283409">Aktualizace odkazů</text:bookmark-ref>“ na stránce <text:bookmark-ref text:reference-format="page" text:ref-name="__RefHeading___Toc71532_1807283409">21</text:bookmark-ref>.</text:p>
      <text:h text:style-name="P84" text:outline-level="3"><text:bookmark-start text:name="__RefHeading___Toc36673_1807283409"/>Ochrana sekce proti zápisu<text:bookmark-end text:name="__RefHeading___Toc36673_1807283409"/></text:h>
      <text:p text:style-name="P8">Ochranu sekce proti zápisu zapneme výběrem položky <text:span text:style-name="Strong_20_Emphasis">Zamknout</text:span> v části <text:span text:style-name="Emphasis">Ochrana proti zápisu</text:span> (obrázek <text:sequence-ref text:reference-format="value" text:ref-name="refFigure14">15</text:sequence-ref>).</text:p>
      <text:list xml:id="list175843226650159" text:continue-list="list175843803246774" text:style-name="Heading_20_Note">
        <text:list-item>
          <text:p text:style-name="P89">Poznámka</text:p>
        </text:list-item>
      </text:list>
      <text:p text:style-name="P26">Ochrana proti zápisu se týká obsahu sekce, nikoliv jejích atributů nebo formátování.</text:p>
      <text:p text:style-name="P38"><draw:frame draw:style-name="fr2" draw:name="Frame3" text:anchor-type="as-char" svg:width="10.479cm" draw:z-index="37"><draw:text-box fo:min-height="2.903cm"><text:p text:style-name="Caption"><draw:frame draw:style-name="fr24" draw:name="Image13" text:anchor-type="paragraph" svg:x="0.009cm" svg:y="0cm" svg:width="10.47cm" svg:height="2.351cm" draw:z-index="38"><draw:image xlink:href="Pictures/10000201000001AB00000060EC0F36524976FDA5.png" xlink:type="simple" xlink:show="embed" xlink:actuate="onLoad" loext:mime-type="image/png"/></draw:frame>Obrázek <text:sequence text:ref-name="refFigure14" text:name="Figure" text:formula="ooow:Figure+1" style:num-format="1">15</text:sequence>: Ochrana sekce proti zápisu</text:p></draw:text-box></draw:frame></text:p>
      <text:h text:style-name="P84" text:outline-level="3"><text:bookmark-start text:name="__RefHeading__11328_1904573895"/>Ochrana sekce heslem<text:bookmark-end text:name="__RefHeading__11328_1904573895"/></text:h>
      <text:list xml:id="list130643405" text:style-name="Heading_20_Caution">
        <text:list-item>
          <text:p text:style-name="P86">Upozornění</text:p>
        </text:list-item>
      </text:list>
      <text:p text:style-name="P25">Dobře si zapamatujte nebo bezpečně uložte heslo, protože nelze obnovit bez použití pokročilých nástrojů.</text:p>
      <text:p text:style-name="P47">Abychom ostatním zabránili v úpravách atributů nebo formátu sekce, můžeme sekci dále chránit zadáním hesla:</text:p>
      <text:list xml:id="list175842418248940" text:continue-list="list175842700986658" text:style-name="Numbering_20_1">
        <text:list-item text:start-value="1">
          <text:p text:style-name="P108">V části Ochrana proti zápisu vybereme <text:span text:style-name="Strong_20_Emphasis">Zamknout</text:span> a <text:span text:style-name="Strong_20_Emphasis">S heslem</text:span>.</text:p>
        </text:list-item>
        <text:list-item>
          <text:p text:style-name="P108">V dialogu Zadejte heslo zadáme heslo do pole <text:span text:style-name="Strong_20_Emphasis">Heslo</text:span> a znovu do pole <text:span text:style-name="Strong_20_Emphasis">Potvrzení</text:span>.</text:p>
        </text:list-item>
        <text:list-item>
          <text:p text:style-name="P109">Klepneme na <text:span text:style-name="Strong_20_Emphasis">OK</text:span>.</text:p>
        </text:list-item>
      </text:list>
      <text:p text:style-name="Text_20_body">Každý, kdo se pokusí upravit atributy nebo formát sekce, bude vyzván k zadání hesla.</text:p>
      <text:h text:style-name="P84" text:outline-level="3"><text:bookmark-start text:name="__RefHeading___Toc36675_1807283409"/>Skrytí sekcí<text:bookmark-end text:name="__RefHeading___Toc36675_1807283409"/></text:h>
      <text:p text:style-name="P8">Sekce můžeme skrýt, aby se nezobrazila na obrazovce nebo netiskla. Také můžeme určit podmínky pro skrytí sekce. Například můžeme sekce skrýt pouze před určitými <text:soft-page-break/> uživateli. Skrytí sekcí je velmi užitečné při tvorbě jediného zdrojového dokumentu, který obsahuje části pro učitele a části pro studenty, například testy.</text:p>
      <text:list xml:id="list175843930063910" text:continue-list="list175843226650159" text:style-name="Heading_20_Note">
        <text:list-item>
          <text:p text:style-name="P89">Poznámka</text:p>
        </text:list-item>
      </text:list>
      <text:p text:style-name="P26">Sekci nelze skrýt, pokud je to jediný prvek na stránce nebo je-li sekce v záhlaví, zápatí, poznámce pod čarou, vysvětlivce, rámci nebo v buňce tabulky.</text:p>
      <text:p text:style-name="P8">Chceme-li sekci skrýt, vybereme položku Skrýt v části <text:span text:style-name="Emphasis">Skrýt</text:span> dialogu.</text:p>
      <text:p text:style-name="P38"><draw:frame draw:style-name="fr3" draw:name="Frame7" text:anchor-type="as-char" svg:width="9.276cm" draw:z-index="39"><draw:text-box fo:min-height="2.633cm"><text:p text:style-name="Caption"><draw:frame draw:style-name="fr23" draw:name="graphics37" text:anchor-type="paragraph" svg:width="9.276cm" svg:height="2.064cm" draw:z-index="40"><draw:image xlink:href="Pictures/100000000000014800000049683B64CA65AD3308.png" xlink:type="simple" xlink:show="embed" xlink:actuate="onLoad" loext:mime-type="image/png"/></draw:frame>Obrázek <text:sequence text:ref-name="refFigure15" text:name="Figure" text:formula="ooow:Figure+1" style:num-format="1">16</text:sequence>: Skrytí sekce</text:p></draw:text-box></draw:frame></text:p>
      <text:p text:style-name="P8">Chceme-li sekci skrýt pouze za určitých podmínek, zadáme požadované podmínky do pole S podmínkou. Syntaxe a operátory, které používáme k zadání podmínek, jsou stejné jako ty, které používáme k zadávání vzorců. Syntaxi a seznam operátorů najdeme v nápovědě v části <text:span text:style-name="Emphasis">Podmínky</text:span>. Viz také Kapitola 17, Pole.</text:p>
      <text:p text:style-name="P8">Pokud je sekce chráněna proti zápisu heslem, je nutné heslo vložit při skrytí nebo zobrazení sekce.</text:p>
      <text:h text:style-name="P84" text:outline-level="3"><text:bookmark-start text:name="__RefHeading__11715_1370111053"/>Formátování sekce do sloupců<text:bookmark-end text:name="__RefHeading__11715_1370111053"/></text:h>
      <text:p text:style-name="P8">Některé části stránky mohou být jednosloupcové, jiné mohou obsahovat dva i více sloupců. Nadpis zprávy může být například přes celou stránku a její text ve třech sloupcích pod nadpisem.</text:p>
      <text:list xml:id="list175843228514873" text:continue-list="list175842939567070" text:style-name="Heading_20_Tip">
        <text:list-item>
          <text:p text:style-name="P93">Tip</text:p>
        </text:list-item>
      </text:list>
      <text:p text:style-name="P26"><text:bookmark-start text:name="__RefHeading__11717_1370111053"/>Text na stránce s více sloupci nemůžeme jednoduše vybrat a vložit jej na stránku s jedním sloupcem. Nejdříve musíme vícesloupcové stránce definovat styl stránky s jedním sloupcem a potom vybrat text, který chceme přenést.<text:bookmark-end text:name="__RefHeading__11717_1370111053"/></text:p>
      <text:p text:style-name="P32">Na kartě <text:span text:style-name="Emphasis">Sloupce</text:span> dialogu Vložit sekci (obrázek <text:sequence-ref text:reference-format="value" text:ref-name="refFigure16">17</text:sequence-ref>) nastavíme sekci sloupce.</text:p>
      <text:p text:style-name="P38"><draw:frame draw:style-name="fr1" draw:name="Frame14" text:anchor-type="as-char" svg:width="14cm" draw:z-index="1"><draw:text-box fo:min-height="5.046cm"><text:p text:style-name="P53"><text:span text:style-name="T98"><draw:frame draw:style-name="fr22" draw:name="Image5" text:anchor-type="as-char" svg:width="14cm" svg:height="4.477cm" draw:z-index="0"><draw:image xlink:href="Pictures/100000000000022800000224568ED797692B223C.png" xlink:type="simple" xlink:show="embed" xlink:actuate="onLoad" loext:mime-type="image/png"/></draw:frame></text:span>Obrázek <text:sequence text:ref-name="refFigure16" text:name="Figure" text:formula="ooow:Figure+1" style:num-format="1">17</text:sequence>: Volba rovnoměrného rozdělení obsahu sloupců</text:p></draw:text-box></draw:frame></text:p>
      <text:p text:style-name="P47"><text:soft-page-break/>Jak do sekce přidáváme text, přetéká i do druhého sloupce. Text můžeme rozdělit mezi sloupce jedním ze dvou způsobů znázorněných na obrázku <text:sequence-ref text:reference-format="value" text:ref-name="refFigure17">18</text:sequence-ref>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8"><draw:frame draw:style-name="fr21" draw:name="Image20" text:anchor-type="as-char" svg:width="6.541cm" svg:height="9.172cm" draw:z-index="3"><draw:image xlink:href="Pictures/100000000000027C0000037C16FDE9239E4D22C0.png" xlink:type="simple" xlink:show="embed" xlink:actuate="onLoad" loext:mime-type="image/png"/></draw:frame></text:p>
          </table:table-cell>
          <table:table-cell table:style-name="Table6.A1" office:value-type="string">
            <text:p text:style-name="P17"><draw:frame draw:style-name="fr21" draw:name="Image21" text:anchor-type="as-char" svg:width="6.481cm" svg:height="9.066cm" draw:z-index="10"><draw:image xlink:href="Pictures/100000000000028400000385DACD581F7FD4DFE9.png" xlink:type="simple" xlink:show="embed" xlink:actuate="onLoad" loext:mime-type="image/png"/></draw:frame></text:p>
          </table:table-cell>
        </table:table-row>
        <table:table-row table:style-name="Table6.2">
          <table:table-cell table:style-name="Table6.A1" table:number-columns-spanned="2" office:value-type="string">
            <text:p text:style-name="P54">Obrázek <text:sequence text:ref-name="refFigure17" text:name="Figure" text:formula="ooow:Figure+1" style:num-format="1">18</text:sequence>: (Vlevo) Rovnoměrné rozdělení obsahu; (Vpravo) Sloupce novinového stylu</text:p>
          </table:table-cell>
          <table:covered-table-cell/>
        </table:table-row>
      </table:table>
      <text:p text:style-name="Definition_20_Term"><text:span text:style-name="Strong_20_Emphasis">Rovnoměrné dělení obsahu mezi sloupci</text:span></text:p>
      <text:p text:style-name="Text_20_body_20_indent">Vybereme-li tuto možnost, přizpůsobí Writer délku sloupců textu tak, že mají sloupce přibližně stejnou délku. Přidáme-li nebo ubereme text, sloupce se přizpůsobí.</text:p>
      <text:p text:style-name="P45">Není-li tato možnost vybrána, Writer nejprve zaplní textem první sloupec, pak další. Poslední sloupec může být kratší než ostatní.</text:p>
      <text:h text:style-name="P84" text:outline-level="3"><text:bookmark-start text:name="__RefHeading___Toc2603_2898198706"/>Odsazení sekce od okrajů<text:bookmark-end text:name="__RefHeading___Toc2603_2898198706"/></text:h>
      <text:p text:style-name="P15">Na kartě <text:span text:style-name="Emphasis">Odsazení</text:span> (obrázek <text:sequence-ref text:reference-format="value" text:ref-name="refFigure18">19</text:sequence-ref>) dialogu Vložit sekci nastavujeme vzdálenosti sekce od levého i pravého okraje.</text:p>
      <text:p text:style-name="P15">Požadovanou hodnotu odsazení od levého okraje vložíme do pole <text:span text:style-name="Strong_20_Emphasis">Před sekcí</text:span>. Odsazení od pravého okraje vložíme do pole <text:span text:style-name="Strong_20_Emphasis">Po sekci</text:span>. Náhled v pravé polovině karty ukazuje, jak bude sekce s použitými odsazeními vypadat.</text:p>
      <text:p text:style-name="P38"><draw:frame draw:style-name="fr5" draw:name="Frame8" text:anchor-type="as-char" svg:width="12.749cm" style:rel-width="75%" svg:height="5.262cm" style:rel-height="scale-min" draw:z-index="11"><draw:text-box><text:p text:style-name="Caption"><draw:frame draw:style-name="fr20" draw:name="Image9" text:anchor-type="paragraph" svg:y="0cm" svg:width="12.621cm" svg:height="4.731cm" draw:z-index="20"><draw:image xlink:href="Pictures/100002010000028800000102E769B256E38B7AD5.png" xlink:type="simple" xlink:show="embed" xlink:actuate="onLoad" loext:mime-type="image/png"/></draw:frame>Obrázek <text:sequence text:ref-name="refFigure18" text:name="Figure" text:formula="ooow:Figure+1" style:num-format="1">19</text:sequence>: Odsazení sekce</text:p></draw:text-box></draw:frame></text:p>
      <text:h text:style-name="P84" text:outline-level="3"><text:bookmark-start text:name="__RefHeading__6710_501861548"/><text:soft-page-break/>Změna pozadí sekce<text:bookmark-end text:name="__RefHeading__6710_501861548"/></text:h>
      <text:p text:style-name="P8">Karta <text:span text:style-name="Emphasis">Pozadí</text:span> slouží k přidání barvy nebo obrázku do pozadí aktuální sekce. Podobá se kartám pozadí v dialozích odstavců, rámců, tabulek a dalších objektů. Další informace nalezneme v části „<text:bookmark-ref text:reference-format="text" text:ref-name="__RefHeading___Toc155025_2418320379">Ohraničení a pozadí</text:bookmark-ref>“ na stránce <text:bookmark-ref text:reference-format="page" text:ref-name="__RefHeading___Toc155025_2418320379">27 </text:bookmark-ref><text:s/> a v příručce programu <text:span text:style-name="Emphasis">Draw</text:span>.</text:p>
      <text:h text:style-name="P84" text:outline-level="3"><text:bookmark-start text:name="__RefHeading__11719_1370111053"/>Přizpůsobení poznámek pod čarou a vysvětlivek v sekci<text:bookmark-end text:name="__RefHeading__11719_1370111053"/></text:h>
      <text:p text:style-name="P31">Kartu <text:span text:style-name="Emphasis">Poznámky pod čarou/vysvětlivky</text:span> používáme pro úpravu poznámek pod čarou a vysvětlivek v aktuální sekci.</text:p>
      <text:p text:style-name="P38"><draw:frame draw:style-name="fr2" draw:name="Frame10" text:anchor-type="as-char" svg:width="12.621cm" draw:z-index="47"><draw:text-box fo:min-height="8.687cm"><text:p text:style-name="Caption"><draw:frame draw:style-name="fr19" draw:name="Image10" text:anchor-type="as-char" svg:width="12.64cm" svg:height="8.221cm" draw:z-index="48"><draw:image xlink:href="Pictures/1000020100000288000001CDD249E6D5CFD138A1.png" xlink:type="simple" xlink:show="embed" xlink:actuate="onLoad" loext:mime-type="image/png"/></draw:frame></text:p><text:p text:style-name="Caption">Obrázek <text:sequence text:ref-name="refFigure19" text:name="Figure" text:formula="ooow:Figure+1" style:num-format="1">20</text:sequence>: Nastavení poznámek pod čarou a vysvětlivek pro sekci</text:p></draw:text-box></draw:frame></text:p>
      <text:h text:style-name="P85" text:outline-level="4"><text:bookmark-start text:name="__RefHeading__11340_1904573895"/>Přizpůsobení poznámek pod čarou<text:bookmark-end text:name="__RefHeading__11340_1904573895"/></text:h>
      <text:p text:style-name="P47">Přejeme-li si v sekci číslovat poznámky pod čarou odlišně od jejich formátu a číslování v dokumentu, postupujeme takto:</text:p>
      <text:list xml:id="list175843077727452" text:continue-list="list175842418248940" text:style-name="Numbering_20_1">
        <text:list-item text:start-value="1">
          <text:p text:style-name="P108">Ujistíme se, že v části <text:span text:style-name="Emphasis">Poznámky pod čarou</text:span> karty je vybrána položka <text:span text:style-name="Strong_20_Emphasis">Shromáždit na konci textu</text:span>.</text:p>
        </text:list-item>
        <text:list-item>
          <text:p text:style-name="P108">Vybereme <text:span text:style-name="Strong_20_Emphasis">Restartovat číslování</text:span>.</text:p>
        </text:list-item>
        <text:list-item>
          <text:p text:style-name="P108">Chceme-li začít číslovat poznámky pod čarou od jiného čísla než 1, zadáme číslo v poli <text:span text:style-name="Strong_20_Emphasis">Začít od</text:span>.</text:p>
        </text:list-item>
        <text:list-item>
          <text:p text:style-name="P108">Vybereme <text:span text:style-name="Strong_20_Emphasis">Vlastní formát</text:span>. Z vybalovacího seznamu vybereme pro poznámky pod čarou vhodný formát.</text:p>
        </text:list-item>
      </text:list>
      <text:p text:style-name="P8">Do polí <text:span text:style-name="Strong_20_Emphasis">Před</text:span> a <text:span text:style-name="Strong_20_Emphasis">Za</text:span> vložíme text, který kolem čísla. Například když požadujeme, aby před číslem poznámky pod čarou bylo napsáno <text:span text:style-name="Emphasis">Poznámka</text:span> a za číslem dvojtečka, vložíme do polí Před a Za odpovídající text, viz obrázek <text:sequence-ref text:reference-format="value" text:ref-name="refFigure19">20</text:sequence-ref>.</text:p>
      <text:h text:style-name="P85" text:outline-level="4"><text:bookmark-start text:name="__RefHeading__11342_1904573895"/>Přizpůsobení vysvětlivek<text:bookmark-end text:name="__RefHeading__11342_1904573895"/></text:h>
      <text:p text:style-name="P8">Chceme-li, aby se vysvětlivky v sekci zobrazily na jejím konci a nikoliv na konci dokumentu, vybereme položku <text:span text:style-name="Strong_20_Emphasis">Shromáždit na konci sekce</text:span> v části <text:span text:style-name="Emphasis">Vysvětlivky</text:span>.</text:p>
      <text:p text:style-name="P8">Číslování vysvětlivek aktuální sekce odděleně od ostatních vysvětlivek v dokumentu a formát jejich číslování nastavíme výše popsaným postupem<text:span text:style-name="Emphasis"/>.</text:p>
      <text:h text:style-name="P72" text:outline-level="2"><text:bookmark-start text:name="__RefHeading__11348_1904573895"/><text:soft-page-break/>Úpravy a mazání sekcí<text:bookmark-end text:name="__RefHeading__11348_1904573895"/></text:h>
      <text:p text:style-name="P47">Úpravu sekce provedeme z nabídky <text:span text:style-name="Strong_20_Emphasis">Formát &gt; Sekce</text:span>. V dialogu Upravit sekce (obrázek <text:sequence-ref text:reference-format="value" text:ref-name="refFigure20">21</text:sequence-ref>) vybereme v seznamu kliknutím sekci, kterou chceme upravit.</text:p>
      <text:p text:style-name="P38"><draw:frame draw:style-name="fr4" draw:name="Frame13" text:anchor-type="as-char" draw:z-index="49"><draw:text-box fo:min-height="8.954cm" fo:min-width="13cm"><text:p text:style-name="Caption"><draw:frame draw:style-name="fr18" draw:name="Image11" text:anchor-type="as-char" svg:width="13cm" svg:height="8.38cm" draw:z-index="50"><draw:image xlink:href="Pictures/100002010000028C000001E01C506BB0A4969153.png" xlink:type="simple" xlink:show="embed" xlink:actuate="onLoad" loext:mime-type="image/png"/></draw:frame></text:p><text:p text:style-name="Caption">Obrázek <text:sequence text:ref-name="refFigure20" text:name="Figure" text:formula="ooow:Figure+1" style:num-format="1">21</text:sequence>: Dialog Upravit sekce</text:p></draw:text-box></draw:frame></text:p>
      <text:h text:style-name="P84" text:outline-level="3"><text:bookmark-start text:name="__RefHeading__31376_1375956497"/>Úpravy vlastností sekce<text:bookmark-end text:name="__RefHeading__31376_1375956497"/></text:h>
      <text:p text:style-name="P8">Vybranou sekci přejmenujeme přepsáním jejího názvu v poli názvů sekcí.</text:p>
      <text:p text:style-name="Text_20_body">V dialogu Upravit sekce můžeme upravit odkaz vybrané sekce, ochranu proti zápisu a skrytí sekce. Informace o úpravě těchto atributů nalezneme v části „<text:bookmark-ref text:reference-format="text" text:ref-name="__RefHeading___Toc36671_1807283409">Propojení sekcí</text:bookmark-ref>“ na stránce <text:bookmark-ref text:reference-format="page" text:ref-name="__RefHeading___Toc36671_1807283409">16</text:bookmark-ref> „<text:bookmark-ref text:reference-format="text" text:ref-name="__RefHeading___Toc36673_1807283409">Ochrana sekce proti zápisu</text:bookmark-ref>“ na stránce <text:bookmark-ref text:reference-format="page" text:ref-name="__RefHeading___Toc36673_1807283409">17</text:bookmark-ref>, a „<text:bookmark-ref text:reference-format="text" text:ref-name="__RefHeading___Toc36675_1807283409">Skrytí sekce</text:bookmark-ref>“ na stránce <text:bookmark-ref text:reference-format="page" text:ref-name="__RefHeading___Toc36675_1807283409">17</text:bookmark-ref>.</text:p>
      <text:h text:style-name="P84" text:outline-level="3"><text:bookmark-start text:name="__RefHeading__11356_1904573895"/>Úpravy formátu sekce<text:bookmark-end text:name="__RefHeading__11356_1904573895"/></text:h>
      <text:p text:style-name="P32">Pro úpravu formátování vybrané sekce klikneme na tlačítko <text:span text:style-name="Strong_20_Emphasis">Možnosti</text:span>.</text:p>
      <text:p text:style-name="P8">Dialog Možnosti obsahuje čtyři karty: <text:span text:style-name="Emphasis">Sloupce</text:span>, <text:span text:style-name="Emphasis">Odsazení</text:span>, <text:span text:style-name="Emphasis">Pozadí</text:span> a <text:span text:style-name="Emphasis">Poznámky pod čarou/vysvětlivky</text:span>. Jsou stejné jako v dialogu Vložit sekci popsaném výše.</text:p>
      <text:p text:style-name="P13">Chceme-li na kartě obnovit nastavení platné při otevření dialogového okna, klikneme na tlačítko <text:span text:style-name="Strong_20_Emphasis">Obnovit</text:span>. Provedené změny uložíme kliknutím na <text:span text:style-name="Strong_20_Emphasis">OK</text:span>. Vrátíme se zpět do dialogu Upravit sekce.</text:p>
      <text:h text:style-name="P84" text:outline-level="3"><text:bookmark-start text:name="__RefHeading__31378_1375956497"/>Odstranění sekcí<text:bookmark-end text:name="__RefHeading__31378_1375956497"/></text:h>
      <text:p text:style-name="P8">Vybranou sekci odstraníme kliknutím na tlačítko <text:span text:style-name="Strong_20_Emphasis">Odstranit</text:span>. <text:span text:style-name="Strong_20_Emphasis">Neodstraní</text:span> se obsah sekce, stane se součástí dokumentu. Pokud byl obsah propojen odkazem, je nyní do dokumentu vložen.</text:p>
      <text:h text:style-name="P72" text:outline-level="2"><text:bookmark-start text:name="__RefHeading___Toc71532_1807283409"/>Aktualizace odkazů<text:bookmark-end text:name="__RefHeading___Toc71532_1807283409"/></text:h>
      <text:p text:style-name="P32">V programu Writer můžeme nastavit automatické aktualizace propojených sekcí, odkazy můžeme aktualizovat také ručně.</text:p>
      <text:h text:style-name="P84" text:outline-level="3"><text:bookmark-start text:name="__RefHeading___Toc33381_1274711950"/>Automatická aktualizace odkazů<text:bookmark-end text:name="__RefHeading___Toc33381_1274711950"/></text:h>
      <text:p text:style-name="P47">Automatické aktualizace bez výzvy uživateli nebo jejich vypnutí provedeme takto:</text:p>
      <text:list xml:id="list175842342229443" text:continue-list="list175843077727452" text:style-name="Numbering_20_1">
        <text:list-item text:start-value="1">
          <text:p text:style-name="P108">Jdeme do nabídky <text:span text:style-name="Strong_20_Emphasis">Nástroje &gt; Možnosti &gt; LibreOffice Writer &gt; Obecné</text:span>. Dialog zobrazuje obecná nastavení textových dokumentů.</text:p>
        </text:list-item>
        <text:list-item>
          <text:p text:style-name="P107"><text:soft-page-break/>V části <text:span text:style-name="Emphasis">Aktualizovat odkazy při načítání</text:span> vybereme jednu z možností:</text:p>
        </text:list-item>
      </text:list>
      <text:list xml:id="list1741646376" text:style-name="List_20_2">
        <text:list-item>
          <text:p text:style-name="P104"><text:span text:style-name="Strong_20_Emphasis">Vždy</text:span>, jestliže chceme při každém otevření dokumentu aktualizovat odkazy bez dotazu.</text:p>
        </text:list-item>
        <text:list-item>
          <text:p text:style-name="P104"><text:span text:style-name="Strong_20_Emphasis">Na vyžádání</text:span>, přejeme-li si být Writerem na aktualizace odkazů dotázáni.</text:p>
        </text:list-item>
        <text:list-item>
          <text:p text:style-name="P104"><text:span text:style-name="Strong_20_Emphasis">Nikdy</text:span>, pokus si aktualizace odkazů nepřejeme.</text:p>
        </text:list-item>
      </text:list>
      <text:list xml:id="list175843066885733" text:continue-list="list175842342229443" text:style-name="Numbering_20_1">
        <text:list-item>
          <text:p text:style-name="P108">Kliknutím na <text:span text:style-name="Strong_20_Emphasis">OK</text:span> nastavení uložíme.</text:p>
        </text:list-item>
      </text:list>
      <text:h text:style-name="P84" text:outline-level="3"><text:bookmark-start text:name="__RefHeading__11362_1904573895"/>Ruční aktualizace odkazů<text:bookmark-end text:name="__RefHeading__11362_1904573895"/></text:h>
      <text:p text:style-name="P47">Před aktualizací odkazů v sekci chráněné proti zápisu musíme tuto ochranu vypnout.</text:p>
      <text:p text:style-name="P47">Postup ruční aktualizace:</text:p>
      <text:list xml:id="list175842764865726" text:continue-list="list175843066885733" text:style-name="Numbering_20_1">
        <text:list-item text:start-value="1">
          <text:p text:style-name="P108">Otevřeme dokument obsahující odkaz.</text:p>
        </text:list-item>
        <text:list-item>
          <text:p text:style-name="P108">Jdeme do nabídky <text:span text:style-name="Strong_20_Emphasis">Úpravy &gt; Odkazy na externí soubory</text:span>.</text:p>
        </text:list-item>
        <text:list-item>
          <text:p text:style-name="P106">Seznam v dialogu Upravit odkazy (obrázek <text:sequence-ref text:reference-format="value" text:ref-name="refFigure21">22</text:sequence-ref>) obsahuje názvy všech souborů, které jsou s aktuálním dokumentem propojeny. Vybereme soubor odpovídající odkazu, který chceme aktualizovat.</text:p>
        </text:list-item>
      </text:list>
      <text:p text:style-name="P112"><draw:frame draw:style-name="fr2" draw:name="Frame11" text:anchor-type="as-char" svg:width="15.663cm" draw:z-index="51"><draw:text-box fo:min-height="8.176cm"><text:p text:style-name="Caption"><draw:frame draw:style-name="fr17" draw:name="Image16" text:anchor-type="as-char" svg:width="15.663cm" style:rel-width="100%" svg:height="7.752cm" style:rel-height="scale" draw:z-index="52"><draw:image xlink:href="Pictures/100000000000025000000135AD154557125BC693.png" xlink:type="simple" xlink:show="embed" xlink:actuate="onLoad" loext:mime-type="image/png"/></draw:frame></text:p><text:p text:style-name="Caption">Obrázek <text:sequence text:ref-name="refFigure21" text:name="Figure" text:formula="ooow:Figure+1" style:num-format="1">22</text:sequence>: Dialog Upravit odkazy</text:p></draw:text-box></draw:frame></text:p>
      <text:list xml:id="list175842152417753" text:continue-numbering="true" text:style-name="Numbering_20_1">
        <text:list-item>
          <text:p text:style-name="P108">Klikneme na tlačítko <text:span text:style-name="Strong_20_Emphasis">Aktualizovat</text:span>. V aktuálním dokumentu se zobrazí naposledy uložený obsah propojeného souboru. Dialog zavřeme kliknutím na <text:span text:style-name="Strong_20_Emphasis">Zavřít</text:span>.</text:p>
        </text:list-item>
      </text:list>
      <text:h text:style-name="P84" text:outline-level="3"><text:bookmark-start text:name="__RefHeading___Toc22997_2898198706"/>Odebrání odkazů<text:bookmark-end text:name="__RefHeading___Toc22997_2898198706"/></text:h>
      <text:p text:style-name="P8">Odkaz odebereme za současného zachování jeho obsahu v dokumentu opět v dialogu Upravit odkazy, v němž vybereme propojený soubor a klikneme na tlačítko <text:span text:style-name="Strong_20_Emphasis">Rozpojit odkaz</text:span>. V sekci se <text:span text:style-name="Strong_20_Emphasis">nesmaže</text:span> text odkazu, pouze se ruší propojení. V případě potřeby je nutné text odstranit ručně.</text:p>
      <text:h text:style-name="P68" text:outline-level="1"><text:bookmark-start text:name="__RefHeading___Toc8651_346772710"/>Změna orientace stránek v dokumentu<text:bookmark-end text:name="__RefHeading___Toc8651_346772710"/></text:h>
      <text:p text:style-name="P8">Dokument může obsahovat stránky s různou orientací. Obyčejně jsou do dokumentu se stránkami orientovanými na výšku z nějakého dobrého důvodu vloženy stránky orientované na šířku. Postupujeme takto.</text:p>
      <text:h text:style-name="P72" text:outline-level="2"><text:bookmark-start text:name="__RefHeading__11268_19045738951"/><text:soft-page-break/>Nastavení stylu stránky na šířku<text:bookmark-end text:name="__RefHeading__11268_19045738951"/></text:h>
      <text:list xml:id="list3113843302" text:style-name="Numbering_20_1">
        <text:list-item>
          <text:p text:style-name="P108">Přejeme-li si mít stejné okraje jako na stránkách aktuálního stylu, poznačíme si jejich velikost. (Nastavení okrajů najdeme na kartě <text:span text:style-name="Emphasis">Stránka</text:span> v dialogu Styl stránky.)</text:p>
        </text:list-item>
        <text:list-item>
          <text:p text:style-name="P108">V postranní liště klikneme na ikonu Styly, vybereme Styly stránky, v jejich seznamu klikneme pravým tlačítkem myši na styl <text:span text:style-name="Strong_20_Emphasis">Na šířku</text:span> a v místní nabídce volíme <text:span text:style-name="Strong_20_Emphasis">Upravit</text:span>.</text:p>
        </text:list-item>
        <text:list-item>
          <text:p text:style-name="P108">Na kartě <text:span text:style-name="Emphasis">Organizátor</text:span> dialogu Styl stránky (obrázek <text:sequence-ref text:reference-format="value" text:ref-name="refFigure22">23</text:sequence-ref>) zkontrolujeme, zda je <text:span text:style-name="Strong_20_Emphasis">Další styl</text:span> také Na šířku (tím umožníme, aby i další stránka byla stylu Na šířku).</text:p>
        </text:list-item>
      </text:list>
      <text:p text:style-name="P38"><draw:frame draw:style-name="fr3" draw:name="Frame38" text:anchor-type="as-char" svg:width="15.214cm" draw:z-index="53"><draw:text-box fo:min-height="4.916cm"><text:p text:style-name="Caption"><draw:frame draw:style-name="fr16" draw:name="Image17" text:anchor-type="as-char" svg:width="15.214cm" svg:height="4.389cm" draw:z-index="54"><draw:image xlink:href="Pictures/10000201000002FE000000DD9F8491DEAE7C3AFC.png" xlink:type="simple" xlink:show="embed" xlink:actuate="onLoad" loext:mime-type="image/png"/></draw:frame></text:p><text:p text:style-name="Caption">Obrázek <text:sequence text:ref-name="refFigure22" text:name="Figure" text:formula="ooow:Figure+1" style:num-format="1">23</text:sequence>: Nastavení Další styl Na šířku</text:p></draw:text-box></draw:frame></text:p>
      <text:list xml:id="list175844045260399" text:continue-numbering="true" text:style-name="Numbering_20_1">
        <text:list-item>
          <text:p text:style-name="P108">Na kartě <text:span text:style-name="Emphasis">Stránka</text:span> (obrázek <text:sequence-ref text:reference-format="value" text:ref-name="refFigure23">24</text:sequence-ref>) zkontrolujeme, zda je <text:span text:style-name="Strong_20_Emphasis">Orientace</text:span> rovněž nastavena  <text:span text:style-name="Strong_20_Emphasis">Na šířku</text:span>. Okraje stránky nastavíme tak, aby odpovídaly okrajům stránky orientované na výšku. Horní okraj stránky na výšku bude levý okraj stránky na šířku atd.</text:p>
        </text:list-item>
        <text:list-item>
          <text:p text:style-name="P108">Změny uložíme stisknutím tlačítka <text:span text:style-name="Strong_20_Emphasis">OK</text:span>.</text:p>
        </text:list-item>
      </text:list>
      <text:p text:style-name="P38"><draw:frame draw:style-name="fr3" draw:name="Frame39" text:anchor-type="as-char" svg:width="15.208cm" draw:z-index="55"><draw:text-box fo:min-height="8.347cm"><text:p text:style-name="Caption"><draw:frame draw:style-name="fr15" draw:name="Image15" text:anchor-type="as-char" svg:width="15.208cm" svg:height="8.393cm" draw:z-index="56"><draw:image xlink:href="Pictures/10000201000002FF000001B319B56B4B6B0638CA.png" xlink:type="simple" xlink:show="embed" xlink:actuate="onLoad" loext:mime-type="image/png"/></draw:frame></text:p><text:p text:style-name="Caption">Obrázek <text:sequence text:ref-name="refFigure23" text:name="Figure" text:formula="ooow:Figure+1" style:num-format="1">24</text:sequence>: Nastavení orientace a okrajů pro styl Na šířku</text:p></draw:text-box></draw:frame></text:p>
      <text:h text:style-name="P72" text:outline-level="2"><text:bookmark-start text:name="__RefHeading___Toc35560_10100663651"/>Vložení stránky na šířku do dokumentu na výšku<text:bookmark-end text:name="__RefHeading___Toc35560_10100663651"/></text:h>
      <text:p text:style-name="P47">Nyní máme definován styl stránky Na šířku, následuje popis jeho použití:</text:p>
      <text:list xml:id="list175843688437445" text:continue-list="list175842152417753" text:style-name="Numbering_20_1">
        <text:list-item text:start-value="1">
          <text:p text:style-name="P108">Kurzor umístíme do odstavce nebo tabulky na začátku stránky, jejíž orientaci změníme na šířku. Klikneme pravým tlačítkem myši do odstavce nebo tabulky a volíme <text:span text:style-name="Strong_20_Emphasis">Odstavec &gt; Odstavec</text:span> nebo <text:span text:style-name="Strong_20_Emphasis">Vlastnosti tabulky</text:span>.</text:p>
        </text:list-item>
        <text:list-item>
          <text:p text:style-name="P108"><text:soft-page-break/>Na kartě <text:span text:style-name="Emphasis">Tok textu</text:span> dialogu Odstavec (obrázek <text:sequence-ref text:reference-format="value" text:ref-name="refFigure24">25</text:sequence-ref>) nebo dialogu Vlastnosti tabulky (obrázek <text:sequence-ref text:reference-format="value" text:ref-name="refFigure25">26</text:sequence-ref>) vybereme <text:span text:style-name="Strong_20_Emphasis">Vložit </text:span>(nebo pro tabulku <text:span text:style-name="Strong_20_Emphasis">Rozpojit</text:span>) a ještě vybereme <text:span text:style-name="Strong_20_Emphasis">Se stylem stránky</text:span>. Styl stránky vybereme Na šířku. Kliknutím na <text:span text:style-name="Strong_20_Emphasis">OK</text:span> aplikujeme nový styl stránky.</text:p>
        </text:list-item>
      </text:list>
      <text:p text:style-name="P38"><draw:frame draw:style-name="fr3" draw:name="Frame40" text:anchor-type="as-char" svg:width="14.672cm" draw:z-index="22"><draw:text-box fo:min-height="7.544cm"><text:p text:style-name="Caption"><draw:frame draw:style-name="fr11" draw:name="Image33" text:anchor-type="paragraph" svg:width="14.672cm" svg:height="6.893cm" draw:z-index="57"><draw:image xlink:href="Pictures/100002010000030D0000016FE1031AFE124F1DD3.png" xlink:type="simple" xlink:show="embed" xlink:actuate="onLoad" loext:mime-type="image/png"/></draw:frame>Obrázek <text:sequence text:ref-name="refFigure24" text:name="Figure" text:formula="ooow:Figure+1" style:num-format="1">25</text:sequence>: Nastavení zalomení stránky před odstavcem</text:p></draw:text-box></draw:frame></text:p>
      <text:p text:style-name="P38"><draw:frame draw:style-name="fr3" draw:name="Frame57" text:anchor-type="as-char" svg:width="14.601cm" draw:z-index="58"><draw:text-box fo:min-height="4.579cm"><text:p text:style-name="Caption"><draw:frame draw:style-name="fr11" draw:name="Image32" text:anchor-type="paragraph" svg:width="14.601cm" svg:height="4.052cm" draw:z-index="59"><draw:image xlink:href="Pictures/10000201000002A9000000BD4E3EFA1B2D78C792.png" xlink:type="simple" xlink:show="embed" xlink:actuate="onLoad" loext:mime-type="image/png"/></draw:frame>Obrázek <text:sequence text:ref-name="refFigure25" text:name="Figure" text:formula="ooow:Figure+1" style:num-format="1">26</text:sequence>: Nastavení zalomení stránky před tabulkou</text:p></draw:text-box></draw:frame></text:p>
      <text:list xml:id="list175843629528849" text:continue-numbering="true" text:style-name="Numbering_20_1">
        <text:list-item>
          <text:p text:style-name="P108">Kurzor umístíme do odstavce nebo tabulky na místě, kde se má orientace stránky změnit opět na výšku a změníme vlastnosti odstavce nebo tabulky tak, aby styl položky <text:span text:style-name="Strong_20_Emphasis">Se stylem stránky</text:span> byl styl stránek na výšku před změnou orientace stránek. Klikneme na <text:span text:style-name="Strong_20_Emphasis">OK</text:span> pro návrat ke stylu stránky na výšku.</text:p>
        </text:list-item>
      </text:list>
      <text:h text:style-name="P72" text:outline-level="2"><text:bookmark-start text:name="__RefHeading___Toc7972_346772710"/>Záhlaví na kratší straně stránky orientované na šířku<text:bookmark-end text:name="__RefHeading___Toc7972_346772710"/></text:h>
      <text:p text:style-name="P8">Když definujeme záhlaví a zápatí na stránce na šířku, nacházejí se podél delších stran stránky. Jsou-li ovšem tyto stránky vloženy do publikace se stránkami orientovanými na výšku, je vhodné, aby záhlaví i zápatí byla podél kratších stran, aby stránky na šířku budily dojem, že jsou stránky na výšku s obsahem otočeným o  90 stupňů.</text:p>
      <text:p text:style-name="P8">Takových záhlaví a zápatí stránek na šířku dosáhneme trikem používajícím rámce. Je poněkud náročný na nastavení, když už jednou takové záhlaví a zápatí vytvoříme, můžeme je překopírovat na další stránky orientované na šířku. Nastavení bohužel nemůže být součástí stylu stránek na šířku. V následujícím příkladu chceme do našeho tištěného dokumentu vložit stránku na šířku, aby měla stejné záhlaví, zápatí a okraje jako naše stránky na výšku. Použijeme stránky formátu A4.</text:p>
      <text:p text:style-name="P47">Nastavené záhlaví a zápatí stránek na výšku přeneseme na stránky na šířku:</text:p>
      <text:list xml:id="list300673675" text:style-name="Numbering_20_1">
        <text:list-item text:start-value="1">
          <text:p text:style-name="P108">Poznačíme si nastavení okrajů stránek na výšku, které přeneseme na stránky na šířku, tedy pravá stránka na šířku převezme nastavení okrajů z pravé stránky na výšku (viz tabulka).</text:p>
        </text:list-item>
      </text:list>
      <text:p text:style-name="P52">Nyní musíme udělat levý a pravý okraj stránky na šířku o 1 cm větší než horní a dolní okraj stránky na výšku. Přírůstek 1 cm využijeme pro <text:soft-page-break/>záhlaví a zápatí na výšku (0,5 cm je výška záhlaví nebo zápatí a 0,5 cm je  mezera mezi záhlavím nebo zápatím a textem).</text:p>
      <text:list xml:id="list175843447608093" text:continue-numbering="true" text:style-name="Numbering_20_1">
        <text:list-item>
          <text:p text:style-name="P108">Rámec pro zápatí nastavíme stejně jako pro záhlaví. Následující nastavení okrajů použijeme pro styl stránky Na šířku.</text:p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header-rows>
          <table:table-row table:style-name="Table22.1">
            <table:table-cell table:style-name="Table22.A1" table:number-columns-spanned="2" office:value-type="string">
              <text:p text:style-name="P29">Stránka na výšku (pravá)</text:p>
            </table:table-cell>
            <table:covered-table-cell/>
            <table:table-cell table:style-name="Table22.C1" table:number-columns-spanned="2" office:value-type="string">
              <text:p text:style-name="P29">Stránka na šířku (pravá)</text:p>
            </table:table-cell>
            <table:covered-table-cell/>
          </table:table-row>
        </table:table-header-rows>
        <table:table-row table:style-name="Table22.2">
          <table:table-cell table:style-name="Table22.A2" office:value-type="string">
            <text:p text:style-name="P19">Horní okraj</text:p>
          </table:table-cell>
          <table:table-cell table:style-name="Table22.A2" office:value-type="string">
            <text:p text:style-name="P19">1,5 cm</text:p>
          </table:table-cell>
          <table:table-cell table:style-name="Table22.A2" office:value-type="string">
            <text:p text:style-name="P19">Pravý okraj</text:p>
          </table:table-cell>
          <table:table-cell table:style-name="Table22.D2" office:value-type="string">
            <text:p text:style-name="P19">2,5 cm</text:p>
          </table:table-cell>
        </table:table-row>
        <table:table-row table:style-name="Table22.1">
          <table:table-cell table:style-name="Table22.A2" office:value-type="string">
            <text:p text:style-name="P19">Spodní okraj</text:p>
          </table:table-cell>
          <table:table-cell table:style-name="Table22.A2" office:value-type="string">
            <text:p text:style-name="P19">1,5 cm</text:p>
          </table:table-cell>
          <table:table-cell table:style-name="Table22.A2" office:value-type="string">
            <text:p text:style-name="P19">Levý okraj</text:p>
          </table:table-cell>
          <table:table-cell table:style-name="Table22.D2" office:value-type="string">
            <text:p text:style-name="P19">2,5 cm</text:p>
          </table:table-cell>
        </table:table-row>
        <table:table-row table:style-name="Table22.2">
          <table:table-cell table:style-name="Table22.A2" office:value-type="string">
            <text:p text:style-name="P19">Levý (vnitřní) okraj</text:p>
          </table:table-cell>
          <table:table-cell table:style-name="Table22.A2" office:value-type="string">
            <text:p text:style-name="P19">2,8 cm</text:p>
          </table:table-cell>
          <table:table-cell table:style-name="Table22.A2" office:value-type="string">
            <text:p text:style-name="P19">Horní okraj</text:p>
          </table:table-cell>
          <table:table-cell table:style-name="Table22.D2" office:value-type="string">
            <text:p text:style-name="P19">2,8 cm</text:p>
          </table:table-cell>
        </table:table-row>
        <table:table-row table:style-name="Table22.1">
          <table:table-cell table:style-name="Table22.A5" office:value-type="string">
            <text:p text:style-name="P19">Pravý (vnější) okraj</text:p>
          </table:table-cell>
          <table:table-cell table:style-name="Table22.A5" office:value-type="string">
            <text:p text:style-name="P19">1,8 cm</text:p>
          </table:table-cell>
          <table:table-cell table:style-name="Table22.A5" office:value-type="string">
            <text:p text:style-name="P19">Spodní okraj</text:p>
          </table:table-cell>
          <table:table-cell table:style-name="Table22.D5" office:value-type="string">
            <text:p text:style-name="P19">1,8 cm</text:p>
          </table:table-cell>
        </table:table-row>
      </table:table>
      <text:list xml:id="list175842467549099" text:continue-numbering="true" text:style-name="Numbering_20_1">
        <text:list-item>
          <text:p text:style-name="P108">Zápatí stránky na výšku zkopírujeme a vložíme do prázdného odstavce. Odstavec přesuneme nebo zkopírujeme do stránky na šířku. Text má styl zápatí, proto se písmo, jeho velikost i pozice tabulátorů se zápatím shodují.</text:p>
        </text:list-item>
      </text:list>
      <text:p text:style-name="P38"><draw:frame draw:style-name="fr2" draw:name="Frame36" text:anchor-type="as-char" svg:width="15.27cm" draw:z-index="60"><draw:text-box fo:min-height="2.443cm"><text:p text:style-name="Caption"><draw:frame draw:style-name="fr14" draw:name="graphics69" text:anchor-type="as-char" svg:width="15.27cm" style:rel-width="100%" svg:height="1.981cm" style:rel-height="scale" draw:z-index="61"><draw:image xlink:href="Pictures/100000000000029000000055736F0E92E3E39493.png" xlink:type="simple" xlink:show="embed" xlink:actuate="onLoad" loext:mime-type="image/png"/></draw:frame></text:p><text:p text:style-name="Caption">Obrázek <text:sequence text:ref-name="refFigure26" text:name="Figure" text:formula="ooow:Figure+1" style:num-format="1">27</text:sequence>: Zápatí zkopírujeme, vložíme a vybereme</text:p></draw:text-box></draw:frame></text:p>
      <text:list xml:id="list175844191887768" text:continue-numbering="true" text:style-name="Numbering_20_1">
        <text:list-item>
          <text:p text:style-name="P108">Vybereme text (včetně polí), který jsme právě vložili. Jdeme do nabídky <text:span text:style-name="Strong_20_Emphasis">Formát &gt; Znak</text:span>. V dialogu Znak přejdeme na kartu <text:span text:style-name="Emphasis">Umístění</text:span> a v části <text:span text:style-name="Strong_20_Emphasis">Otočení/škálování</text:span> vybereme 270 stupňů. Klepneme na <text:span text:style-name="Strong_20_Emphasis">OK</text:span>.</text:p>
        </text:list-item>
      </text:list>
      <text:p text:style-name="P38"><draw:frame draw:style-name="fr3" draw:name="Frame9" text:anchor-type="as-char" svg:width="14.039cm" draw:z-index="62"><draw:text-box fo:min-height="8.103cm"><text:p text:style-name="Caption"><draw:frame draw:style-name="fr13" draw:name="Image18" text:anchor-type="paragraph" svg:width="13.989cm" svg:height="7.657cm" draw:z-index="63"><draw:image xlink:href="Pictures/10000201000002910000021A0CDD9AA443F859D6.png" xlink:type="simple" xlink:show="embed" xlink:actuate="onLoad" loext:mime-type="image/png"/></draw:frame>Obrázek <text:sequence text:ref-name="refFigure27" text:name="Figure" text:formula="ooow:Figure+1" style:num-format="1">28</text:sequence>: Otočení textu zápatí o 270 stupňů</text:p></draw:text-box></draw:frame></text:p>
      <text:list xml:id="list175843586088395" text:continue-numbering="true" text:style-name="Numbering_20_1">
        <text:list-item>
          <text:p text:style-name="P108">S otočeným stále vybraným textem jdeme do nabídky <text:span text:style-name="Strong_20_Emphasis">Vložit &gt; Rámec &gt; Rámec</text:span>. V dialogu Rámec (obrázek <text:sequence-ref text:reference-format="value" text:ref-name="refFigure28">29</text:sequence-ref>) jdeme na kartu <text:span text:style-name="Emphasis">Typ</text:span> a zadáme šířku, výšku a vodorovné a svislé umístění pro zápatí. Pokud je vybráno, zrušíme výběr automatického nastavení výšky a šířky rámce.</text:p>
        </text:list-item>
      </text:list>
      <text:list xml:id="list175842201434704" text:continue-list="list1741646376" text:style-name="List_20_2">
        <text:list-item>
          <text:p text:style-name="P104">Šířka rámce je výška zápatí převzatá z dialogu stylu stránky na výšku.</text:p>
        </text:list-item>
        <text:list-item>
          <text:p text:style-name="P104">Výšku rámce jednoduše vypočteme. Stránka A4 má šířku 21cm, odečteme horní okraj 2,8 cm, dolní okraj 1,8 cm a dostáváme výšku rámce 16,4 cm.</text:p>
        </text:list-item>
        <text:list-item>
          <text:p text:style-name="P104">Umístění vodorovně zleva je velikost spodního okraje stránky na výšku.</text:p>
        </text:list-item>
        <text:list-item>
          <text:p text:style-name="P104"><text:soft-page-break/>Umístění svisle shora je velikost horního okraje stránky na šířku.</text:p>
        </text:list-item>
      </text:list>
      <text:p text:style-name="P38"><draw:frame draw:style-name="fr3" draw:name="Frame15" text:anchor-type="as-char" svg:width="14.9cm" draw:z-index="23"><draw:text-box fo:min-height="9.758cm"><text:p text:style-name="Caption"><draw:frame draw:style-name="fr10" draw:name="Image19" text:anchor-type="paragraph" svg:width="14.9cm" svg:height="9.22cm" draw:z-index="26"><draw:image xlink:href="Pictures/1000020100000313000001EDA94CC2FDBB0D3346.png" xlink:type="simple" xlink:show="embed" xlink:actuate="onLoad" loext:mime-type="image/png"/></draw:frame>Obrázek <text:sequence text:ref-name="refFigure28" text:name="Figure" text:formula="ooow:Figure+1" style:num-format="1">29</text:sequence>: Určení velikosti a polohy rámce zápatí</text:p></draw:text-box></draw:frame></text:p>
      <text:list xml:id="list175842378992865" text:continue-list="list175842201434704" text:style-name="Numbering_20_1">
        <text:list-item text:start-value="6">
          <text:p text:style-name="P113">Je-li čára nad textem zápatí, jako v této knize,  vyberte na kartě <text:span text:style-name="Emphasis">Ohraničení</text:span> pravý okraj, zvolte délku čáry a vzdálenost od obsahu rámce.</text:p>
        </text:list-item>
        <text:list-item>
          <text:p text:style-name="P108">Nastavení uložíme kliknutím na <text:span text:style-name="Strong_20_Emphasis">OK</text:span>. Zápatí se nyní objeví v požadované poloze a orientaci. Pole v něm se budou aktualizovat.</text:p>
        </text:list-item>
        <text:list-item>
          <text:p text:style-name="P108">Protože ze svisle orientovaného textu byly tabulátory odstraněny, umístěte kurzor do textu rámce a v místech, kde tabulátory byly vložte tolik mezer, aby se zápatí co nejvíce podobalo zápatí na stránkách orientovaných na výšku.</text:p>
        </text:list-item>
      </text:list>
      <text:p text:style-name="P8">Opakováním těchto kroků (s příslušným nastavením) vytvoříme i záhlaví.</text:p>
      <text:list xml:id="list175844097441835" text:continue-list="list130643405" text:style-name="Heading_20_Caution">
        <text:list-item>
          <text:p text:style-name="P87">Upozornění</text:p>
        </text:list-item>
      </text:list>
      <text:p text:style-name="P26">Nezapomeňme se vrátit do odstavce, jehož text jsme otočili a vrátit úhel otočení zpět na 0 stupňů, jinak by byl další vložený text otočený.</text:p>
      <text:p text:style-name="Figure"><text:bookmark-start text:name="__RefHeading__5648_1566568644"/><text:soft-page-break/><draw:frame draw:style-name="fr2" draw:name="Frame12" text:anchor-type="as-char" svg:width="12.695cm" draw:z-index="4"><draw:text-box fo:min-height="10.636cm"><text:p text:style-name="Caption"><draw:frame draw:style-name="fr12" draw:name="graphics25" text:anchor-type="as-char" svg:width="12.695cm" svg:height="10.19cm" draw:z-index="5"><draw:image xlink:href="Pictures/10000000000001F30000019BFA07D0E0B7AF5EFE.png" xlink:type="simple" xlink:show="embed" xlink:actuate="onLoad" loext:mime-type="image/png"/></draw:frame></text:p><text:p text:style-name="Caption">Obrázek <text:sequence text:ref-name="refFigure29" text:name="Figure" text:formula="ooow:Figure+1" style:num-format="1">30</text:sequence>: Zápatí obou orientací stránek</text:p></draw:text-box></draw:frame><text:bookmark-end text:name="__RefHeading__5648_1566568644"/></text:p>
      <text:h text:style-name="P69" text:outline-level="1"><text:bookmark-start text:name="__RefHeading___Toc155025_2418320379"/>Nastavení ohraničení a pozadí<text:bookmark-end text:name="__RefHeading___Toc155025_2418320379"/></text:h>
      <text:p text:style-name="P9">Ohraničení a pozadí můžeme přidat mnoha prvkům dokumentů. Odstavce, stránky, rámce, sekce, styly stránek, styly odstavců, styly znaků a styly rámců, ty všechny mohou obsahovat ohraničení a také pozadí. Karty ohraničení a pozadí jsou v jednotlivých dialozích velmi podobné. Pro ilustraci nastavíme ohraničení a pozadí rámce.</text:p>
      <text:list xml:id="list175842488957583" text:continue-list="list175843228514873" text:style-name="Heading_20_Tip">
        <text:list-item>
          <text:p text:style-name="P94">Tip</text:p>
        </text:list-item>
      </text:list>
      <text:p text:style-name="P62">Pozadí stránky vyplňuje celou stránku (list papíru), avšak ohraničení obklopuje oblast uvnitř okrajů, včetně záhlaví a zápatí (pokud existují).</text:p>
      <text:p text:style-name="P27">I tabulky mohou mít ohraničení a pozadí, volby pro pozadí jsou omezeny jen na barvu a obrázek. Podrobnosti najdete v kapitole 13, Tabulky.</text:p>
      <text:h text:style-name="P75" text:outline-level="2"><text:bookmark-start text:name="__RefHeading__5723_1544617463"/>Ohraničení<text:bookmark-end text:name="__RefHeading__5723_1544617463"/></text:h>
      <text:p text:style-name="P48">Začneme výběrem rámce, kliknutím do něj pravým tlačítkem myši a výběrem <text:span text:style-name="Strong_20_Emphasis">Vlastnosti</text:span> z kontextové nabídky. Přejdeme na kartu <text:span text:style-name="Emphasis">Ohraničení</text:span> (obrázek <text:sequence-ref text:reference-format="value" text:ref-name="refFigure30">31</text:sequence-ref>).</text:p>
      <text:p text:style-name="P48">Na kartě jsou tři části definující složky ohraničení: kde má být, jaké má být a kolik místa je kolem něj.</text:p>
      <text:list xml:id="list8237837691031658319" text:style-name="List_20_1">
        <text:list-item>
          <text:p text:style-name="P100">V části <text:span text:style-name="Strong_20_Emphasis">Uspořádání čar</text:span> určujeme, na které straně rámce ohraničení bude. Writer nabízí pět předloh ohraničení, pod nimi můžeme v boxu Definované uživatelem vytvořit kliknutím na jednotlivé čáry ohraničení podle našeho gusta. Každou čáru můžeme formátovat zvlášť.</text:p>
        </text:list-item>
        <text:list-item>
          <text:p text:style-name="P99">Část <text:span text:style-name="Strong_20_Emphasis">Čára</text:span> nastavuje vzhled čáry pomocí stylu čáry, její šířky a barvy. Každý parametr nabízí výběr mnoha variant. Vybrané hodnoty parametrů se aplikují na ty čáry, které jsou v boxu <text:span text:style-name="Emphasis">Definované uživatelem</text:span> právě vybrány a označeny dvojicemi šipek.</text:p>
        </text:list-item>
        <text:list-item>
          <text:p text:style-name="P100"><text:soft-page-break/><text:span text:style-name="Strong_20_Emphasis">Okraj</text:span> určuje mezeru mezi ohraničením a obsahem rámce. Okraj lze nastavit pro všechny čtyři strany. Vybereme-li <text:span text:style-name="Strong_20_Emphasis">Synchronizovat</text:span>, budou všechny stejně velké.</text:p>
        </text:list-item>
        <text:list-item>
          <text:p text:style-name="P100"><text:span text:style-name="Strong_20_Emphasis">Styl stínování</text:span> se použije na celý rámec. Stín má tři složky: kde je (Umístění), kam dosahuje (Vzdálenost) a barvu.</text:p>
        </text:list-item>
      </text:list>
      <text:p text:style-name="P39"><draw:frame draw:style-name="fr2" draw:name="Frame45" text:anchor-type="as-char" svg:width="14.393cm" draw:z-index="41"><draw:text-box fo:min-height="8.042cm"><text:p text:style-name="Caption"><draw:frame draw:style-name="fr11" draw:name="Image24" text:anchor-type="paragraph" svg:width="14.393cm" svg:height="7.583cm" draw:z-index="64"><draw:image xlink:href="Pictures/100002010000030E0000019C34DB821790B865C1.png" xlink:type="simple" xlink:show="embed" xlink:actuate="onLoad" loext:mime-type="image/png"/></draw:frame>Obrázek <text:sequence text:ref-name="refFigure30" text:name="Figure" text:formula="ooow:Figure+1" style:num-format="1">31</text:sequence>: Karta Ohraničení v dialogovém okně Rámec</text:p></draw:text-box></draw:frame></text:p>
      <text:h text:style-name="P75" text:outline-level="2"><text:bookmark-start text:name="__RefHeading__24845_6698146"/>Barevné pozadí<text:bookmark-end text:name="__RefHeading__24845_6698146"/></text:h>
      <text:p text:style-name="P9">Začneme výběrem rámce, kliknutím do něj pravým tlačítkem myši a výběrem <text:span text:style-name="Strong_20_Emphasis">Vlastnosti</text:span> z kontextové nabídky. V dialogu Rámec přejdeme na kartu <text:span text:style-name="Emphasis">Oblast</text:span> (obrázek <text:sequence-ref text:reference-format="value" text:ref-name="refFigure31">32</text:sequence-ref>) a klepneme na tlačítko <text:span text:style-name="Strong_20_Emphasis">Barva</text:span>. Barvu vybereme z palety nebo zvolíme novou vlastní, klikneme na <text:span text:style-name="Strong_20_Emphasis">OK</text:span> a pozadí se zabarví.</text:p>
      <text:p text:style-name="P42"><text:bookmark-start text:name="__RefHeading__51992_674153444"/><draw:frame draw:style-name="fr2" draw:name="Frame1" text:anchor-type="as-char" svg:width="14cm" draw:z-index="42"><draw:text-box fo:min-height="10.412cm"><text:p text:style-name="Caption"><draw:frame draw:style-name="fr10" draw:name="Image22" text:anchor-type="paragraph" svg:width="14cm" svg:height="9.89cm" draw:z-index="65"><draw:image xlink:href="Pictures/10000201000002FE0000025283C677AF587D506A.png" xlink:type="simple" xlink:show="embed" xlink:actuate="onLoad" loext:mime-type="image/png"/></draw:frame>Obrázek <text:sequence text:ref-name="refFigure31" text:name="Figure" text:formula="ooow:Figure+1" style:num-format="1">32</text:sequence>: Dialogové okno Rámec: výběr barvy na kartě Oblast</text:p></draw:text-box></draw:frame><text:bookmark-end text:name="__RefHeading__51992_674153444"/></text:p>
      <text:list xml:id="list175844175275206" text:continue-list="list175842488957583" text:style-name="Heading_20_Tip">
        <text:list-item>
          <text:p text:style-name="P96"><text:soft-page-break/>Tip</text:p>
        </text:list-item>
      </text:list>
      <text:p text:style-name="Text_20_Note">Vybranému textu nebo výběru jiných znaků můžeme nastavit  „pozadí“, klikneme-li na výběr pravým myšítkem, v kontextové nabídce volíme <text:span text:style-name="Strong_20_Emphasis">Znak &gt; Znak</text:span> a v dialogu Znak jdeme na kartu <text:span text:style-name="Emphasis">Zvýraznění</text:span>. Obsahuje tlačítka <text:span text:style-name="Strong_20_Emphasis">Barva</text:span> a <text:span text:style-name="Strong_20_Emphasis">Žádná</text:span>.</text:p>
      <text:h text:style-name="P75" text:outline-level="2"><text:bookmark-start text:name="__RefHeading__31380_1375956497"/>Obrázek (bitmapa) v pozadí<text:bookmark-end text:name="__RefHeading__31380_1375956497"/></text:h>
      <text:p text:style-name="P48">„Bitmapa, rastr“ jsou termíny, kterými se označují fotografie a obrázky tvořené barevnými pixely; obrázek může být v několika formátech. Chceme-li do pozadí přidat bitmapu, jdeme na kartu <text:span text:style-name="Emphasis">Oblast</text:span> a klikneme na tlačítko <text:span text:style-name="Strong_20_Emphasis">Rastr</text:span>. Na kartě jsou zobrazeny připravené rastry, viz obrázek <text:sequence-ref text:reference-format="value" text:ref-name="refFigure32">33</text:sequence-ref>.</text:p>
      <text:p text:style-name="P39"><draw:frame draw:style-name="fr2" draw:name="Frame23" text:anchor-type="as-char" svg:width="14.182cm" draw:z-index="43"><draw:text-box fo:min-height="9.123cm"><text:p text:style-name="Caption"><draw:frame draw:style-name="fr9" draw:name="Image25" text:anchor-type="as-char" svg:width="14cm" svg:height="8.585cm" draw:z-index="44"><draw:image xlink:href="Pictures/10000201000002FF0000024C394EE46F368AFFFC.png" xlink:type="simple" xlink:show="embed" xlink:actuate="onLoad" loext:mime-type="image/png"/></draw:frame></text:p><text:p text:style-name="P55">Obrázek <text:sequence text:ref-name="refFigure32" text:name="Figure" text:formula="ooow:Figure+1" style:num-format="1">33</text:sequence>: Dialogové okno Rámec: volby rastru na kartě Oblast</text:p></draw:text-box></draw:frame></text:p>
      <text:p text:style-name="Text_20_body">Ze seznamu si můžeme bitmapu vybrat nebo přidat vlastní.</text:p>
      <text:p text:style-name="P10">Náhledy na připravené rastry jsou v levé části karty.</text:p>
      <text:list xml:id="list175842328040799" text:continue-list="list1968452755" text:style-name="Numbering_20_1">
        <text:list-item text:start-value="1">
          <text:p text:style-name="Numbering_20_1">V části <text:span text:style-name="Emphasis">Možnosti</text:span> zvolíme umístění bitmapy:</text:p>
        </text:list-item>
      </text:list>
      <text:list xml:id="list175843357439713" text:continue-list="list175842378992865" text:style-name="List_20_2">
        <text:list-item>
          <text:p text:style-name="List_20_2">Styl – vlastní umístění/velikost, dlaždice nebo roztažené.</text:p>
        </text:list-item>
        <text:list-item>
          <text:p text:style-name="List_20_2">Velikost - zadáme šířku a výšku. Vybereme Škálovat, aby se obrázek roztáhl nebo zmenšil na vybranou velikost.</text:p>
        </text:list-item>
        <text:list-item>
          <text:p text:style-name="List_20_2">Umístění – vybereme, kde se má obrázek zobrazit.</text:p>
        </text:list-item>
      </text:list>
      <text:list xml:id="list175842932420915" text:continue-list="list175842328040799" text:style-name="Numbering_20_1">
        <text:list-item>
          <text:p text:style-name="Numbering_20_1">Klikneme na <text:span text:style-name="Strong_20_Emphasis">OK</text:span>, bitmapa bude v pozadí.</text:p>
        </text:list-item>
      </text:list>
      <text:p text:style-name="P14">Přidání obrázku:</text:p>
      <text:list xml:id="list1455853009" text:style-name="Numbering_20_1">
        <text:list-item text:start-value="1">
          <text:p text:style-name="P110">Klikneme na tlačítko <text:span text:style-name="Strong_20_Emphasis">Přidat / Importovat</text:span>. Otevře se dialog Import.</text:p>
        </text:list-item>
        <text:list-item>
          <text:p text:style-name="P110">Najdeme náš soubor a klikneme na <text:span text:style-name="Strong_20_Emphasis">Otevřít</text:span>. Dialog Import se zavře a vybraný obrázek se na kartě <text:span text:style-name="Emphasis">Oblast</text:span> objeví v seznamu miniatur vlevo a zobrazí se i  v náhledu vpravo.</text:p>
        </text:list-item>
      </text:list>
      <text:h text:style-name="P76" text:outline-level="2"><text:bookmark-start text:name="__RefHeading___Toc197266_2418320379"/><text:soft-page-break/>Přechod, vzorek nebo šrafování v pozadí<text:bookmark-end text:name="__RefHeading___Toc197266_2418320379"/></text:h>
      <text:p text:style-name="P34">Chceme-li do pozadí přidat přechod, vzorek nebo šrafování, učiníme tak na kartě <text:span text:style-name="Emphasis">Oblast</text:span>, kde klikneme na tlačítko požadovaného typu pozadí. Na kartě se nyní zobrazují možnosti pro tento typ pozadí s příkladem v podokně náhledu vpravo. Vybereme si některý z návrhů v seznamu nebo vytvoříme vlastní. Kliknutím na <text:span text:style-name="Strong_20_Emphasis">OK</text:span> jej vložíme do pozadí. Viz <text:span text:style-name="Emphasis">Průvodce programem Draw</text:span>, kde najdeme další informace o tvorbě přechodů, vzorků a šrafování.</text:p>
      <text:h text:style-name="P75" text:outline-level="2"><text:bookmark-start text:name="__RefHeading__24849_6698146"/>Vyčištění pozadí<text:bookmark-end text:name="__RefHeading__24849_6698146"/></text:h>
      <text:p text:style-name="P48">K tomuto účelu slouží tlačítko <text:span text:style-name="Strong_20_Emphasis">Žádná</text:span> na kartě <text:span text:style-name="Emphasis">Oblast</text:span> dialogového okna Rámec.</text:p>
      <text:h text:style-name="P77" text:outline-level="2"><text:bookmark-start text:name="__RefHeading___Toc56624_1807283409"/>Úprava průhlednosti pozadí<text:bookmark-end text:name="__RefHeading___Toc56624_1807283409"/></text:h>
      <text:p text:style-name="P61">Průhlednost je užitečná při vytváření vodoznaků (loga nebo textu v pozadí stránky, <text:s/> obvykle názvu společnosti nebo informace o typu dokumentu, jako <text:span text:style-name="Emphasis">Návrh</text:span>) a zesvětlení barev nebo obrázků v pozadí (pro větší kontrast textu vůči pozadí). Dostupné možnosti jsou podrobně popsány v <text:span text:style-name="Emphasis">Průvodci programem Draw</text:span>.</text:p>
      <text:p text:style-name="P39"><draw:frame draw:style-name="fr1" draw:name="Frame18" text:anchor-type="as-char" svg:width="15cm" draw:z-index="45"><draw:text-box fo:min-height="8.888cm"><text:p text:style-name="Caption"><draw:frame draw:style-name="fr8" draw:name="Image28" text:anchor-type="as-char" svg:width="15cm" svg:height="8.43cm" draw:z-index="46"><draw:image xlink:href="Pictures/10000201000002FB000001B3655BF1F0C71C8640.png" xlink:type="simple" xlink:show="embed" xlink:actuate="onLoad" loext:mime-type="image/png"/></draw:frame></text:p><text:p text:style-name="Caption">Obrázek <text:sequence text:ref-name="refFigure33" text:name="Figure" text:formula="ooow:Figure+1" style:num-format="1">34</text:sequence>: Karta Průhlednost</text:p></draw:text-box></draw:frame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orphans="2" fo:widows="2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Sidehead" style:family="paragraph" style:parent-style-name="Standard">
      <style:paragraph-properties fo:margin-left="0cm" fo:margin-right="0.4cm" fo:margin-top="0cm" fo:margin-bottom="0cm" loext:contextual-spacing="false" fo:text-indent="0cm" style:auto-text-indent="false" fo:padding="0.049cm" fo:border-left="none" fo:border-right="none" fo:border-top="none" fo:border-bottom="2.49pt solid #000000"/>
      <style:text-properties fo:font-size="11pt" fo:font-style="italic" fo:font-weight="bold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839cc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9f97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style style:name="M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Nastavení ohraničení a pozadí</text:chapter> <text:span text:style-name="MT1">| </text:span><text:page-number text:select-page="current">29</text:page-number></text:p>
      </style:footer>
      <style:footer-left>
        <text:p text:style-name="MP1"><text:page-number text:select-page="current">26</text:page-number><text:s/><text:span text:style-name="MT2">| </text:span><text:span text:style-name="MT2"><text:title>Kapitola 6 Pokročilé formátování stránek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title>Kapitola 6 Pokročilé formátování stránek</text:title><text:s/><text:span text:style-name="MT3">| </text:span><text:page-number text:select-page="current">3</text:page-number></text:p>
      </style:footer>
      <style:footer-left>
        <text:p text:style-name="MP4"><text:span text:style-name="MT3"><text:page-number text:select-page="current">4</text:page-number></text:span><text:span text:style-name="MT3">| </text:span><text:title>Kapitola 6 Pokročilé formátování stránek</text:title></text:p>
      </style:footer-left>
      <loext:footer-first>
        <text:p text:style-name="MP3"><text:span text:style-name="MT4">Dokumentace LibreOffice je dostupná na stránce </text:span><text:span text:style-name="MT5"/><text:a xlink:type="simple" xlink:href="http://documentation.libreoffice.org/en/" text:style-name="Internet_20_link" text:visited-style-name="Visited_20_Internet_20_Link"><text:span text:style-name="Internet_20_link"><text:span text:style-name="MT6">https://documentation.libreoffice.org/en/</text:span></text:span></text:a></text:p>
      </loext:footer-first>
    </style:master-page>
    <style:master-page style:name="Landscap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30T06:23:11.284300000</meta:creation-date>
    <meta:editing-duration>P1DT1M54S</meta:editing-duration>
    <meta:editing-cycles>56</meta:editing-cycles>
    <meta:generator>LibreOffice/6.4.1.2$Linux_X86_64 LibreOffice_project/4d224e95b98b138af42a64d84056446d09082932</meta:generator>
    <dc:title>Kapitola 6 Pokročilé formátování stránek</dc:title>
    <meta:initial-creator>Jean Weber</meta:initial-creator>
    <dc:date>2020-08-05T17:58:41.756867746</dc:date>
    <dc:creator>MS </dc:creator>
    <meta:document-statistic meta:table-count="7" meta:image-count="36" meta:object-count="0" meta:page-count="30" meta:paragraph-count="522" meta:word-count="7439" meta:character-count="42089" meta:non-whitespace-character-count="35150"/>
  </office:meta>
</office:document-meta>
</file>